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a37" style:family="table">
      <style:table-properties style:width="17cm" table:align="margins"/>
    </style:style>
    <style:style style:name="Tabela37.A" style:family="table-column">
      <style:table-column-properties style:column-width="8.5cm" style:rel-column-width="32767*"/>
    </style:style>
    <style:style style:name="Tabela37.B" style:family="table-column">
      <style:table-column-properties style:column-width="8.5cm" style:rel-column-width="32768*"/>
    </style:style>
    <style:style style:name="Tabela37.A1" style:family="table-cell">
      <style:table-cell-properties fo:padding="0.097cm" fo:border-left="0.05pt solid #000000" fo:border-right="none" fo:border-top="0.05pt solid #000000" fo:border-bottom="0.05pt solid #000000"/>
    </style:style>
    <style:style style:name="Tabela37.B1" style:family="table-cell">
      <style:table-cell-properties fo:padding="0.097cm" fo:border="0.05pt solid #000000"/>
    </style:style>
    <style:style style:name="Tabela37.A2" style:family="table-cell">
      <style:table-cell-properties fo:padding="0.097cm" fo:border-left="0.05pt solid #000000" fo:border-right="none" fo:border-top="none" fo:border-bottom="0.05pt solid #000000"/>
    </style:style>
    <style:style style:name="Tabela37.B2" style:family="table-cell">
      <style:table-cell-properties fo:padding="0.097cm" fo:border-left="0.05pt solid #000000" fo:border-right="0.05pt solid #000000" fo:border-top="none" fo:border-bottom="0.05pt solid #000000"/>
    </style:style>
    <style:style style:name="Tabela50" style:family="table">
      <style:table-properties style:width="17.013cm" fo:margin-left="0cm" table:align="left"/>
    </style:style>
    <style:style style:name="Tabela50.A" style:family="table-column">
      <style:table-column-properties style:column-width="5.106cm"/>
    </style:style>
    <style:style style:name="Tabela50.B" style:family="table-column">
      <style:table-column-properties style:column-width="11.906cm"/>
    </style:style>
    <style:style style:name="Tabela50.A1" style:family="table-cell">
      <style:table-cell-properties fo:padding="0.097cm" fo:border-left="0.05pt solid #000000" fo:border-right="none" fo:border-top="0.05pt solid #000000" fo:border-bottom="0.05pt solid #000000"/>
    </style:style>
    <style:style style:name="Tabela50.B1" style:family="table-cell">
      <style:table-cell-properties fo:padding="0.097cm" fo:border="0.05pt solid #000000"/>
    </style:style>
    <style:style style:name="Tabela50.A2" style:family="table-cell">
      <style:table-cell-properties fo:padding="0.097cm" fo:border-left="0.05pt solid #000000" fo:border-right="none" fo:border-top="none" fo:border-bottom="0.05pt solid #000000"/>
    </style:style>
    <style:style style:name="Tabela50.B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5.106cm"/>
    </style:style>
    <style:style style:name="Tabela5.B" style:family="table-column">
      <style:table-column-properties style:column-width="11.906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7" style:family="table">
      <style:table-properties style:width="17.013cm" fo:margin-left="0cm" table:align="left"/>
    </style:style>
    <style:style style:name="Tabela7.A" style:family="table-column">
      <style:table-column-properties style:column-width="5.106cm"/>
    </style:style>
    <style:style style:name="Tabela7.B" style:family="table-column">
      <style:table-column-properties style:column-width="11.906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7.013cm" fo:margin-left="0cm" table:align="left"/>
    </style:style>
    <style:style style:name="Tabela8.A" style:family="table-column">
      <style:table-column-properties style:column-width="5.106cm"/>
    </style:style>
    <style:style style:name="Tabela8.B" style:family="table-column">
      <style:table-column-properties style:column-width="11.906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9" style:family="table">
      <style:table-properties style:width="17.013cm" fo:margin-left="0cm" table:align="left"/>
    </style:style>
    <style:style style:name="Tabela9.A" style:family="table-column">
      <style:table-column-properties style:column-width="5.106cm"/>
    </style:style>
    <style:style style:name="Tabela9.B" style:family="table-column">
      <style:table-column-properties style:column-width="11.906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7.013cm" fo:margin-left="0cm" table:align="left"/>
    </style:style>
    <style:style style:name="Tabela10.A" style:family="table-column">
      <style:table-column-properties style:column-width="5.106cm"/>
    </style:style>
    <style:style style:name="Tabela10.B" style:family="table-column">
      <style:table-column-properties style:column-width="11.906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1" style:family="table">
      <style:table-properties style:width="17.013cm" fo:margin-left="0cm" table:align="left"/>
    </style:style>
    <style:style style:name="Tabela11.A" style:family="table-column">
      <style:table-column-properties style:column-width="5.106cm"/>
    </style:style>
    <style:style style:name="Tabela11.B" style:family="table-column">
      <style:table-column-properties style:column-width="11.906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12" style:family="table">
      <style:table-properties style:width="17.013cm" fo:margin-left="0cm" table:align="left"/>
    </style:style>
    <style:style style:name="Tabela12.A" style:family="table-column">
      <style:table-column-properties style:column-width="5.106cm"/>
    </style:style>
    <style:style style:name="Tabela12.B" style:family="table-column">
      <style:table-column-properties style:column-width="11.906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13" style:family="table">
      <style:table-properties style:width="17.013cm" fo:margin-left="0cm" table:align="left"/>
    </style:style>
    <style:style style:name="Tabela13.A" style:family="table-column">
      <style:table-column-properties style:column-width="5.106cm"/>
    </style:style>
    <style:style style:name="Tabela13.B" style:family="table-column">
      <style:table-column-properties style:column-width="11.906cm"/>
    </style:style>
    <style:style style:name="Tabela13.A1" style:family="table-cell">
      <style:table-cell-properties fo:padding="0.097cm" fo:border-left="0.05pt solid #000000" fo:border-right="none" fo:border-top="0.05pt solid #000000" fo:border-bottom="0.05pt solid #000000"/>
    </style:style>
    <style:style style:name="Tabela13.B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0.05pt solid #000000" fo:border-right="0.05pt solid #000000" fo:border-top="none" fo:border-bottom="0.05pt solid #000000"/>
    </style:style>
    <style:style style:name="Tabela14" style:family="table">
      <style:table-properties style:width="17.013cm" fo:margin-left="0cm" table:align="left"/>
    </style:style>
    <style:style style:name="Tabela14.A" style:family="table-column">
      <style:table-column-properties style:column-width="5.106cm"/>
    </style:style>
    <style:style style:name="Tabela14.B" style:family="table-column">
      <style:table-column-properties style:column-width="11.906cm"/>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Tabela15" style:family="table">
      <style:table-properties style:width="17.013cm" fo:margin-left="0cm" table:align="left"/>
    </style:style>
    <style:style style:name="Tabela15.A" style:family="table-column">
      <style:table-column-properties style:column-width="5.106cm"/>
    </style:style>
    <style:style style:name="Tabela15.B" style:family="table-column">
      <style:table-column-properties style:column-width="11.906cm"/>
    </style:style>
    <style:style style:name="Tabela15.A1" style:family="table-cell">
      <style:table-cell-properties fo:padding="0.097cm" fo:border-left="0.05pt solid #000000" fo:border-right="none" fo:border-top="0.05pt solid #000000" fo:border-bottom="0.05pt solid #000000"/>
    </style:style>
    <style:style style:name="Tabela15.B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B2" style:family="table-cell">
      <style:table-cell-properties fo:padding="0.097cm" fo:border-left="0.05pt solid #000000" fo:border-right="0.05pt solid #000000" fo:border-top="none" fo:border-bottom="0.05pt solid #000000"/>
    </style:style>
    <style:style style:name="Tabela16" style:family="table">
      <style:table-properties style:width="17.013cm" fo:margin-left="0cm" table:align="left"/>
    </style:style>
    <style:style style:name="Tabela16.A" style:family="table-column">
      <style:table-column-properties style:column-width="5.106cm"/>
    </style:style>
    <style:style style:name="Tabela16.B" style:family="table-column">
      <style:table-column-properties style:column-width="11.906cm"/>
    </style:style>
    <style:style style:name="Tabela16.A1" style:family="table-cell">
      <style:table-cell-properties fo:padding="0.097cm" fo:border-left="0.05pt solid #000000" fo:border-right="none" fo:border-top="0.05pt solid #000000" fo:border-bottom="0.05pt solid #000000"/>
    </style:style>
    <style:style style:name="Tabela16.B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B2" style:family="table-cell">
      <style:table-cell-properties fo:padding="0.097cm" fo:border-left="0.05pt solid #000000" fo:border-right="0.05pt solid #000000" fo:border-top="none" fo:border-bottom="0.05pt solid #000000"/>
    </style:style>
    <style:style style:name="Tabela17" style:family="table">
      <style:table-properties style:width="17.013cm" fo:margin-left="0cm" table:align="left"/>
    </style:style>
    <style:style style:name="Tabela17.A" style:family="table-column">
      <style:table-column-properties style:column-width="5.106cm"/>
    </style:style>
    <style:style style:name="Tabela17.B" style:family="table-column">
      <style:table-column-properties style:column-width="11.906cm"/>
    </style:style>
    <style:style style:name="Tabela17.A1" style:family="table-cell">
      <style:table-cell-properties fo:padding="0.097cm" fo:border-left="0.05pt solid #000000" fo:border-right="none" fo:border-top="0.05pt solid #000000" fo:border-bottom="0.05pt solid #000000"/>
    </style:style>
    <style:style style:name="Tabela17.B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B2" style:family="table-cell">
      <style:table-cell-properties fo:padding="0.097cm" fo:border-left="0.05pt solid #000000" fo:border-right="0.05pt solid #000000" fo:border-top="none" fo:border-bottom="0.05pt solid #000000"/>
    </style:style>
    <style:style style:name="Tabela18" style:family="table">
      <style:table-properties style:width="17.013cm" fo:margin-left="0cm" table:align="left"/>
    </style:style>
    <style:style style:name="Tabela18.A" style:family="table-column">
      <style:table-column-properties style:column-width="5.106cm"/>
    </style:style>
    <style:style style:name="Tabela18.B" style:family="table-column">
      <style:table-column-properties style:column-width="11.906cm"/>
    </style:style>
    <style:style style:name="Tabela18.A1" style:family="table-cell">
      <style:table-cell-properties fo:padding="0.097cm" fo:border-left="0.05pt solid #000000" fo:border-right="none" fo:border-top="0.05pt solid #000000" fo:border-bottom="0.05pt solid #000000"/>
    </style:style>
    <style:style style:name="Tabela18.B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B2" style:family="table-cell">
      <style:table-cell-properties fo:padding="0.097cm" fo:border-left="0.05pt solid #000000" fo:border-right="0.05pt solid #000000" fo:border-top="none" fo:border-bottom="0.05pt solid #000000"/>
    </style:style>
    <style:style style:name="Tabela6" style:family="table">
      <style:table-properties style:width="17.013cm" fo:margin-left="0cm" table:align="left"/>
    </style:style>
    <style:style style:name="Tabela6.A" style:family="table-column">
      <style:table-column-properties style:column-width="5.106cm"/>
    </style:style>
    <style:style style:name="Tabela6.B" style:family="table-column">
      <style:table-column-properties style:column-width="11.906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20" style:family="table">
      <style:table-properties style:width="17.013cm" fo:margin-left="0cm" table:align="left"/>
    </style:style>
    <style:style style:name="Tabela20.A" style:family="table-column">
      <style:table-column-properties style:column-width="5.106cm"/>
    </style:style>
    <style:style style:name="Tabela20.B" style:family="table-column">
      <style:table-column-properties style:column-width="11.906cm"/>
    </style:style>
    <style:style style:name="Tabela20.A1" style:family="table-cell">
      <style:table-cell-properties fo:padding="0.097cm" fo:border-left="0.05pt solid #000000" fo:border-right="none" fo:border-top="0.05pt solid #000000" fo:border-bottom="0.05pt solid #000000"/>
    </style:style>
    <style:style style:name="Tabela20.B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B2" style:family="table-cell">
      <style:table-cell-properties fo:padding="0.097cm" fo:border-left="0.05pt solid #000000" fo:border-right="0.05pt solid #000000" fo:border-top="none" fo:border-bottom="0.05pt solid #000000"/>
    </style:style>
    <style:style style:name="Tabela19" style:family="table">
      <style:table-properties style:width="17.013cm" fo:margin-left="0cm" table:align="left"/>
    </style:style>
    <style:style style:name="Tabela19.A" style:family="table-column">
      <style:table-column-properties style:column-width="5.106cm"/>
    </style:style>
    <style:style style:name="Tabela19.B" style:family="table-column">
      <style:table-column-properties style:column-width="11.906cm"/>
    </style:style>
    <style:style style:name="Tabela19.A1" style:family="table-cell">
      <style:table-cell-properties fo:padding="0.097cm" fo:border-left="0.05pt solid #000000" fo:border-right="none" fo:border-top="0.05pt solid #000000" fo:border-bottom="0.05pt solid #000000"/>
    </style:style>
    <style:style style:name="Tabela19.B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B2" style:family="table-cell">
      <style:table-cell-properties fo:padding="0.097cm" fo:border-left="0.05pt solid #000000" fo:border-right="0.05pt solid #000000" fo:border-top="none" fo:border-bottom="0.05pt solid #000000"/>
    </style:style>
    <style:style style:name="Tabela21" style:family="table">
      <style:table-properties style:width="17.013cm" fo:margin-left="0cm" table:align="left"/>
    </style:style>
    <style:style style:name="Tabela21.A" style:family="table-column">
      <style:table-column-properties style:column-width="5.106cm"/>
    </style:style>
    <style:style style:name="Tabela21.B" style:family="table-column">
      <style:table-column-properties style:column-width="11.906cm"/>
    </style:style>
    <style:style style:name="Tabela21.A1" style:family="table-cell">
      <style:table-cell-properties fo:padding="0.097cm" fo:border-left="0.05pt solid #000000" fo:border-right="none" fo:border-top="0.05pt solid #000000" fo:border-bottom="0.05pt solid #000000"/>
    </style:style>
    <style:style style:name="Tabela21.B1" style:family="table-cell">
      <style:table-cell-properties fo:padding="0.097cm" fo:border="0.05pt solid #000000"/>
    </style:style>
    <style:style style:name="Tabela21.A2" style:family="table-cell">
      <style:table-cell-properties fo:padding="0.097cm" fo:border-left="0.05pt solid #000000" fo:border-right="none" fo:border-top="none" fo:border-bottom="0.05pt solid #000000"/>
    </style:style>
    <style:style style:name="Tabela21.B2" style:family="table-cell">
      <style:table-cell-properties fo:padding="0.097cm" fo:border-left="0.05pt solid #000000" fo:border-right="0.05pt solid #000000" fo:border-top="none" fo:border-bottom="0.05pt solid #000000"/>
    </style:style>
    <style:style style:name="Tabela22" style:family="table">
      <style:table-properties style:width="17.013cm" fo:margin-left="0cm" table:align="left"/>
    </style:style>
    <style:style style:name="Tabela22.A" style:family="table-column">
      <style:table-column-properties style:column-width="5.106cm"/>
    </style:style>
    <style:style style:name="Tabela22.B" style:family="table-column">
      <style:table-column-properties style:column-width="11.906cm"/>
    </style:style>
    <style:style style:name="Tabela22.A1" style:family="table-cell">
      <style:table-cell-properties fo:padding="0.097cm" fo:border-left="0.05pt solid #000000" fo:border-right="none" fo:border-top="0.05pt solid #000000" fo:border-bottom="0.05pt solid #000000"/>
    </style:style>
    <style:style style:name="Tabela22.B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B2" style:family="table-cell">
      <style:table-cell-properties fo:padding="0.097cm" fo:border-left="0.05pt solid #000000" fo:border-right="0.05pt solid #000000" fo:border-top="none" fo:border-bottom="0.05pt solid #000000"/>
    </style:style>
    <style:style style:name="Tabela23" style:family="table">
      <style:table-properties style:width="17.013cm" fo:margin-left="0cm" table:align="left"/>
    </style:style>
    <style:style style:name="Tabela23.A" style:family="table-column">
      <style:table-column-properties style:column-width="5.106cm"/>
    </style:style>
    <style:style style:name="Tabela23.B" style:family="table-column">
      <style:table-column-properties style:column-width="11.906cm"/>
    </style:style>
    <style:style style:name="Tabela23.A1" style:family="table-cell">
      <style:table-cell-properties fo:padding="0.097cm" fo:border-left="0.05pt solid #000000" fo:border-right="none" fo:border-top="0.05pt solid #000000" fo:border-bottom="0.05pt solid #000000"/>
    </style:style>
    <style:style style:name="Tabela23.B1" style:family="table-cell">
      <style:table-cell-properties fo:padding="0.097cm" fo:border="0.05pt solid #000000"/>
    </style:style>
    <style:style style:name="Tabela23.A2" style:family="table-cell">
      <style:table-cell-properties fo:padding="0.097cm" fo:border-left="0.05pt solid #000000" fo:border-right="none" fo:border-top="none" fo:border-bottom="0.05pt solid #000000"/>
    </style:style>
    <style:style style:name="Tabela23.B2" style:family="table-cell">
      <style:table-cell-properties fo:padding="0.097cm" fo:border-left="0.05pt solid #000000" fo:border-right="0.05pt solid #000000" fo:border-top="none" fo:border-bottom="0.05pt solid #000000"/>
    </style:style>
    <style:style style:name="Tabela24" style:family="table">
      <style:table-properties style:width="17.013cm" fo:margin-left="0cm" table:align="left"/>
    </style:style>
    <style:style style:name="Tabela24.A" style:family="table-column">
      <style:table-column-properties style:column-width="5.106cm"/>
    </style:style>
    <style:style style:name="Tabela24.B" style:family="table-column">
      <style:table-column-properties style:column-width="11.906cm"/>
    </style:style>
    <style:style style:name="Tabela24.A1" style:family="table-cell">
      <style:table-cell-properties fo:padding="0.097cm" fo:border-left="0.05pt solid #000000" fo:border-right="none" fo:border-top="0.05pt solid #000000" fo:border-bottom="0.05pt solid #000000"/>
    </style:style>
    <style:style style:name="Tabela24.B1" style:family="table-cell">
      <style:table-cell-properties fo:padding="0.097cm" fo:border="0.05pt solid #000000"/>
    </style:style>
    <style:style style:name="Tabela24.A2" style:family="table-cell">
      <style:table-cell-properties fo:padding="0.097cm" fo:border-left="0.05pt solid #000000" fo:border-right="none" fo:border-top="none" fo:border-bottom="0.05pt solid #000000"/>
    </style:style>
    <style:style style:name="Tabela24.B2" style:family="table-cell">
      <style:table-cell-properties fo:padding="0.097cm" fo:border-left="0.05pt solid #000000" fo:border-right="0.05pt solid #000000" fo:border-top="none" fo:border-bottom="0.05pt solid #000000"/>
    </style:style>
    <style:style style:name="Tabela25" style:family="table">
      <style:table-properties style:width="17.013cm" fo:margin-left="0cm" table:align="left"/>
    </style:style>
    <style:style style:name="Tabela25.A" style:family="table-column">
      <style:table-column-properties style:column-width="5.106cm"/>
    </style:style>
    <style:style style:name="Tabela25.B" style:family="table-column">
      <style:table-column-properties style:column-width="11.906cm"/>
    </style:style>
    <style:style style:name="Tabela25.A1" style:family="table-cell">
      <style:table-cell-properties fo:padding="0.097cm" fo:border-left="0.05pt solid #000000" fo:border-right="none" fo:border-top="0.05pt solid #000000" fo:border-bottom="0.05pt solid #000000"/>
    </style:style>
    <style:style style:name="Tabela25.B1" style:family="table-cell">
      <style:table-cell-properties fo:padding="0.097cm" fo:border="0.05pt solid #000000"/>
    </style:style>
    <style:style style:name="Tabela25.A2" style:family="table-cell">
      <style:table-cell-properties fo:padding="0.097cm" fo:border-left="0.05pt solid #000000" fo:border-right="none" fo:border-top="none" fo:border-bottom="0.05pt solid #000000"/>
    </style:style>
    <style:style style:name="Tabela25.B2" style:family="table-cell">
      <style:table-cell-properties fo:padding="0.097cm" fo:border-left="0.05pt solid #000000" fo:border-right="0.05pt solid #000000" fo:border-top="none" fo:border-bottom="0.05pt solid #000000"/>
    </style:style>
    <style:style style:name="Tabela26" style:family="table">
      <style:table-properties style:width="17.013cm" fo:margin-left="0cm" table:align="left"/>
    </style:style>
    <style:style style:name="Tabela26.A" style:family="table-column">
      <style:table-column-properties style:column-width="5.106cm"/>
    </style:style>
    <style:style style:name="Tabela26.B" style:family="table-column">
      <style:table-column-properties style:column-width="11.906cm"/>
    </style:style>
    <style:style style:name="Tabela26.A1" style:family="table-cell">
      <style:table-cell-properties fo:padding="0.097cm" fo:border-left="0.05pt solid #000000" fo:border-right="none" fo:border-top="0.05pt solid #000000" fo:border-bottom="0.05pt solid #000000"/>
    </style:style>
    <style:style style:name="Tabela26.B1" style:family="table-cell">
      <style:table-cell-properties fo:padding="0.097cm" fo:border="0.05pt solid #000000"/>
    </style:style>
    <style:style style:name="Tabela26.A2" style:family="table-cell">
      <style:table-cell-properties fo:padding="0.097cm" fo:border-left="0.05pt solid #000000" fo:border-right="none" fo:border-top="none" fo:border-bottom="0.05pt solid #000000"/>
    </style:style>
    <style:style style:name="Tabela26.B2" style:family="table-cell">
      <style:table-cell-properties fo:padding="0.097cm" fo:border-left="0.05pt solid #000000" fo:border-right="0.05pt solid #000000" fo:border-top="none" fo:border-bottom="0.05pt solid #000000"/>
    </style:style>
    <style:style style:name="Tabela27" style:family="table">
      <style:table-properties style:width="17.013cm" fo:margin-left="0cm" table:align="left"/>
    </style:style>
    <style:style style:name="Tabela27.A" style:family="table-column">
      <style:table-column-properties style:column-width="5.106cm"/>
    </style:style>
    <style:style style:name="Tabela27.B" style:family="table-column">
      <style:table-column-properties style:column-width="11.906cm"/>
    </style:style>
    <style:style style:name="Tabela27.A1" style:family="table-cell">
      <style:table-cell-properties fo:padding="0.097cm" fo:border-left="0.05pt solid #000000" fo:border-right="none" fo:border-top="0.05pt solid #000000" fo:border-bottom="0.05pt solid #000000"/>
    </style:style>
    <style:style style:name="Tabela27.B1" style:family="table-cell">
      <style:table-cell-properties fo:padding="0.097cm" fo:border="0.05pt solid #000000"/>
    </style:style>
    <style:style style:name="Tabela27.A2" style:family="table-cell">
      <style:table-cell-properties fo:padding="0.097cm" fo:border-left="0.05pt solid #000000" fo:border-right="none" fo:border-top="none" fo:border-bottom="0.05pt solid #000000"/>
    </style:style>
    <style:style style:name="Tabela27.B2" style:family="table-cell">
      <style:table-cell-properties fo:padding="0.097cm" fo:border-left="0.05pt solid #000000" fo:border-right="0.05pt solid #000000" fo:border-top="none" fo:border-bottom="0.05pt solid #000000"/>
    </style:style>
    <style:style style:name="Tabela28" style:family="table">
      <style:table-properties style:width="17.013cm" fo:margin-left="0cm" table:align="left"/>
    </style:style>
    <style:style style:name="Tabela28.A" style:family="table-column">
      <style:table-column-properties style:column-width="5.106cm"/>
    </style:style>
    <style:style style:name="Tabela28.B" style:family="table-column">
      <style:table-column-properties style:column-width="11.906cm"/>
    </style:style>
    <style:style style:name="Tabela28.A1" style:family="table-cell">
      <style:table-cell-properties fo:padding="0.097cm" fo:border-left="0.05pt solid #000000" fo:border-right="none" fo:border-top="0.05pt solid #000000" fo:border-bottom="0.05pt solid #000000"/>
    </style:style>
    <style:style style:name="Tabela28.B1" style:family="table-cell">
      <style:table-cell-properties fo:padding="0.097cm" fo:border="0.05pt solid #000000"/>
    </style:style>
    <style:style style:name="Tabela28.A2" style:family="table-cell">
      <style:table-cell-properties fo:padding="0.097cm" fo:border-left="0.05pt solid #000000" fo:border-right="none" fo:border-top="none" fo:border-bottom="0.05pt solid #000000"/>
    </style:style>
    <style:style style:name="Tabela28.B2" style:family="table-cell">
      <style:table-cell-properties fo:padding="0.097cm" fo:border-left="0.05pt solid #000000" fo:border-right="0.05pt solid #000000" fo:border-top="none" fo:border-bottom="0.05pt solid #000000"/>
    </style:style>
    <style:style style:name="Tabela29" style:family="table">
      <style:table-properties style:width="17.013cm" fo:margin-left="0cm" table:align="left"/>
    </style:style>
    <style:style style:name="Tabela29.A" style:family="table-column">
      <style:table-column-properties style:column-width="5.106cm"/>
    </style:style>
    <style:style style:name="Tabela29.B" style:family="table-column">
      <style:table-column-properties style:column-width="11.906cm"/>
    </style:style>
    <style:style style:name="Tabela29.A1" style:family="table-cell">
      <style:table-cell-properties fo:padding="0.097cm" fo:border-left="0.05pt solid #000000" fo:border-right="none" fo:border-top="0.05pt solid #000000" fo:border-bottom="0.05pt solid #000000"/>
    </style:style>
    <style:style style:name="Tabela29.B1" style:family="table-cell">
      <style:table-cell-properties fo:padding="0.097cm" fo:border="0.05pt solid #000000"/>
    </style:style>
    <style:style style:name="Tabela29.A2" style:family="table-cell">
      <style:table-cell-properties fo:padding="0.097cm" fo:border-left="0.05pt solid #000000" fo:border-right="none" fo:border-top="none" fo:border-bottom="0.05pt solid #000000"/>
    </style:style>
    <style:style style:name="Tabela29.B2" style:family="table-cell">
      <style:table-cell-properties fo:padding="0.097cm" fo:border-left="0.05pt solid #000000" fo:border-right="0.05pt solid #000000" fo:border-top="none" fo:border-bottom="0.05pt solid #000000"/>
    </style:style>
    <style:style style:name="Tabela30" style:family="table">
      <style:table-properties style:width="17.013cm" fo:margin-left="0cm" table:align="left"/>
    </style:style>
    <style:style style:name="Tabela30.A" style:family="table-column">
      <style:table-column-properties style:column-width="5.106cm"/>
    </style:style>
    <style:style style:name="Tabela30.B" style:family="table-column">
      <style:table-column-properties style:column-width="11.906cm"/>
    </style:style>
    <style:style style:name="Tabela30.A1" style:family="table-cell">
      <style:table-cell-properties fo:padding="0.097cm" fo:border-left="0.05pt solid #000000" fo:border-right="none" fo:border-top="0.05pt solid #000000" fo:border-bottom="0.05pt solid #000000"/>
    </style:style>
    <style:style style:name="Tabela30.B1" style:family="table-cell">
      <style:table-cell-properties fo:padding="0.097cm" fo:border="0.05pt solid #000000"/>
    </style:style>
    <style:style style:name="Tabela30.A2" style:family="table-cell">
      <style:table-cell-properties fo:padding="0.097cm" fo:border-left="0.05pt solid #000000" fo:border-right="none" fo:border-top="none" fo:border-bottom="0.05pt solid #000000"/>
    </style:style>
    <style:style style:name="Tabela30.B2" style:family="table-cell">
      <style:table-cell-properties fo:padding="0.097cm" fo:border-left="0.05pt solid #000000" fo:border-right="0.05pt solid #000000" fo:border-top="none" fo:border-bottom="0.05pt solid #000000"/>
    </style:style>
    <style:style style:name="Tabela31" style:family="table">
      <style:table-properties style:width="17.013cm" fo:margin-left="0cm" table:align="left"/>
    </style:style>
    <style:style style:name="Tabela31.A" style:family="table-column">
      <style:table-column-properties style:column-width="5.106cm"/>
    </style:style>
    <style:style style:name="Tabela31.B" style:family="table-column">
      <style:table-column-properties style:column-width="11.906cm"/>
    </style:style>
    <style:style style:name="Tabela31.A1" style:family="table-cell">
      <style:table-cell-properties fo:padding="0.097cm" fo:border-left="0.05pt solid #000000" fo:border-right="none" fo:border-top="0.05pt solid #000000" fo:border-bottom="0.05pt solid #000000"/>
    </style:style>
    <style:style style:name="Tabela31.B1" style:family="table-cell">
      <style:table-cell-properties fo:padding="0.097cm" fo:border="0.05pt solid #000000"/>
    </style:style>
    <style:style style:name="Tabela31.A2" style:family="table-cell">
      <style:table-cell-properties fo:padding="0.097cm" fo:border-left="0.05pt solid #000000" fo:border-right="none" fo:border-top="none" fo:border-bottom="0.05pt solid #000000"/>
    </style:style>
    <style:style style:name="Tabela31.B2" style:family="table-cell">
      <style:table-cell-properties fo:padding="0.097cm" fo:border-left="0.05pt solid #000000" fo:border-right="0.05pt solid #000000" fo:border-top="none" fo:border-bottom="0.05pt solid #000000"/>
    </style:style>
    <style:style style:name="Tabela32" style:family="table">
      <style:table-properties style:width="17.013cm" fo:margin-left="0cm" table:align="left"/>
    </style:style>
    <style:style style:name="Tabela32.A" style:family="table-column">
      <style:table-column-properties style:column-width="5.106cm"/>
    </style:style>
    <style:style style:name="Tabela32.B" style:family="table-column">
      <style:table-column-properties style:column-width="11.906cm"/>
    </style:style>
    <style:style style:name="Tabela32.A1" style:family="table-cell">
      <style:table-cell-properties fo:padding="0.097cm" fo:border-left="0.05pt solid #000000" fo:border-right="none" fo:border-top="0.05pt solid #000000" fo:border-bottom="0.05pt solid #000000"/>
    </style:style>
    <style:style style:name="Tabela32.B1" style:family="table-cell">
      <style:table-cell-properties fo:padding="0.097cm" fo:border="0.05pt solid #000000"/>
    </style:style>
    <style:style style:name="Tabela32.A2" style:family="table-cell">
      <style:table-cell-properties fo:padding="0.097cm" fo:border-left="0.05pt solid #000000" fo:border-right="none" fo:border-top="none" fo:border-bottom="0.05pt solid #000000"/>
    </style:style>
    <style:style style:name="Tabela32.B2" style:family="table-cell">
      <style:table-cell-properties fo:padding="0.097cm" fo:border-left="0.05pt solid #000000" fo:border-right="0.05pt solid #000000" fo:border-top="none" fo:border-bottom="0.05pt solid #000000"/>
    </style:style>
    <style:style style:name="Tabela33" style:family="table">
      <style:table-properties style:width="17.013cm" fo:margin-left="0cm" table:align="left"/>
    </style:style>
    <style:style style:name="Tabela33.A" style:family="table-column">
      <style:table-column-properties style:column-width="5.106cm"/>
    </style:style>
    <style:style style:name="Tabela33.B" style:family="table-column">
      <style:table-column-properties style:column-width="11.906cm"/>
    </style:style>
    <style:style style:name="Tabela33.A1" style:family="table-cell">
      <style:table-cell-properties fo:padding="0.097cm" fo:border-left="0.05pt solid #000000" fo:border-right="none" fo:border-top="0.05pt solid #000000" fo:border-bottom="0.05pt solid #000000"/>
    </style:style>
    <style:style style:name="Tabela33.B1" style:family="table-cell">
      <style:table-cell-properties fo:padding="0.097cm" fo:border="0.05pt solid #000000"/>
    </style:style>
    <style:style style:name="Tabela33.A2" style:family="table-cell">
      <style:table-cell-properties fo:padding="0.097cm" fo:border-left="0.05pt solid #000000" fo:border-right="none" fo:border-top="none" fo:border-bottom="0.05pt solid #000000"/>
    </style:style>
    <style:style style:name="Tabela33.B2" style:family="table-cell">
      <style:table-cell-properties fo:padding="0.097cm" fo:border-left="0.05pt solid #000000" fo:border-right="0.05pt solid #000000" fo:border-top="none" fo:border-bottom="0.05pt solid #000000"/>
    </style:style>
    <style:style style:name="Tabela34" style:family="table">
      <style:table-properties style:width="17.013cm" fo:margin-left="0cm" table:align="left"/>
    </style:style>
    <style:style style:name="Tabela34.A" style:family="table-column">
      <style:table-column-properties style:column-width="5.106cm"/>
    </style:style>
    <style:style style:name="Tabela34.B" style:family="table-column">
      <style:table-column-properties style:column-width="11.906cm"/>
    </style:style>
    <style:style style:name="Tabela34.A1" style:family="table-cell">
      <style:table-cell-properties fo:padding="0.097cm" fo:border-left="0.05pt solid #000000" fo:border-right="none" fo:border-top="0.05pt solid #000000" fo:border-bottom="0.05pt solid #000000"/>
    </style:style>
    <style:style style:name="Tabela34.B1" style:family="table-cell">
      <style:table-cell-properties fo:padding="0.097cm" fo:border="0.05pt solid #000000"/>
    </style:style>
    <style:style style:name="Tabela34.A2" style:family="table-cell">
      <style:table-cell-properties fo:padding="0.097cm" fo:border-left="0.05pt solid #000000" fo:border-right="none" fo:border-top="none" fo:border-bottom="0.05pt solid #000000"/>
    </style:style>
    <style:style style:name="Tabela34.B2" style:family="table-cell">
      <style:table-cell-properties fo:padding="0.097cm" fo:border-left="0.05pt solid #000000" fo:border-right="0.05pt solid #000000" fo:border-top="none" fo:border-bottom="0.05pt solid #000000"/>
    </style:style>
    <style:style style:name="Tabela35" style:family="table">
      <style:table-properties style:width="17.013cm" fo:margin-left="0cm" table:align="left"/>
    </style:style>
    <style:style style:name="Tabela35.A" style:family="table-column">
      <style:table-column-properties style:column-width="5.106cm"/>
    </style:style>
    <style:style style:name="Tabela35.B" style:family="table-column">
      <style:table-column-properties style:column-width="11.906cm"/>
    </style:style>
    <style:style style:name="Tabela35.A1" style:family="table-cell">
      <style:table-cell-properties fo:padding="0.097cm" fo:border-left="0.05pt solid #000000" fo:border-right="none" fo:border-top="0.05pt solid #000000" fo:border-bottom="0.05pt solid #000000"/>
    </style:style>
    <style:style style:name="Tabela35.B1" style:family="table-cell">
      <style:table-cell-properties fo:padding="0.097cm" fo:border="0.05pt solid #000000"/>
    </style:style>
    <style:style style:name="Tabela35.A2" style:family="table-cell">
      <style:table-cell-properties fo:padding="0.097cm" fo:border-left="0.05pt solid #000000" fo:border-right="none" fo:border-top="none" fo:border-bottom="0.05pt solid #000000"/>
    </style:style>
    <style:style style:name="Tabela35.B2" style:family="table-cell">
      <style:table-cell-properties fo:padding="0.097cm" fo:border-left="0.05pt solid #000000" fo:border-right="0.05pt solid #000000" fo:border-top="none" fo:border-bottom="0.05pt solid #000000"/>
    </style:style>
    <style:style style:name="Tabela36" style:family="table">
      <style:table-properties style:width="17.013cm" fo:margin-left="0cm" table:align="left"/>
    </style:style>
    <style:style style:name="Tabela36.A" style:family="table-column">
      <style:table-column-properties style:column-width="5.106cm"/>
    </style:style>
    <style:style style:name="Tabela36.B" style:family="table-column">
      <style:table-column-properties style:column-width="11.906cm"/>
    </style:style>
    <style:style style:name="Tabela36.A1" style:family="table-cell">
      <style:table-cell-properties fo:padding="0.097cm" fo:border-left="0.05pt solid #000000" fo:border-right="none" fo:border-top="0.05pt solid #000000" fo:border-bottom="0.05pt solid #000000"/>
    </style:style>
    <style:style style:name="Tabela36.B1" style:family="table-cell">
      <style:table-cell-properties fo:padding="0.097cm" fo:border="0.05pt solid #000000"/>
    </style:style>
    <style:style style:name="Tabela36.A2" style:family="table-cell">
      <style:table-cell-properties fo:padding="0.097cm" fo:border-left="0.05pt solid #000000" fo:border-right="none" fo:border-top="none" fo:border-bottom="0.05pt solid #000000"/>
    </style:style>
    <style:style style:name="Tabela36.B2" style:family="table-cell">
      <style:table-cell-properties fo:padding="0.097cm" fo:border-left="0.05pt solid #000000" fo:border-right="0.05pt solid #000000" fo:border-top="none" fo:border-bottom="0.05pt solid #000000"/>
    </style:style>
    <style:style style:name="Tabela38" style:family="table">
      <style:table-properties style:width="17.013cm" fo:margin-left="0cm" table:align="left"/>
    </style:style>
    <style:style style:name="Tabela38.A" style:family="table-column">
      <style:table-column-properties style:column-width="5.106cm"/>
    </style:style>
    <style:style style:name="Tabela38.B" style:family="table-column">
      <style:table-column-properties style:column-width="11.906cm"/>
    </style:style>
    <style:style style:name="Tabela38.A1" style:family="table-cell">
      <style:table-cell-properties fo:padding="0.097cm" fo:border-left="0.05pt solid #000000" fo:border-right="none" fo:border-top="0.05pt solid #000000" fo:border-bottom="0.05pt solid #000000"/>
    </style:style>
    <style:style style:name="Tabela38.B1" style:family="table-cell">
      <style:table-cell-properties fo:padding="0.097cm" fo:border="0.05pt solid #000000"/>
    </style:style>
    <style:style style:name="Tabela38.A2" style:family="table-cell">
      <style:table-cell-properties fo:padding="0.097cm" fo:border-left="0.05pt solid #000000" fo:border-right="none" fo:border-top="none" fo:border-bottom="0.05pt solid #000000"/>
    </style:style>
    <style:style style:name="Tabela38.B2" style:family="table-cell">
      <style:table-cell-properties fo:padding="0.097cm" fo:border-left="0.05pt solid #000000" fo:border-right="0.05pt solid #000000" fo:border-top="none" fo:border-bottom="0.05pt solid #000000"/>
    </style:style>
    <style:style style:name="Tabela39" style:family="table">
      <style:table-properties style:width="17.013cm" fo:margin-left="0cm" table:align="left"/>
    </style:style>
    <style:style style:name="Tabela39.A" style:family="table-column">
      <style:table-column-properties style:column-width="5.106cm"/>
    </style:style>
    <style:style style:name="Tabela39.B" style:family="table-column">
      <style:table-column-properties style:column-width="11.906cm"/>
    </style:style>
    <style:style style:name="Tabela39.A1" style:family="table-cell">
      <style:table-cell-properties fo:padding="0.097cm" fo:border-left="0.05pt solid #000000" fo:border-right="none" fo:border-top="0.05pt solid #000000" fo:border-bottom="0.05pt solid #000000"/>
    </style:style>
    <style:style style:name="Tabela39.B1" style:family="table-cell">
      <style:table-cell-properties fo:padding="0.097cm" fo:border="0.05pt solid #000000"/>
    </style:style>
    <style:style style:name="Tabela39.A2" style:family="table-cell">
      <style:table-cell-properties fo:padding="0.097cm" fo:border-left="0.05pt solid #000000" fo:border-right="none" fo:border-top="none" fo:border-bottom="0.05pt solid #000000"/>
    </style:style>
    <style:style style:name="Tabela39.B2" style:family="table-cell">
      <style:table-cell-properties fo:padding="0.097cm" fo:border-left="0.05pt solid #000000" fo:border-right="0.05pt solid #000000" fo:border-top="none" fo:border-bottom="0.05pt solid #000000"/>
    </style:style>
    <style:style style:name="Tabela40" style:family="table">
      <style:table-properties style:width="17.013cm" fo:margin-left="0cm" table:align="left"/>
    </style:style>
    <style:style style:name="Tabela40.A" style:family="table-column">
      <style:table-column-properties style:column-width="5.106cm"/>
    </style:style>
    <style:style style:name="Tabela40.B" style:family="table-column">
      <style:table-column-properties style:column-width="11.906cm"/>
    </style:style>
    <style:style style:name="Tabela40.A1" style:family="table-cell">
      <style:table-cell-properties fo:padding="0.097cm" fo:border-left="0.05pt solid #000000" fo:border-right="none" fo:border-top="0.05pt solid #000000" fo:border-bottom="0.05pt solid #000000"/>
    </style:style>
    <style:style style:name="Tabela40.B1" style:family="table-cell">
      <style:table-cell-properties fo:padding="0.097cm" fo:border="0.05pt solid #000000"/>
    </style:style>
    <style:style style:name="Tabela40.A2" style:family="table-cell">
      <style:table-cell-properties fo:padding="0.097cm" fo:border-left="0.05pt solid #000000" fo:border-right="none" fo:border-top="none" fo:border-bottom="0.05pt solid #000000"/>
    </style:style>
    <style:style style:name="Tabela40.B2" style:family="table-cell">
      <style:table-cell-properties fo:padding="0.097cm" fo:border-left="0.05pt solid #000000" fo:border-right="0.05pt solid #000000" fo:border-top="none" fo:border-bottom="0.05pt solid #000000"/>
    </style:style>
    <style:style style:name="Tabela41" style:family="table">
      <style:table-properties style:width="17.013cm" fo:margin-left="0cm" table:align="left"/>
    </style:style>
    <style:style style:name="Tabela41.A" style:family="table-column">
      <style:table-column-properties style:column-width="5.106cm"/>
    </style:style>
    <style:style style:name="Tabela41.B" style:family="table-column">
      <style:table-column-properties style:column-width="11.906cm"/>
    </style:style>
    <style:style style:name="Tabela41.A1" style:family="table-cell">
      <style:table-cell-properties fo:padding="0.097cm" fo:border-left="0.05pt solid #000000" fo:border-right="none" fo:border-top="0.05pt solid #000000" fo:border-bottom="0.05pt solid #000000"/>
    </style:style>
    <style:style style:name="Tabela41.B1" style:family="table-cell">
      <style:table-cell-properties fo:padding="0.097cm" fo:border="0.05pt solid #000000"/>
    </style:style>
    <style:style style:name="Tabela41.A2" style:family="table-cell">
      <style:table-cell-properties fo:padding="0.097cm" fo:border-left="0.05pt solid #000000" fo:border-right="none" fo:border-top="none" fo:border-bottom="0.05pt solid #000000"/>
    </style:style>
    <style:style style:name="Tabela41.B2" style:family="table-cell">
      <style:table-cell-properties fo:padding="0.097cm" fo:border-left="0.05pt solid #000000" fo:border-right="0.05pt solid #000000" fo:border-top="none" fo:border-bottom="0.05pt solid #000000"/>
    </style:style>
    <style:style style:name="Tabela42" style:family="table">
      <style:table-properties style:width="17.013cm" fo:margin-left="0cm" table:align="left"/>
    </style:style>
    <style:style style:name="Tabela42.A" style:family="table-column">
      <style:table-column-properties style:column-width="5.106cm"/>
    </style:style>
    <style:style style:name="Tabela42.B" style:family="table-column">
      <style:table-column-properties style:column-width="11.906cm"/>
    </style:style>
    <style:style style:name="Tabela42.A1" style:family="table-cell">
      <style:table-cell-properties fo:padding="0.097cm" fo:border-left="0.05pt solid #000000" fo:border-right="none" fo:border-top="0.05pt solid #000000" fo:border-bottom="0.05pt solid #000000"/>
    </style:style>
    <style:style style:name="Tabela42.B1" style:family="table-cell">
      <style:table-cell-properties fo:padding="0.097cm" fo:border="0.05pt solid #000000"/>
    </style:style>
    <style:style style:name="Tabela42.A2" style:family="table-cell">
      <style:table-cell-properties fo:padding="0.097cm" fo:border-left="0.05pt solid #000000" fo:border-right="none" fo:border-top="none" fo:border-bottom="0.05pt solid #000000"/>
    </style:style>
    <style:style style:name="Tabela42.B2" style:family="table-cell">
      <style:table-cell-properties fo:padding="0.097cm" fo:border-left="0.05pt solid #000000" fo:border-right="0.05pt solid #000000" fo:border-top="none" fo:border-bottom="0.05pt solid #000000"/>
    </style:style>
    <style:style style:name="Tabela43" style:family="table">
      <style:table-properties style:width="17.013cm" fo:margin-left="0cm" table:align="left"/>
    </style:style>
    <style:style style:name="Tabela43.A" style:family="table-column">
      <style:table-column-properties style:column-width="5.106cm"/>
    </style:style>
    <style:style style:name="Tabela43.B" style:family="table-column">
      <style:table-column-properties style:column-width="11.906cm"/>
    </style:style>
    <style:style style:name="Tabela43.A1" style:family="table-cell">
      <style:table-cell-properties fo:padding="0.097cm" fo:border-left="0.05pt solid #000000" fo:border-right="none" fo:border-top="0.05pt solid #000000" fo:border-bottom="0.05pt solid #000000"/>
    </style:style>
    <style:style style:name="Tabela43.B1" style:family="table-cell">
      <style:table-cell-properties fo:padding="0.097cm" fo:border="0.05pt solid #000000"/>
    </style:style>
    <style:style style:name="Tabela43.A2" style:family="table-cell">
      <style:table-cell-properties fo:padding="0.097cm" fo:border-left="0.05pt solid #000000" fo:border-right="none" fo:border-top="none" fo:border-bottom="0.05pt solid #000000"/>
    </style:style>
    <style:style style:name="Tabela43.B2" style:family="table-cell">
      <style:table-cell-properties fo:padding="0.097cm" fo:border-left="0.05pt solid #000000" fo:border-right="0.05pt solid #000000" fo:border-top="none" fo:border-bottom="0.05pt solid #000000"/>
    </style:style>
    <style:style style:name="Tabela44" style:family="table">
      <style:table-properties style:width="17.013cm" fo:margin-left="0cm" table:align="left"/>
    </style:style>
    <style:style style:name="Tabela44.A" style:family="table-column">
      <style:table-column-properties style:column-width="5.106cm"/>
    </style:style>
    <style:style style:name="Tabela44.B" style:family="table-column">
      <style:table-column-properties style:column-width="11.906cm"/>
    </style:style>
    <style:style style:name="Tabela44.A1" style:family="table-cell">
      <style:table-cell-properties fo:padding="0.097cm" fo:border-left="0.05pt solid #000000" fo:border-right="none" fo:border-top="0.05pt solid #000000" fo:border-bottom="0.05pt solid #000000"/>
    </style:style>
    <style:style style:name="Tabela44.B1" style:family="table-cell">
      <style:table-cell-properties fo:padding="0.097cm" fo:border="0.05pt solid #000000"/>
    </style:style>
    <style:style style:name="Tabela44.A2" style:family="table-cell">
      <style:table-cell-properties fo:padding="0.097cm" fo:border-left="0.05pt solid #000000" fo:border-right="none" fo:border-top="none" fo:border-bottom="0.05pt solid #000000"/>
    </style:style>
    <style:style style:name="Tabela44.B2" style:family="table-cell">
      <style:table-cell-properties fo:padding="0.097cm" fo:border-left="0.05pt solid #000000" fo:border-right="0.05pt solid #000000" fo:border-top="none" fo:border-bottom="0.05pt solid #000000"/>
    </style:style>
    <style:style style:name="Tabela45" style:family="table">
      <style:table-properties style:width="17.013cm" fo:margin-left="0cm" table:align="left"/>
    </style:style>
    <style:style style:name="Tabela45.A" style:family="table-column">
      <style:table-column-properties style:column-width="5.106cm"/>
    </style:style>
    <style:style style:name="Tabela45.B" style:family="table-column">
      <style:table-column-properties style:column-width="11.906cm"/>
    </style:style>
    <style:style style:name="Tabela45.A1" style:family="table-cell">
      <style:table-cell-properties fo:padding="0.097cm" fo:border-left="0.05pt solid #000000" fo:border-right="none" fo:border-top="0.05pt solid #000000" fo:border-bottom="0.05pt solid #000000"/>
    </style:style>
    <style:style style:name="Tabela45.B1" style:family="table-cell">
      <style:table-cell-properties fo:padding="0.097cm" fo:border="0.05pt solid #000000"/>
    </style:style>
    <style:style style:name="Tabela45.A2" style:family="table-cell">
      <style:table-cell-properties fo:padding="0.097cm" fo:border-left="0.05pt solid #000000" fo:border-right="none" fo:border-top="none" fo:border-bottom="0.05pt solid #000000"/>
    </style:style>
    <style:style style:name="Tabela45.B2" style:family="table-cell">
      <style:table-cell-properties fo:padding="0.097cm" fo:border-left="0.05pt solid #000000" fo:border-right="0.05pt solid #000000" fo:border-top="none" fo:border-bottom="0.05pt solid #000000"/>
    </style:style>
    <style:style style:name="Tabela46" style:family="table">
      <style:table-properties style:width="17.013cm" fo:margin-left="0cm" table:align="left"/>
    </style:style>
    <style:style style:name="Tabela46.A" style:family="table-column">
      <style:table-column-properties style:column-width="5.106cm"/>
    </style:style>
    <style:style style:name="Tabela46.B" style:family="table-column">
      <style:table-column-properties style:column-width="11.906cm"/>
    </style:style>
    <style:style style:name="Tabela46.A1" style:family="table-cell">
      <style:table-cell-properties fo:padding="0.097cm" fo:border-left="0.05pt solid #000000" fo:border-right="none" fo:border-top="0.05pt solid #000000" fo:border-bottom="0.05pt solid #000000"/>
    </style:style>
    <style:style style:name="Tabela46.B1" style:family="table-cell">
      <style:table-cell-properties fo:padding="0.097cm" fo:border="0.05pt solid #000000"/>
    </style:style>
    <style:style style:name="Tabela46.A2" style:family="table-cell">
      <style:table-cell-properties fo:padding="0.097cm" fo:border-left="0.05pt solid #000000" fo:border-right="none" fo:border-top="none" fo:border-bottom="0.05pt solid #000000"/>
    </style:style>
    <style:style style:name="Tabela46.B2" style:family="table-cell">
      <style:table-cell-properties fo:padding="0.097cm" fo:border-left="0.05pt solid #000000" fo:border-right="0.05pt solid #000000" fo:border-top="none" fo:border-bottom="0.05pt solid #000000"/>
    </style:style>
    <style:style style:name="Tabela47" style:family="table">
      <style:table-properties style:width="17.013cm" fo:margin-left="0cm" table:align="left"/>
    </style:style>
    <style:style style:name="Tabela47.A" style:family="table-column">
      <style:table-column-properties style:column-width="5.106cm"/>
    </style:style>
    <style:style style:name="Tabela47.B" style:family="table-column">
      <style:table-column-properties style:column-width="11.906cm"/>
    </style:style>
    <style:style style:name="Tabela47.A1" style:family="table-cell">
      <style:table-cell-properties fo:padding="0.097cm" fo:border-left="0.05pt solid #000000" fo:border-right="none" fo:border-top="0.05pt solid #000000" fo:border-bottom="0.05pt solid #000000"/>
    </style:style>
    <style:style style:name="Tabela47.B1" style:family="table-cell">
      <style:table-cell-properties fo:padding="0.097cm" fo:border="0.05pt solid #000000"/>
    </style:style>
    <style:style style:name="Tabela47.A2" style:family="table-cell">
      <style:table-cell-properties fo:padding="0.097cm" fo:border-left="0.05pt solid #000000" fo:border-right="none" fo:border-top="none" fo:border-bottom="0.05pt solid #000000"/>
    </style:style>
    <style:style style:name="Tabela47.B2" style:family="table-cell">
      <style:table-cell-properties fo:padding="0.097cm" fo:border-left="0.05pt solid #000000" fo:border-right="0.05pt solid #000000" fo:border-top="none" fo:border-bottom="0.05pt solid #000000"/>
    </style:style>
    <style:style style:name="Tabela48" style:family="table">
      <style:table-properties style:width="17.013cm" fo:margin-left="0cm" table:align="left"/>
    </style:style>
    <style:style style:name="Tabela48.A" style:family="table-column">
      <style:table-column-properties style:column-width="5.106cm"/>
    </style:style>
    <style:style style:name="Tabela48.B" style:family="table-column">
      <style:table-column-properties style:column-width="11.906cm"/>
    </style:style>
    <style:style style:name="Tabela48.A1" style:family="table-cell">
      <style:table-cell-properties fo:padding="0.097cm" fo:border-left="0.05pt solid #000000" fo:border-right="none" fo:border-top="0.05pt solid #000000" fo:border-bottom="0.05pt solid #000000"/>
    </style:style>
    <style:style style:name="Tabela48.B1" style:family="table-cell">
      <style:table-cell-properties fo:padding="0.097cm" fo:border="0.05pt solid #000000"/>
    </style:style>
    <style:style style:name="Tabela48.A2" style:family="table-cell">
      <style:table-cell-properties fo:padding="0.097cm" fo:border-left="0.05pt solid #000000" fo:border-right="none" fo:border-top="none" fo:border-bottom="0.05pt solid #000000"/>
    </style:style>
    <style:style style:name="Tabela48.B2" style:family="table-cell">
      <style:table-cell-properties fo:padding="0.097cm" fo:border-left="0.05pt solid #000000" fo:border-right="0.05pt solid #000000" fo:border-top="none" fo:border-bottom="0.05pt solid #000000"/>
    </style:style>
    <style:style style:name="Tabela49" style:family="table">
      <style:table-properties style:width="17.013cm" fo:margin-left="0cm" table:align="left"/>
    </style:style>
    <style:style style:name="Tabela49.A" style:family="table-column">
      <style:table-column-properties style:column-width="5.106cm"/>
    </style:style>
    <style:style style:name="Tabela49.B" style:family="table-column">
      <style:table-column-properties style:column-width="11.906cm"/>
    </style:style>
    <style:style style:name="Tabela49.A1" style:family="table-cell">
      <style:table-cell-properties fo:padding="0.097cm" fo:border-left="0.05pt solid #000000" fo:border-right="none" fo:border-top="0.05pt solid #000000" fo:border-bottom="0.05pt solid #000000"/>
    </style:style>
    <style:style style:name="Tabela49.B1" style:family="table-cell">
      <style:table-cell-properties fo:padding="0.097cm" fo:border="0.05pt solid #000000"/>
    </style:style>
    <style:style style:name="Tabela49.A2" style:family="table-cell">
      <style:table-cell-properties fo:padding="0.097cm" fo:border-left="0.05pt solid #000000" fo:border-right="none" fo:border-top="none" fo:border-bottom="0.05pt solid #000000"/>
    </style:style>
    <style:style style:name="Tabela49.B2" style:family="table-cell">
      <style:table-cell-properties fo:padding="0.097cm" fo:border-left="0.05pt solid #000000" fo:border-right="0.05pt solid #000000" fo:border-top="none" fo:border-bottom="0.05pt solid #000000"/>
    </style:style>
    <style:style style:name="Tabela51" style:family="table">
      <style:table-properties style:width="17.013cm" fo:margin-left="0cm" table:align="left"/>
    </style:style>
    <style:style style:name="Tabela51.A" style:family="table-column">
      <style:table-column-properties style:column-width="5.106cm"/>
    </style:style>
    <style:style style:name="Tabela51.B" style:family="table-column">
      <style:table-column-properties style:column-width="11.906cm"/>
    </style:style>
    <style:style style:name="Tabela51.A1" style:family="table-cell">
      <style:table-cell-properties fo:padding="0.097cm" fo:border-left="0.05pt solid #000000" fo:border-right="none" fo:border-top="0.05pt solid #000000" fo:border-bottom="0.05pt solid #000000"/>
    </style:style>
    <style:style style:name="Tabela51.B1" style:family="table-cell">
      <style:table-cell-properties fo:padding="0.097cm" fo:border="0.05pt solid #000000"/>
    </style:style>
    <style:style style:name="Tabela51.A2" style:family="table-cell">
      <style:table-cell-properties fo:padding="0.097cm" fo:border-left="0.05pt solid #000000" fo:border-right="none" fo:border-top="none" fo:border-bottom="0.05pt solid #000000"/>
    </style:style>
    <style:style style:name="Tabela51.B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5.106cm"/>
    </style:style>
    <style:style style:name="Tabela1.B" style:family="table-column">
      <style:table-column-properties style:column-width="11.906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013cm" fo:margin-left="0cm" table:align="left"/>
    </style:style>
    <style:style style:name="Tabela2.A" style:family="table-column">
      <style:table-column-properties style:column-width="5.106cm"/>
    </style:style>
    <style:style style:name="Tabela2.B" style:family="table-column">
      <style:table-column-properties style:column-width="11.906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013cm" fo:margin-left="0cm" table:align="left"/>
    </style:style>
    <style:style style:name="Tabela3.A" style:family="table-column">
      <style:table-column-properties style:column-width="5.106cm"/>
    </style:style>
    <style:style style:name="Tabela3.B" style:family="table-column">
      <style:table-column-properties style:column-width="11.906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5.106cm"/>
    </style:style>
    <style:style style:name="Tabela4.B" style:family="table-column">
      <style:table-column-properties style:column-width="11.906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paragraph-rsid="00238058"/>
    </style:style>
    <style:style style:name="P4" style:family="paragraph" style:parent-style-name="Table_20_Contents">
      <style:paragraph-properties fo:text-align="center" style:justify-single-word="false"/>
      <style:text-properties officeooo:paragraph-rsid="0023dd04"/>
    </style:style>
    <style:style style:name="P5" style:family="paragraph" style:parent-style-name="Standard">
      <style:paragraph-properties fo:text-align="center" style:justify-single-word="false"/>
      <style:text-properties fo:font-weight="bold" officeooo:rsid="000f9141" officeooo:paragraph-rsid="000f9141" style:font-weight-asian="bold" style:font-weight-complex="bold"/>
    </style:style>
    <style:style style:name="P6" style:family="paragraph" style:parent-style-name="Table_20_Contents">
      <style:paragraph-properties fo:text-align="center" style:justify-single-word="false"/>
      <style:text-properties fo:font-weight="bold" officeooo:rsid="000f9141" officeooo:paragraph-rsid="000f9141" style:font-weight-asian="bold" style:font-weight-complex="bold"/>
    </style:style>
    <style:style style:name="P7" style:family="paragraph" style:parent-style-name="Table_20_Contents">
      <style:paragraph-properties fo:text-align="center" style:justify-single-word="false"/>
      <style:text-properties fo:font-weight="bold" officeooo:rsid="000f9141" officeooo:paragraph-rsid="000fea1a" style:font-weight-asian="bold" style:font-weight-complex="bold"/>
    </style:style>
    <style:style style:name="P8" style:family="paragraph" style:parent-style-name="Table_20_Contents">
      <style:paragraph-properties fo:text-align="center" style:justify-single-word="false"/>
      <style:text-properties fo:font-weight="bold" officeooo:rsid="000f9141" officeooo:paragraph-rsid="00177943" style:font-weight-asian="bold" style:font-weight-complex="bold"/>
    </style:style>
    <style:style style:name="P9" style:family="paragraph" style:parent-style-name="Table_20_Contents">
      <style:paragraph-properties fo:text-align="center" style:justify-single-word="false"/>
      <style:text-properties fo:font-weight="bold" officeooo:rsid="000f9141" officeooo:paragraph-rsid="0018f986" style:font-weight-asian="bold" style:font-weight-complex="bold"/>
    </style:style>
    <style:style style:name="P10" style:family="paragraph" style:parent-style-name="Table_20_Contents">
      <style:paragraph-properties fo:text-align="center" style:justify-single-word="false"/>
      <style:text-properties fo:font-weight="bold" officeooo:rsid="000f9141" officeooo:paragraph-rsid="0043b5f5" style:font-weight-asian="bold" style:font-weight-complex="bold"/>
    </style:style>
    <style:style style:name="P11" style:family="paragraph" style:parent-style-name="Standard">
      <style:paragraph-properties fo:text-align="center" style:justify-single-word="false"/>
      <style:text-properties fo:font-weight="bold" officeooo:rsid="0012b90d" officeooo:paragraph-rsid="0012b90d" style:font-weight-asian="bold" style:font-weight-complex="bold"/>
    </style:style>
    <style:style style:name="P12" style:family="paragraph" style:parent-style-name="Standard">
      <style:paragraph-properties fo:text-align="center" style:justify-single-word="false"/>
      <style:text-properties fo:font-weight="bold" officeooo:rsid="0025073a" officeooo:paragraph-rsid="0025073a" style:font-weight-asian="bold" style:font-weight-complex="bold"/>
    </style:style>
    <style:style style:name="P13" style:family="paragraph" style:parent-style-name="Standard">
      <style:paragraph-properties fo:text-align="center" style:justify-single-word="false"/>
      <style:text-properties fo:font-weight="bold" officeooo:rsid="007de9e2" officeooo:paragraph-rsid="007de9e2" style:font-weight-asian="bold" style:font-weight-complex="bold"/>
    </style:style>
    <style:style style:name="P14" style:family="paragraph" style:parent-style-name="Standard">
      <style:paragraph-properties fo:text-align="justify" style:justify-single-word="false"/>
      <style:text-properties fo:font-weight="bold" officeooo:rsid="008006ed" officeooo:paragraph-rsid="008006ed" style:font-weight-asian="bold" style:font-weight-complex="bold"/>
    </style:style>
    <style:style style:name="P15" style:family="paragraph" style:parent-style-name="Standard">
      <style:paragraph-properties fo:text-align="center" style:justify-single-word="false" fo:break-before="page"/>
      <style:text-properties fo:font-weight="bold" officeooo:rsid="008006ed" officeooo:paragraph-rsid="008006ed" style:font-weight-asian="bold" style:font-weight-complex="bold"/>
    </style:style>
    <style:style style:name="P16" style:family="paragraph" style:parent-style-name="Standard">
      <style:paragraph-properties fo:text-align="center" style:justify-single-word="false"/>
      <style:text-properties fo:font-weight="bold" officeooo:rsid="0082b4f3" officeooo:paragraph-rsid="0082b4f3" style:font-weight-asian="bold" style:font-weight-complex="bold"/>
    </style:style>
    <style:style style:name="P17" style:family="paragraph" style:parent-style-name="Table_20_Contents">
      <style:paragraph-properties fo:text-align="center" style:justify-single-word="false"/>
      <style:text-properties fo:font-weight="bold" officeooo:rsid="00096a19" officeooo:paragraph-rsid="00096a19" style:font-weight-asian="bold" style:font-weight-complex="bold"/>
    </style:style>
    <style:style style:name="P18" style:family="paragraph" style:parent-style-name="Table_20_Contents">
      <style:paragraph-properties fo:text-align="center" style:justify-single-word="false"/>
      <style:text-properties fo:font-weight="bold" officeooo:rsid="00096a19" officeooo:paragraph-rsid="000f9141" style:font-weight-asian="bold" style:font-weight-complex="bold"/>
    </style:style>
    <style:style style:name="P19" style:family="paragraph" style:parent-style-name="Table_20_Contents">
      <style:paragraph-properties fo:text-align="center" style:justify-single-word="false"/>
      <style:text-properties fo:font-weight="bold" officeooo:rsid="00096a19" officeooo:paragraph-rsid="000fea1a" style:font-weight-asian="bold" style:font-weight-complex="bold"/>
    </style:style>
    <style:style style:name="P20" style:family="paragraph" style:parent-style-name="Table_20_Contents">
      <style:paragraph-properties fo:text-align="center" style:justify-single-word="false"/>
      <style:text-properties fo:font-weight="bold" officeooo:rsid="00096a19" officeooo:paragraph-rsid="00177943" style:font-weight-asian="bold" style:font-weight-complex="bold"/>
    </style:style>
    <style:style style:name="P21" style:family="paragraph" style:parent-style-name="Table_20_Contents">
      <style:paragraph-properties fo:text-align="center" style:justify-single-word="false"/>
      <style:text-properties fo:font-weight="bold" officeooo:rsid="00096a19" officeooo:paragraph-rsid="0018f986" style:font-weight-asian="bold" style:font-weight-complex="bold"/>
    </style:style>
    <style:style style:name="P22" style:family="paragraph" style:parent-style-name="Table_20_Contents">
      <style:paragraph-properties fo:text-align="center" style:justify-single-word="false"/>
      <style:text-properties fo:font-weight="bold" officeooo:rsid="00096a19" officeooo:paragraph-rsid="0043b5f5" style:font-weight-asian="bold" style:font-weight-complex="bold"/>
    </style:style>
    <style:style style:name="P23" style:family="paragraph" style:parent-style-name="Table_20_Contents">
      <style:paragraph-properties fo:text-align="center" style:justify-single-word="false"/>
      <style:text-properties fo:font-weight="bold" officeooo:rsid="00096a19" officeooo:paragraph-rsid="0049f208" style:font-weight-asian="bold" style:font-weight-complex="bold"/>
    </style:style>
    <style:style style:name="P24" style:family="paragraph" style:parent-style-name="Table_20_Contents">
      <style:paragraph-properties fo:text-align="center" style:justify-single-word="false"/>
      <style:text-properties fo:font-weight="bold" officeooo:rsid="00238058" officeooo:paragraph-rsid="00238058" style:font-weight-asian="bold" style:font-weight-complex="bold"/>
    </style:style>
    <style:style style:name="P25" style:family="paragraph" style:parent-style-name="Standard">
      <style:paragraph-properties fo:break-before="page"/>
      <style:text-properties fo:font-weight="bold" style:font-weight-asian="bold" style:font-weight-complex="bold"/>
    </style:style>
    <style:style style:name="P26" style:family="paragraph" style:parent-style-name="Standard">
      <style:paragraph-properties fo:text-align="justify" style:justify-single-word="false"/>
      <style:text-properties fo:font-style="italic" fo:font-weight="normal" officeooo:rsid="00096a19" officeooo:paragraph-rsid="00096a19"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fo:font-style="italic" fo:font-weight="normal" officeooo:rsid="00096a19" officeooo:paragraph-rsid="0049f208"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fo:font-style="italic" fo:font-weight="normal" officeooo:rsid="000f9141" officeooo:paragraph-rsid="000f9141" style:font-style-asian="italic" style:font-weight-asian="normal" style:font-style-complex="italic" style:font-weight-complex="normal"/>
    </style:style>
    <style:style style:name="P29" style:family="paragraph" style:parent-style-name="Standard">
      <style:paragraph-properties fo:text-align="justify" style:justify-single-word="false"/>
      <style:text-properties fo:font-style="italic" fo:font-weight="normal" officeooo:rsid="000f9141" officeooo:paragraph-rsid="00177943"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fo:font-style="italic" fo:font-weight="normal" officeooo:rsid="000f9141" officeooo:paragraph-rsid="0043b5f5" style:font-style-asian="italic" style:font-weight-asian="normal" style:font-style-complex="italic" style:font-weight-complex="normal"/>
    </style:style>
    <style:style style:name="P31" style:family="paragraph" style:parent-style-name="Standard">
      <style:paragraph-properties fo:text-align="justify" style:justify-single-word="false"/>
      <style:text-properties fo:font-style="italic" fo:font-weight="normal" officeooo:rsid="00238058" officeooo:paragraph-rsid="00238058" style:font-style-asian="italic" style:font-weight-asian="normal" style:font-style-complex="italic" style:font-weight-complex="normal"/>
    </style:style>
    <style:style style:name="P32" style:family="paragraph" style:parent-style-name="Standard">
      <style:paragraph-properties fo:text-align="justify" style:justify-single-word="false"/>
      <style:text-properties fo:font-style="italic" fo:font-weight="normal" officeooo:rsid="00238058" officeooo:paragraph-rsid="00417504" style:font-style-asian="italic" style:font-weight-asian="normal" style:font-style-complex="italic" style:font-weight-complex="normal"/>
    </style:style>
    <style:style style:name="P33" style:family="paragraph" style:parent-style-name="Standard">
      <style:paragraph-properties fo:text-align="justify" style:justify-single-word="false"/>
      <style:text-properties fo:font-style="italic" fo:font-weight="normal" officeooo:rsid="0025073a" officeooo:paragraph-rsid="0025073a"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fo:font-style="italic" fo:font-weight="normal" officeooo:rsid="00417504" officeooo:paragraph-rsid="00417504" style:font-style-asian="italic" style:font-weight-asian="normal" style:font-style-complex="italic" style:font-weight-complex="normal"/>
    </style:style>
    <style:style style:name="P35" style:family="paragraph" style:parent-style-name="Standard">
      <style:paragraph-properties fo:text-align="justify" style:justify-single-word="false"/>
      <style:text-properties fo:font-style="italic" fo:font-weight="normal" officeooo:rsid="00417504" officeooo:paragraph-rsid="0025073a" style:font-style-asian="italic" style:font-weight-asian="normal" style:font-style-complex="italic" style:font-weight-complex="normal"/>
    </style:style>
    <style:style style:name="P36" style:family="paragraph" style:parent-style-name="Standard">
      <style:paragraph-properties fo:text-align="justify" style:justify-single-word="false"/>
      <style:text-properties fo:font-style="italic" fo:font-weight="normal" officeooo:rsid="005b45e2" officeooo:paragraph-rsid="005b45e2" style:font-style-asian="italic" style:font-weight-asian="normal" style:font-style-complex="italic" style:font-weight-complex="normal"/>
    </style:style>
    <style:style style:name="P37" style:family="paragraph" style:parent-style-name="Standard">
      <style:paragraph-properties fo:text-align="justify" style:justify-single-word="false"/>
      <style:text-properties fo:font-style="italic" fo:font-weight="normal" officeooo:rsid="005fdec1" officeooo:paragraph-rsid="005fdec1" style:font-style-asian="italic" style:font-weight-asian="normal" style:font-style-complex="italic" style:font-weight-complex="normal"/>
    </style:style>
    <style:style style:name="P38" style:family="paragraph" style:parent-style-name="Standard">
      <style:paragraph-properties fo:text-align="justify" style:justify-single-word="false"/>
      <style:text-properties fo:font-style="italic" fo:font-weight="normal" officeooo:rsid="00436d99" officeooo:paragraph-rsid="0025073a" style:font-style-asian="italic" style:font-weight-asian="normal" style:font-style-complex="italic" style:font-weight-complex="normal"/>
    </style:style>
    <style:style style:name="P39" style:family="paragraph" style:parent-style-name="Standard">
      <style:paragraph-properties fo:text-align="justify" style:justify-single-word="false"/>
      <style:text-properties fo:font-style="italic" fo:font-weight="normal" officeooo:rsid="0063a29d" officeooo:paragraph-rsid="0063a29d" style:font-style-asian="italic" style:font-weight-asian="normal" style:font-style-complex="italic" style:font-weight-complex="normal"/>
    </style:style>
    <style:style style:name="P40" style:family="paragraph" style:parent-style-name="Standard">
      <style:paragraph-properties fo:text-align="justify" style:justify-single-word="false"/>
      <style:text-properties fo:font-style="italic" fo:font-weight="normal" officeooo:rsid="0064fbc1" officeooo:paragraph-rsid="0064fbc1" style:font-style-asian="italic" style:font-weight-asian="normal" style:font-style-complex="italic" style:font-weight-complex="normal"/>
    </style:style>
    <style:style style:name="P41" style:family="paragraph" style:parent-style-name="Standard">
      <style:paragraph-properties fo:text-align="justify" style:justify-single-word="false"/>
      <style:text-properties fo:font-style="italic" fo:font-weight="normal" officeooo:rsid="00665605" officeooo:paragraph-rsid="00665605" style:font-style-asian="italic" style:font-weight-asian="normal" style:font-style-complex="italic" style:font-weight-complex="normal"/>
    </style:style>
    <style:style style:name="P42" style:family="paragraph" style:parent-style-name="Standard">
      <style:paragraph-properties fo:text-align="justify" style:justify-single-word="false"/>
      <style:text-properties fo:font-style="italic" fo:font-weight="normal" officeooo:rsid="00669834" officeooo:paragraph-rsid="00669834"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italic" fo:font-weight="normal" officeooo:rsid="006a1e14" officeooo:paragraph-rsid="006a1e14" style:font-style-asian="italic" style:font-weight-asian="normal" style:font-style-complex="italic" style:font-weight-complex="normal"/>
    </style:style>
    <style:style style:name="P44" style:family="paragraph" style:parent-style-name="Standard">
      <style:paragraph-properties fo:text-align="justify" style:justify-single-word="false"/>
      <style:text-properties fo:font-style="italic" fo:font-weight="normal" officeooo:rsid="006a1e14" officeooo:paragraph-rsid="00733ab9" style:font-style-asian="italic" style:font-weight-asian="normal" style:font-style-complex="italic" style:font-weight-complex="normal"/>
    </style:style>
    <style:style style:name="P45" style:family="paragraph" style:parent-style-name="Standard">
      <style:paragraph-properties fo:text-align="justify" style:justify-single-word="false"/>
      <style:text-properties fo:font-style="italic" fo:font-weight="normal" officeooo:rsid="00733ab9" officeooo:paragraph-rsid="00733ab9" style:font-style-asian="italic" style:font-weight-asian="normal" style:font-style-complex="italic" style:font-weight-complex="normal"/>
    </style:style>
    <style:style style:name="P46" style:family="paragraph" style:parent-style-name="Standard">
      <style:text-properties fo:font-style="italic" officeooo:rsid="004800a2" officeooo:paragraph-rsid="004800a2" style:font-style-asian="italic" style:font-style-complex="italic"/>
    </style:style>
    <style:style style:name="P47" style:family="paragraph" style:parent-style-name="Standard">
      <style:paragraph-properties fo:text-align="justify" style:justify-single-word="false"/>
      <style:text-properties fo:font-style="italic" officeooo:rsid="0048921f" officeooo:paragraph-rsid="0048921f" style:font-style-asian="italic" style:font-style-complex="italic"/>
    </style:style>
    <style:style style:name="P48" style:family="paragraph" style:parent-style-name="Standard">
      <style:text-properties officeooo:paragraph-rsid="00096a19"/>
    </style:style>
    <style:style style:name="P49" style:family="paragraph" style:parent-style-name="Standard">
      <style:paragraph-properties fo:text-align="justify" style:justify-single-word="false"/>
      <style:text-properties fo:font-style="normal" fo:font-weight="normal" officeooo:rsid="000f9141" officeooo:paragraph-rsid="000fea1a"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0f9141" officeooo:paragraph-rsid="000f9141" style:font-style-asian="normal" style:font-weight-asian="normal" style:font-style-complex="normal" style:font-weight-complex="normal"/>
    </style:style>
    <style:style style:name="P51" style:family="paragraph" style:parent-style-name="Standard">
      <style:paragraph-properties fo:text-align="center" style:justify-single-word="false"/>
      <style:text-properties fo:font-style="normal" fo:font-weight="normal" officeooo:rsid="004c5e49" officeooo:paragraph-rsid="004c5ef0"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fo:font-style="normal" fo:font-weight="normal" officeooo:rsid="004c5ef0" officeooo:paragraph-rsid="004c5ef0"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5fdec1" officeooo:paragraph-rsid="005fdec1"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417504" officeooo:paragraph-rsid="00417504"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45c6c7" officeooo:paragraph-rsid="0045c6c7"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63a29d" officeooo:paragraph-rsid="0063a29d"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64fbc1" officeooo:paragraph-rsid="0064fbc1"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6a1e14" officeooo:paragraph-rsid="006a1e14"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6b5905" officeooo:paragraph-rsid="006a1e14"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6b5905" officeooo:paragraph-rsid="00733ab9"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6ff71e" officeooo:paragraph-rsid="0064fbc1"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665605" officeooo:paragraph-rsid="00665605"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669834" officeooo:paragraph-rsid="00669834"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669834" officeooo:paragraph-rsid="0077a518"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77a518" officeooo:paragraph-rsid="0077a518"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733ab9" officeooo:paragraph-rsid="00665605"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43b5f5" officeooo:paragraph-rsid="000f9141" style:font-style-asian="normal" style:font-weight-asian="normal" style:font-style-complex="normal" style:font-weight-complex="normal"/>
    </style:style>
    <style:style style:name="P68" style:family="paragraph" style:parent-style-name="Standard">
      <style:paragraph-properties fo:text-align="center" style:justify-single-word="false"/>
      <style:text-properties fo:font-style="normal" fo:font-weight="normal" officeooo:rsid="000be73e" officeooo:paragraph-rsid="00096a19"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8eb55c" officeooo:paragraph-rsid="008eb55c"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officeooo:rsid="004800a2" officeooo:paragraph-rsid="004800a2" style:font-style-asian="normal" style:font-style-complex="normal"/>
    </style:style>
    <style:style style:name="P71" style:family="paragraph" style:parent-style-name="Standard">
      <style:paragraph-properties fo:text-align="center" style:justify-single-word="false"/>
      <style:text-properties fo:font-style="normal" officeooo:rsid="004800a2" officeooo:paragraph-rsid="004800a2" style:font-style-asian="normal" style:font-style-complex="normal"/>
    </style:style>
    <style:style style:name="P72" style:family="paragraph" style:parent-style-name="Standard">
      <style:paragraph-properties fo:text-align="justify" style:justify-single-word="false"/>
      <style:text-properties fo:font-style="normal" officeooo:rsid="0059e2b1" officeooo:paragraph-rsid="0059e2b1" style:font-style-asian="normal" style:font-style-complex="normal"/>
    </style:style>
    <style:style style:name="P73" style:family="paragraph" style:parent-style-name="Standard">
      <style:paragraph-properties fo:text-align="center" style:justify-single-word="false"/>
      <style:text-properties fo:font-style="normal" fo:font-weight="bold" officeooo:rsid="004800a2" officeooo:paragraph-rsid="004800a2" style:font-style-asian="normal" style:font-weight-asian="bold" style:font-style-complex="normal" style:font-weight-complex="bold"/>
    </style:style>
    <style:style style:name="P74" style:family="paragraph" style:parent-style-name="Standard">
      <style:paragraph-properties fo:text-align="center" style:justify-single-word="false"/>
      <style:text-properties fo:font-style="normal" fo:font-weight="bold" officeooo:rsid="0064fbc1" officeooo:paragraph-rsid="0064fbc1" style:font-style-asian="normal" style:font-weight-asian="bold" style:font-style-complex="normal" style:font-weight-complex="bold"/>
    </style:style>
    <style:style style:name="P75" style:family="paragraph" style:parent-style-name="Standard">
      <style:paragraph-properties fo:text-align="center" style:justify-single-word="false"/>
      <style:text-properties fo:font-style="normal" fo:font-weight="bold" officeooo:rsid="00665605" officeooo:paragraph-rsid="00665605" style:font-style-asian="normal" style:font-weight-asian="bold" style:font-style-complex="normal" style:font-weight-complex="bold"/>
    </style:style>
    <style:style style:name="P76" style:family="paragraph" style:parent-style-name="Standard">
      <style:text-properties officeooo:paragraph-rsid="0018f986"/>
    </style:style>
    <style:style style:name="P77" style:family="paragraph" style:parent-style-name="Standard">
      <style:paragraph-properties fo:text-align="justify" style:justify-single-word="false"/>
      <style:text-properties fo:font-weight="normal" officeooo:rsid="005b45e2" officeooo:paragraph-rsid="005b45e2" style:font-weight-asian="normal" style:font-weight-complex="normal"/>
    </style:style>
    <style:style style:name="P78" style:family="paragraph" style:parent-style-name="Standard">
      <style:paragraph-properties fo:text-align="justify" style:justify-single-word="false"/>
      <style:text-properties fo:font-weight="normal" officeooo:rsid="007de9e2" officeooo:paragraph-rsid="007de9e2" style:font-weight-asian="normal" style:font-weight-complex="normal"/>
    </style:style>
    <style:style style:name="P79" style:family="paragraph" style:parent-style-name="Standard">
      <style:paragraph-properties fo:text-align="justify" style:justify-single-word="false"/>
      <style:text-properties officeooo:paragraph-rsid="0025073a"/>
    </style:style>
    <style:style style:name="P80" style:family="paragraph" style:parent-style-name="Standard">
      <style:paragraph-properties fo:text-align="justify" style:justify-single-word="false"/>
      <style:text-properties officeooo:paragraph-rsid="0048921f"/>
    </style:style>
    <style:style style:name="P81" style:family="paragraph" style:parent-style-name="Standard">
      <style:paragraph-properties fo:text-align="justify" style:justify-single-word="false"/>
      <style:text-properties officeooo:paragraph-rsid="0049f208"/>
    </style:style>
    <style:style style:name="P82" style:family="paragraph" style:parent-style-name="Standard">
      <style:paragraph-properties fo:text-align="justify" style:justify-single-word="false"/>
      <style:text-properties officeooo:paragraph-rsid="006a1e14"/>
    </style:style>
    <style:style style:name="P83" style:family="paragraph" style:parent-style-name="Standard">
      <style:paragraph-properties fo:text-align="justify" style:justify-single-word="false"/>
      <style:text-properties officeooo:paragraph-rsid="00665605"/>
    </style:style>
    <style:style style:name="P84" style:family="paragraph" style:parent-style-name="Table_20_Contents">
      <style:paragraph-properties fo:text-align="justify" style:justify-single-word="false"/>
    </style:style>
    <style:style style:name="P85" style:family="paragraph" style:parent-style-name="Table_20_Contents">
      <style:paragraph-properties fo:text-align="justify" style:justify-single-word="false"/>
      <style:text-properties officeooo:paragraph-rsid="00096a19"/>
    </style:style>
    <style:style style:name="P86" style:family="paragraph" style:parent-style-name="Table_20_Contents">
      <style:paragraph-properties fo:text-align="justify" style:justify-single-word="false"/>
      <style:text-properties officeooo:paragraph-rsid="000a825b"/>
    </style:style>
    <style:style style:name="P87" style:family="paragraph" style:parent-style-name="Table_20_Contents">
      <style:paragraph-properties fo:text-align="justify" style:justify-single-word="false"/>
      <style:text-properties officeooo:paragraph-rsid="000f9141"/>
    </style:style>
    <style:style style:name="P88" style:family="paragraph" style:parent-style-name="Table_20_Contents">
      <style:paragraph-properties fo:text-align="justify" style:justify-single-word="false"/>
      <style:text-properties officeooo:paragraph-rsid="000fea1a"/>
    </style:style>
    <style:style style:name="P89" style:family="paragraph" style:parent-style-name="Table_20_Contents">
      <style:paragraph-properties fo:text-align="justify" style:justify-single-word="false"/>
      <style:text-properties officeooo:paragraph-rsid="0012b90d"/>
    </style:style>
    <style:style style:name="P90" style:family="paragraph" style:parent-style-name="Table_20_Contents">
      <style:paragraph-properties fo:text-align="justify" style:justify-single-word="false"/>
      <style:text-properties officeooo:paragraph-rsid="00137083"/>
    </style:style>
    <style:style style:name="P91" style:family="paragraph" style:parent-style-name="Table_20_Contents">
      <style:paragraph-properties fo:text-align="justify" style:justify-single-word="false"/>
      <style:text-properties officeooo:paragraph-rsid="00143d0a"/>
    </style:style>
    <style:style style:name="P92" style:family="paragraph" style:parent-style-name="Table_20_Contents">
      <style:paragraph-properties fo:text-align="justify" style:justify-single-word="false"/>
      <style:text-properties officeooo:paragraph-rsid="00163cce"/>
    </style:style>
    <style:style style:name="P93" style:family="paragraph" style:parent-style-name="Table_20_Contents">
      <style:paragraph-properties fo:text-align="justify" style:justify-single-word="false"/>
      <style:text-properties officeooo:paragraph-rsid="00177943"/>
    </style:style>
    <style:style style:name="P94" style:family="paragraph" style:parent-style-name="Table_20_Contents">
      <style:paragraph-properties fo:text-align="justify" style:justify-single-word="false"/>
      <style:text-properties officeooo:paragraph-rsid="0018f986"/>
    </style:style>
    <style:style style:name="P95" style:family="paragraph" style:parent-style-name="Table_20_Contents">
      <style:paragraph-properties fo:text-align="justify" style:justify-single-word="false"/>
      <style:text-properties officeooo:paragraph-rsid="001cfa35"/>
    </style:style>
    <style:style style:name="P96" style:family="paragraph" style:parent-style-name="Table_20_Contents">
      <style:paragraph-properties fo:text-align="justify" style:justify-single-word="false"/>
      <style:text-properties officeooo:paragraph-rsid="001e2022"/>
    </style:style>
    <style:style style:name="P97" style:family="paragraph" style:parent-style-name="Table_20_Contents">
      <style:paragraph-properties fo:text-align="justify" style:justify-single-word="false"/>
      <style:text-properties officeooo:paragraph-rsid="002a9fc7"/>
    </style:style>
    <style:style style:name="P98" style:family="paragraph" style:parent-style-name="Table_20_Contents">
      <style:paragraph-properties fo:text-align="justify" style:justify-single-word="false"/>
      <style:text-properties officeooo:paragraph-rsid="003d8665"/>
    </style:style>
    <style:style style:name="P99" style:family="paragraph" style:parent-style-name="Standard">
      <style:paragraph-properties fo:text-align="justify" style:justify-single-word="false"/>
      <style:text-properties officeooo:paragraph-rsid="006cc6d5"/>
    </style:style>
    <style:style style:name="P100" style:family="paragraph" style:parent-style-name="Standard">
      <style:paragraph-properties fo:text-align="justify" style:justify-single-word="false"/>
      <style:text-properties officeooo:paragraph-rsid="0063a29d"/>
    </style:style>
    <style:style style:name="P101" style:family="paragraph" style:parent-style-name="Standard">
      <style:paragraph-properties fo:text-align="justify" style:justify-single-word="false"/>
      <style:text-properties style:font-name="Liberation Serif" fo:font-size="12pt" fo:font-style="italic" fo:font-weight="normal" officeooo:rsid="005b45e2" officeooo:paragraph-rsid="005b45e2" style:font-name-asian="Noto Sans CJK SC" style:font-size-asian="12pt" style:font-style-asian="italic" style:font-weight-asian="normal" style:font-name-complex="Lohit Devanagari1" style:font-size-complex="12pt" style:font-style-complex="italic" style:font-weight-complex="normal"/>
    </style:style>
    <style:style style:name="P102" style:family="paragraph" style:parent-style-name="Subtitle">
      <style:paragraph-properties fo:text-align="justify" style:justify-single-word="false"/>
      <style:text-properties style:font-name="Liberation Serif" fo:font-size="12pt" fo:font-style="italic" officeooo:paragraph-rsid="0081e1b5" style:font-size-asian="12pt" style:font-style-asian="italic" style:font-size-complex="12pt" style:font-style-complex="italic"/>
    </style:style>
    <style:style style:name="P103" style:family="paragraph" style:parent-style-name="Subtitle">
      <style:paragraph-properties fo:text-align="justify" style:justify-single-word="false"/>
      <style:text-properties style:font-name="Liberation Serif" fo:font-size="12pt" fo:font-style="italic" style:text-underline-style="none" officeooo:paragraph-rsid="0081e1b5" style:font-size-asian="12pt" style:font-style-asian="italic" style:font-size-complex="12pt" style:font-style-complex="italic"/>
    </style:style>
    <style:style style:name="P104" style:family="paragraph" style:parent-style-name="Standard">
      <style:paragraph-properties fo:text-align="center" style:justify-single-word="false"/>
      <style:text-properties fo:font-size="16pt" fo:font-weight="bold" officeooo:rsid="0082b4f3" officeooo:paragraph-rsid="0082b4f3" style:font-size-asian="14pt" style:font-weight-asian="bold" style:font-size-complex="16pt" style:font-weight-complex="bold"/>
    </style:style>
    <style:style style:name="P105" style:family="paragraph" style:parent-style-name="Table_20_Contents">
      <style:paragraph-properties fo:text-align="justify" style:justify-single-word="false"/>
      <style:text-properties officeooo:rsid="00096a19" officeooo:paragraph-rsid="00096a19"/>
    </style:style>
    <style:style style:name="P106" style:family="paragraph" style:parent-style-name="Table_20_Contents">
      <style:paragraph-properties fo:text-align="justify" style:justify-single-word="false"/>
      <style:text-properties officeooo:rsid="000a825b" officeooo:paragraph-rsid="000a825b"/>
    </style:style>
    <style:style style:name="P107" style:family="paragraph" style:parent-style-name="Table_20_Contents">
      <style:paragraph-properties fo:text-align="justify" style:justify-single-word="false"/>
      <style:text-properties officeooo:rsid="000a825b" officeooo:paragraph-rsid="000f9141"/>
    </style:style>
    <style:style style:name="P108" style:family="paragraph" style:parent-style-name="Table_20_Contents">
      <style:paragraph-properties fo:text-align="justify" style:justify-single-word="false"/>
      <style:text-properties officeooo:rsid="000a825b" officeooo:paragraph-rsid="000fea1a"/>
    </style:style>
    <style:style style:name="P109" style:family="paragraph" style:parent-style-name="Table_20_Contents">
      <style:paragraph-properties fo:text-align="justify" style:justify-single-word="false"/>
      <style:text-properties officeooo:rsid="000a825b" officeooo:paragraph-rsid="0018f986"/>
    </style:style>
    <style:style style:name="P110" style:family="paragraph" style:parent-style-name="Table_20_Contents">
      <style:paragraph-properties fo:text-align="justify" style:justify-single-word="false"/>
      <style:text-properties officeooo:rsid="000be73e" officeooo:paragraph-rsid="000be73e"/>
    </style:style>
    <style:style style:name="P111" style:family="paragraph" style:parent-style-name="Table_20_Contents">
      <style:paragraph-properties fo:text-align="justify" style:justify-single-word="false"/>
      <style:text-properties officeooo:rsid="000db475" officeooo:paragraph-rsid="000e6b22"/>
    </style:style>
    <style:style style:name="P112" style:family="paragraph" style:parent-style-name="Table_20_Contents">
      <style:paragraph-properties fo:text-align="justify" style:justify-single-word="false"/>
      <style:text-properties officeooo:rsid="000e6e1a" officeooo:paragraph-rsid="000e6e1a"/>
    </style:style>
    <style:style style:name="P113" style:family="paragraph" style:parent-style-name="Table_20_Contents">
      <style:paragraph-properties fo:text-align="justify" style:justify-single-word="false"/>
      <style:text-properties officeooo:rsid="000fea1a" officeooo:paragraph-rsid="000fea1a"/>
    </style:style>
    <style:style style:name="P114" style:family="paragraph" style:parent-style-name="Table_20_Contents">
      <style:paragraph-properties fo:text-align="justify" style:justify-single-word="false"/>
      <style:text-properties officeooo:rsid="0011237c" officeooo:paragraph-rsid="0011237c"/>
    </style:style>
    <style:style style:name="P115" style:family="paragraph" style:parent-style-name="Table_20_Contents">
      <style:paragraph-properties fo:text-align="justify" style:justify-single-word="false"/>
      <style:text-properties officeooo:rsid="0012b90d" officeooo:paragraph-rsid="0012b90d"/>
    </style:style>
    <style:style style:name="P116" style:family="paragraph" style:parent-style-name="Table_20_Contents">
      <style:paragraph-properties fo:text-align="justify" style:justify-single-word="false"/>
      <style:text-properties officeooo:rsid="0012b90d" officeooo:paragraph-rsid="00137083"/>
    </style:style>
    <style:style style:name="P117" style:family="paragraph" style:parent-style-name="Table_20_Contents">
      <style:paragraph-properties fo:text-align="justify" style:justify-single-word="false"/>
      <style:text-properties officeooo:rsid="0012b90d" officeooo:paragraph-rsid="00143d0a"/>
    </style:style>
    <style:style style:name="P118" style:family="paragraph" style:parent-style-name="Table_20_Contents">
      <style:paragraph-properties fo:text-align="justify" style:justify-single-word="false"/>
      <style:text-properties officeooo:rsid="0012b90d" officeooo:paragraph-rsid="00163cce"/>
    </style:style>
    <style:style style:name="P119" style:family="paragraph" style:parent-style-name="Table_20_Contents">
      <style:paragraph-properties fo:text-align="justify" style:justify-single-word="false"/>
      <style:text-properties officeooo:rsid="0012b90d" officeooo:paragraph-rsid="0096519e"/>
    </style:style>
    <style:style style:name="P120" style:family="paragraph" style:parent-style-name="Table_20_Contents">
      <style:paragraph-properties fo:text-align="justify" style:justify-single-word="false"/>
      <style:text-properties officeooo:rsid="00137083" officeooo:paragraph-rsid="00137083"/>
    </style:style>
    <style:style style:name="P121" style:family="paragraph" style:parent-style-name="Table_20_Contents">
      <style:paragraph-properties fo:text-align="justify" style:justify-single-word="false"/>
      <style:text-properties officeooo:rsid="00137083" officeooo:paragraph-rsid="00143d0a"/>
    </style:style>
    <style:style style:name="P122" style:family="paragraph" style:parent-style-name="Table_20_Contents">
      <style:paragraph-properties fo:text-align="justify" style:justify-single-word="false"/>
      <style:text-properties officeooo:rsid="00163cce" officeooo:paragraph-rsid="00163cce"/>
    </style:style>
    <style:style style:name="P123" style:family="paragraph" style:parent-style-name="Table_20_Contents">
      <style:paragraph-properties fo:text-align="justify" style:justify-single-word="false"/>
      <style:text-properties officeooo:rsid="0018f986" officeooo:paragraph-rsid="0018f986"/>
    </style:style>
    <style:style style:name="P124" style:family="paragraph" style:parent-style-name="Table_20_Contents">
      <style:paragraph-properties fo:text-align="justify" style:justify-single-word="false"/>
      <style:text-properties officeooo:rsid="001ad3cb" officeooo:paragraph-rsid="001ad3cb"/>
    </style:style>
    <style:style style:name="P125" style:family="paragraph" style:parent-style-name="Table_20_Contents">
      <style:paragraph-properties fo:text-align="justify" style:justify-single-word="false"/>
      <style:text-properties officeooo:rsid="001ad3cb" officeooo:paragraph-rsid="001cba34"/>
    </style:style>
    <style:style style:name="P126" style:family="paragraph" style:parent-style-name="Table_20_Contents">
      <style:paragraph-properties fo:text-align="justify" style:justify-single-word="false"/>
      <style:text-properties officeooo:rsid="000f9141" officeooo:paragraph-rsid="000f9141"/>
    </style:style>
    <style:style style:name="P127" style:family="paragraph" style:parent-style-name="Table_20_Contents">
      <style:paragraph-properties fo:text-align="justify" style:justify-single-word="false"/>
      <style:text-properties officeooo:rsid="000e6b22" officeooo:paragraph-rsid="000e6b22"/>
    </style:style>
    <style:style style:name="P128" style:family="paragraph" style:parent-style-name="Table_20_Contents">
      <style:paragraph-properties fo:text-align="justify" style:justify-single-word="false"/>
      <style:text-properties officeooo:rsid="001cba34" officeooo:paragraph-rsid="001cba34"/>
    </style:style>
    <style:style style:name="P129" style:family="paragraph" style:parent-style-name="Table_20_Contents">
      <style:paragraph-properties fo:text-align="justify" style:justify-single-word="false"/>
      <style:text-properties officeooo:rsid="001cba34" officeooo:paragraph-rsid="001cfa35"/>
    </style:style>
    <style:style style:name="P130" style:family="paragraph" style:parent-style-name="Table_20_Contents">
      <style:paragraph-properties fo:text-align="justify" style:justify-single-word="false"/>
      <style:text-properties officeooo:rsid="001cba34" officeooo:paragraph-rsid="001e03b5"/>
    </style:style>
    <style:style style:name="P131" style:family="paragraph" style:parent-style-name="Table_20_Contents">
      <style:paragraph-properties fo:text-align="justify" style:justify-single-word="false"/>
      <style:text-properties officeooo:rsid="001cfa35" officeooo:paragraph-rsid="001cfa35"/>
    </style:style>
    <style:style style:name="P132" style:family="paragraph" style:parent-style-name="Table_20_Contents">
      <style:paragraph-properties fo:text-align="justify" style:justify-single-word="false"/>
      <style:text-properties officeooo:rsid="001cfa35" officeooo:paragraph-rsid="001e03b5"/>
    </style:style>
    <style:style style:name="P133" style:family="paragraph" style:parent-style-name="Table_20_Contents">
      <style:paragraph-properties fo:text-align="justify" style:justify-single-word="false"/>
      <style:text-properties officeooo:rsid="001e03b5" officeooo:paragraph-rsid="001e03b5"/>
    </style:style>
    <style:style style:name="P134" style:family="paragraph" style:parent-style-name="Table_20_Contents">
      <style:paragraph-properties fo:text-align="justify" style:justify-single-word="false"/>
      <style:text-properties officeooo:rsid="001e2022" officeooo:paragraph-rsid="001e2022"/>
    </style:style>
    <style:style style:name="P135" style:family="paragraph" style:parent-style-name="Table_20_Contents">
      <style:paragraph-properties fo:text-align="justify" style:justify-single-word="false"/>
      <style:text-properties officeooo:rsid="001e2022" officeooo:paragraph-rsid="002035ad"/>
    </style:style>
    <style:style style:name="P136" style:family="paragraph" style:parent-style-name="Table_20_Contents">
      <style:paragraph-properties fo:text-align="justify" style:justify-single-word="false"/>
      <style:text-properties officeooo:rsid="001f98f0" officeooo:paragraph-rsid="001f98f0"/>
    </style:style>
    <style:style style:name="P137" style:family="paragraph" style:parent-style-name="Table_20_Contents">
      <style:paragraph-properties fo:text-align="justify" style:justify-single-word="false"/>
      <style:text-properties officeooo:rsid="002035ad" officeooo:paragraph-rsid="002035ad"/>
    </style:style>
    <style:style style:name="P138" style:family="paragraph" style:parent-style-name="Table_20_Contents">
      <style:paragraph-properties fo:text-align="justify" style:justify-single-word="false"/>
      <style:text-properties officeooo:rsid="00204a58" officeooo:paragraph-rsid="00204a58"/>
    </style:style>
    <style:style style:name="P139" style:family="paragraph" style:parent-style-name="Table_20_Contents">
      <style:paragraph-properties fo:text-align="justify" style:justify-single-word="false"/>
      <style:text-properties officeooo:rsid="0020a2e3" officeooo:paragraph-rsid="0020a2e3"/>
    </style:style>
    <style:style style:name="P140" style:family="paragraph" style:parent-style-name="Table_20_Contents">
      <style:paragraph-properties fo:text-align="justify" style:justify-single-word="false"/>
      <style:text-properties officeooo:rsid="0021050c" officeooo:paragraph-rsid="0021050c"/>
    </style:style>
    <style:style style:name="P141" style:family="paragraph" style:parent-style-name="Table_20_Contents">
      <style:paragraph-properties fo:text-align="justify" style:justify-single-word="false"/>
      <style:text-properties officeooo:rsid="00210f0c" officeooo:paragraph-rsid="00210f0c"/>
    </style:style>
    <style:style style:name="P142" style:family="paragraph" style:parent-style-name="Table_20_Contents">
      <style:paragraph-properties fo:text-align="justify" style:justify-single-word="false"/>
      <style:text-properties officeooo:rsid="0021e100" officeooo:paragraph-rsid="0021e100"/>
    </style:style>
    <style:style style:name="P143" style:family="paragraph" style:parent-style-name="Table_20_Contents">
      <style:paragraph-properties fo:text-align="justify" style:justify-single-word="false"/>
      <style:text-properties officeooo:rsid="0021e284" officeooo:paragraph-rsid="0021e284"/>
    </style:style>
    <style:style style:name="P144" style:family="paragraph" style:parent-style-name="Table_20_Contents">
      <style:paragraph-properties fo:text-align="center" style:justify-single-word="false"/>
      <style:text-properties officeooo:rsid="00238058" officeooo:paragraph-rsid="00238058"/>
    </style:style>
    <style:style style:name="P145" style:family="paragraph" style:parent-style-name="Table_20_Contents">
      <style:paragraph-properties fo:text-align="justify" style:justify-single-word="false"/>
      <style:text-properties officeooo:rsid="00280d77" officeooo:paragraph-rsid="00280d77"/>
    </style:style>
    <style:style style:name="P146" style:family="paragraph" style:parent-style-name="Table_20_Contents">
      <style:paragraph-properties fo:text-align="justify" style:justify-single-word="false"/>
      <style:text-properties officeooo:rsid="00298669" officeooo:paragraph-rsid="00298669"/>
    </style:style>
    <style:style style:name="P147" style:family="paragraph" style:parent-style-name="Table_20_Contents">
      <style:paragraph-properties fo:text-align="justify" style:justify-single-word="false"/>
      <style:text-properties officeooo:rsid="00299e46" officeooo:paragraph-rsid="00299e46"/>
    </style:style>
    <style:style style:name="P148" style:family="paragraph" style:parent-style-name="Table_20_Contents">
      <style:paragraph-properties fo:text-align="justify" style:justify-single-word="false"/>
      <style:text-properties officeooo:rsid="00299e46" officeooo:paragraph-rsid="002a9fc7"/>
    </style:style>
    <style:style style:name="P149" style:family="paragraph" style:parent-style-name="Table_20_Contents">
      <style:paragraph-properties fo:text-align="justify" style:justify-single-word="false"/>
      <style:text-properties officeooo:rsid="002c679d" officeooo:paragraph-rsid="002c679d"/>
    </style:style>
    <style:style style:name="P150" style:family="paragraph" style:parent-style-name="Table_20_Contents">
      <style:paragraph-properties fo:text-align="justify" style:justify-single-word="false"/>
      <style:text-properties officeooo:rsid="002d2d6f" officeooo:paragraph-rsid="002d2d6f"/>
    </style:style>
    <style:style style:name="P151" style:family="paragraph" style:parent-style-name="Table_20_Contents">
      <style:paragraph-properties fo:text-align="justify" style:justify-single-word="false"/>
      <style:text-properties officeooo:rsid="002e49a4" officeooo:paragraph-rsid="002e49a4"/>
    </style:style>
    <style:style style:name="P152" style:family="paragraph" style:parent-style-name="Table_20_Contents">
      <style:paragraph-properties fo:text-align="justify" style:justify-single-word="false"/>
      <style:text-properties officeooo:rsid="002e49a4" officeooo:paragraph-rsid="002f317f"/>
    </style:style>
    <style:style style:name="P153" style:family="paragraph" style:parent-style-name="Table_20_Contents">
      <style:paragraph-properties fo:text-align="justify" style:justify-single-word="false"/>
      <style:text-properties officeooo:rsid="002f317f" officeooo:paragraph-rsid="002f317f"/>
    </style:style>
    <style:style style:name="P154" style:family="paragraph" style:parent-style-name="Table_20_Contents">
      <style:paragraph-properties fo:text-align="justify" style:justify-single-word="false"/>
      <style:text-properties officeooo:rsid="00325332" officeooo:paragraph-rsid="00325332"/>
    </style:style>
    <style:style style:name="P155" style:family="paragraph" style:parent-style-name="Table_20_Contents">
      <style:paragraph-properties fo:text-align="justify" style:justify-single-word="false"/>
      <style:text-properties officeooo:rsid="00325332" officeooo:paragraph-rsid="0032adda"/>
    </style:style>
    <style:style style:name="P156" style:family="paragraph" style:parent-style-name="Table_20_Contents">
      <style:paragraph-properties fo:text-align="justify" style:justify-single-word="false"/>
      <style:text-properties officeooo:rsid="003300f8" officeooo:paragraph-rsid="003300f8"/>
    </style:style>
    <style:style style:name="P157" style:family="paragraph" style:parent-style-name="Table_20_Contents">
      <style:paragraph-properties fo:text-align="justify" style:justify-single-word="false"/>
      <style:text-properties officeooo:rsid="00349148" officeooo:paragraph-rsid="00349148"/>
    </style:style>
    <style:style style:name="P158" style:family="paragraph" style:parent-style-name="Table_20_Contents">
      <style:paragraph-properties fo:text-align="justify" style:justify-single-word="false"/>
      <style:text-properties officeooo:rsid="0034f387" officeooo:paragraph-rsid="0034f387"/>
    </style:style>
    <style:style style:name="P159" style:family="paragraph" style:parent-style-name="Table_20_Contents">
      <style:paragraph-properties fo:text-align="justify" style:justify-single-word="false"/>
      <style:text-properties officeooo:rsid="0036cac5" officeooo:paragraph-rsid="0036cac5"/>
    </style:style>
    <style:style style:name="P160" style:family="paragraph" style:parent-style-name="Table_20_Contents">
      <style:paragraph-properties fo:text-align="justify" style:justify-single-word="false"/>
      <style:text-properties officeooo:rsid="00376c2e" officeooo:paragraph-rsid="00376c2e"/>
    </style:style>
    <style:style style:name="P161" style:family="paragraph" style:parent-style-name="Table_20_Contents">
      <style:paragraph-properties fo:text-align="justify" style:justify-single-word="false"/>
      <style:text-properties officeooo:rsid="0039351c" officeooo:paragraph-rsid="0039351c"/>
    </style:style>
    <style:style style:name="P162" style:family="paragraph" style:parent-style-name="Table_20_Contents">
      <style:paragraph-properties fo:text-align="justify" style:justify-single-word="false"/>
      <style:text-properties officeooo:rsid="003abaca" officeooo:paragraph-rsid="003abaca"/>
    </style:style>
    <style:style style:name="P163" style:family="paragraph" style:parent-style-name="Table_20_Contents">
      <style:paragraph-properties fo:text-align="justify" style:justify-single-word="false"/>
      <style:text-properties officeooo:rsid="003d8665" officeooo:paragraph-rsid="003d8665"/>
    </style:style>
    <style:style style:name="P164" style:family="paragraph" style:parent-style-name="Table_20_Contents">
      <style:paragraph-properties fo:text-align="justify" style:justify-single-word="false"/>
      <style:text-properties officeooo:rsid="0043b5f5" officeooo:paragraph-rsid="0043b5f5"/>
    </style:style>
    <style:style style:name="P165" style:family="paragraph" style:parent-style-name="Table_20_Contents">
      <style:paragraph-properties fo:text-align="justify" style:justify-single-word="false"/>
      <style:text-properties officeooo:rsid="00458624" officeooo:paragraph-rsid="00458624"/>
    </style:style>
    <style:style style:name="P166" style:family="paragraph" style:parent-style-name="Table_20_Contents">
      <style:paragraph-properties fo:text-align="justify" style:justify-single-word="false"/>
      <style:text-properties officeooo:rsid="0049f208" officeooo:paragraph-rsid="0049f208"/>
    </style:style>
    <style:style style:name="P167" style:family="paragraph" style:parent-style-name="Table_20_Contents">
      <style:paragraph-properties fo:text-align="justify" style:justify-single-word="false"/>
      <style:text-properties officeooo:rsid="004a6bf0" officeooo:paragraph-rsid="004a6bf0"/>
    </style:style>
    <style:style style:name="P168" style:family="paragraph" style:parent-style-name="Table_20_Contents">
      <style:paragraph-properties fo:text-align="justify" style:justify-single-word="false"/>
      <style:text-properties officeooo:rsid="004bf401" officeooo:paragraph-rsid="004bf401"/>
    </style:style>
    <style:style style:name="P169" style:family="paragraph" style:parent-style-name="Table_20_Contents">
      <style:paragraph-properties fo:text-align="justify" style:justify-single-word="false"/>
      <style:text-properties officeooo:rsid="004c3a2d" officeooo:paragraph-rsid="004c3a2d"/>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2">
      <style:paragraph-properties>
        <style:tab-stops>
          <style:tab-stop style:position="16.501cm" style:type="right" style:leader-style="dotted" style:leader-text="."/>
        </style:tab-stops>
      </style:paragraph-properties>
    </style:style>
    <style:style style:name="P172" style:family="paragraph" style:parent-style-name="Standard">
      <style:paragraph-properties fo:text-align="justify" style:justify-single-word="false"/>
      <style:text-properties officeooo:rsid="008f6dcf" officeooo:paragraph-rsid="008f6dcf"/>
    </style:style>
    <style:style style:name="P173" style:family="paragraph" style:parent-style-name="Standard">
      <style:paragraph-properties fo:text-align="justify" style:justify-single-word="false"/>
      <style:text-properties officeooo:rsid="0090b0a3" officeooo:paragraph-rsid="0090b0a3"/>
    </style:style>
    <style:style style:name="P174" style:family="paragraph" style:parent-style-name="Standard">
      <style:paragraph-properties fo:text-align="justify" style:justify-single-word="false"/>
      <style:text-properties officeooo:rsid="00910f6e" officeooo:paragraph-rsid="00910f6e"/>
    </style:style>
    <style:style style:name="P175" style:family="paragraph" style:parent-style-name="Table_20_Contents">
      <style:paragraph-properties fo:text-align="center" style:justify-single-word="false"/>
      <style:text-properties officeooo:rsid="0095c1e2" officeooo:paragraph-rsid="0095c1e2"/>
    </style:style>
    <style:style style:name="P176" style:family="paragraph" style:parent-style-name="Table_20_Contents">
      <style:paragraph-properties fo:text-align="justify" style:justify-single-word="false"/>
      <style:text-properties officeooo:rsid="0096519e" officeooo:paragraph-rsid="0096519e"/>
    </style:style>
    <style:style style:name="P177" style:family="paragraph" style:parent-style-name="Contents_20_1">
      <style:paragraph-properties fo:text-align="justify" style:justify-single-word="false">
        <style:tab-stops>
          <style:tab-stop style:position="17cm" style:type="right" style:leader-style="dotted" style:leader-text="."/>
        </style:tab-stops>
      </style:paragraph-properties>
      <style:text-properties fo:font-weight="bold" officeooo:rsid="009c3ff7" officeooo:paragraph-rsid="009c3ff7" style:font-weight-asian="bold" style:font-weight-complex="bold"/>
    </style:style>
    <style:style style:name="P178" style:family="paragraph" style:parent-style-name="Heading_20_1">
      <style:paragraph-properties fo:break-before="page"/>
    </style:style>
    <style:style style:name="P179" style:family="paragraph" style:parent-style-name="Heading_20_2">
      <style:paragraph-properties fo:text-align="justify"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180" style:family="paragraph" style:parent-style-name="Heading_20_2">
      <style:paragraph-properties fo:text-align="justify" style:justify-single-word="false"/>
      <style:text-properties style:font-name="Liberation Serif" fo:font-size="12pt" fo:font-style="italic" fo:font-weight="normal" officeooo:paragraph-rsid="0081e1b5" style:font-size-asian="12pt" style:font-style-asian="italic" style:font-weight-asian="normal" style:font-size-complex="12pt" style:font-style-complex="italic" style:font-weight-complex="normal"/>
    </style:style>
    <style:style style:name="P181" style:family="paragraph" style:parent-style-name="Heading_20_2">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182" style:family="paragraph" style:parent-style-name="Heading_20_2">
      <style:paragraph-properties fo:text-align="justify" style:justify-single-word="false"/>
    </style:style>
    <style:style style:name="P183" style:family="paragraph" style:parent-style-name="Standard" style:list-style-name="L1">
      <style:paragraph-properties fo:text-align="justify" style:justify-single-word="false"/>
      <style:text-properties fo:font-style="normal" fo:font-weight="normal" officeooo:rsid="005fdec1" officeooo:paragraph-rsid="005fdec1" style:font-style-asian="normal" style:font-weight-asian="normal" style:font-style-complex="normal" style:font-weight-complex="normal"/>
    </style:style>
    <style:style style:name="P184" style:family="paragraph" style:parent-style-name="Standard" style:list-style-name="L2">
      <style:paragraph-properties fo:text-align="justify" style:justify-single-word="false"/>
      <style:text-properties fo:font-style="normal" fo:font-weight="normal" officeooo:rsid="006b5905" officeooo:paragraph-rsid="006b5905" style:font-style-asian="normal" style:font-weight-asian="normal" style:font-style-complex="normal" style:font-weight-complex="normal"/>
    </style:style>
    <style:style style:name="P185" style:family="paragraph" style:parent-style-name="Standard" style:list-style-name="L3">
      <style:paragraph-properties fo:text-align="justify" style:justify-single-word="false"/>
      <style:text-properties fo:font-style="normal" fo:font-weight="normal" officeooo:rsid="006b5905" officeooo:paragraph-rsid="006b5905" style:font-style-asian="normal" style:font-weight-asian="normal" style:font-style-complex="normal" style:font-weight-complex="normal"/>
    </style:style>
    <style:style style:name="P186" style:family="paragraph" style:parent-style-name="Standard" style:list-style-name="L5">
      <style:paragraph-properties fo:text-align="justify" style:justify-single-word="false"/>
      <style:text-properties fo:font-style="normal" fo:font-weight="normal" officeooo:rsid="008eb55c" officeooo:paragraph-rsid="008eb55c" style:font-style-asian="normal" style:font-weight-asian="normal" style:font-style-complex="normal" style:font-weight-complex="normal"/>
    </style:style>
    <style:style style:name="P187" style:family="paragraph" style:parent-style-name="Standard" style:list-style-name="L5">
      <style:paragraph-properties fo:text-align="justify" style:justify-single-word="false"/>
      <style:text-properties fo:font-style="normal" fo:font-weight="normal" officeooo:rsid="008f6dcf" officeooo:paragraph-rsid="008f6dcf" style:font-style-asian="normal" style:font-weight-asian="normal" style:font-style-complex="normal" style:font-weight-complex="normal"/>
    </style:style>
    <style:style style:name="P188" style:family="paragraph" style:parent-style-name="Standard" style:list-style-name="L8">
      <style:paragraph-properties fo:text-align="justify" style:justify-single-word="false"/>
      <style:text-properties fo:font-style="normal" fo:font-weight="normal" officeooo:rsid="0093c9ef" officeooo:paragraph-rsid="0093c9ef" style:font-style-asian="normal" style:font-weight-asian="normal" style:font-style-complex="normal" style:font-weight-complex="normal"/>
    </style:style>
    <style:style style:name="P189" style:family="paragraph" style:parent-style-name="Standard" style:list-style-name="L8">
      <style:paragraph-properties fo:text-align="justify" style:justify-single-word="false"/>
      <style:text-properties fo:font-style="normal" fo:font-weight="normal" officeooo:rsid="00733ab9" officeooo:paragraph-rsid="00733ab9" style:font-style-asian="normal" style:font-weight-asian="normal" style:font-style-complex="normal" style:font-weight-complex="normal"/>
    </style:style>
    <style:style style:name="P190" style:family="paragraph" style:parent-style-name="Standard" style:list-style-name="L3">
      <style:paragraph-properties fo:text-align="justify" style:justify-single-word="false"/>
      <style:text-properties fo:font-style="normal" style:text-underline-style="solid" style:text-underline-width="auto" style:text-underline-color="font-color" fo:font-weight="normal" officeooo:rsid="006b5905" officeooo:paragraph-rsid="006b5905" style:font-style-asian="normal" style:font-weight-asian="normal" style:font-style-complex="normal" style:font-weight-complex="normal"/>
    </style:style>
    <style:style style:name="P191" style:family="paragraph" style:parent-style-name="Standard" style:list-style-name="L3">
      <style:paragraph-properties fo:text-align="justify" style:justify-single-word="false"/>
      <style:text-properties fo:font-style="normal" style:text-underline-style="none" fo:font-weight="normal" officeooo:rsid="008e1ab4" officeooo:paragraph-rsid="006b5905" style:font-style-asian="normal" style:font-weight-asian="normal" style:font-style-complex="normal" style:font-weight-complex="normal"/>
    </style:style>
    <style:style style:name="P192" style:family="paragraph" style:parent-style-name="Standard" style:list-style-name="L7">
      <style:paragraph-properties fo:text-align="justify" style:justify-single-word="false"/>
      <style:text-properties fo:font-style="normal" officeooo:rsid="0092ca5d" officeooo:paragraph-rsid="00926a4b" style:font-style-asian="normal" style:font-style-complex="normal"/>
    </style:style>
    <style:style style:name="P193" style:family="paragraph" style:parent-style-name="Standard" style:list-style-name="L1">
      <style:paragraph-properties fo:text-align="justify" style:justify-single-word="false"/>
      <style:text-properties fo:font-style="italic" fo:font-weight="normal" officeooo:rsid="005fdec1" officeooo:paragraph-rsid="005fdec1" style:font-style-asian="italic" style:font-weight-asian="normal" style:font-style-complex="italic" style:font-weight-complex="normal"/>
    </style:style>
    <style:style style:name="P194" style:family="paragraph" style:parent-style-name="Standard" style:list-style-name="L8">
      <style:paragraph-properties fo:text-align="justify" style:justify-single-word="false"/>
      <style:text-properties fo:font-style="italic" fo:font-weight="normal" officeooo:rsid="006a1e14" officeooo:paragraph-rsid="00733ab9" style:font-style-asian="italic" style:font-weight-asian="normal" style:font-style-complex="italic" style:font-weight-complex="normal"/>
    </style:style>
    <style:style style:name="P195" style:family="paragraph" style:parent-style-name="Standard">
      <style:paragraph-properties fo:text-align="justify" style:justify-single-word="false"/>
      <style:text-properties fo:font-style="italic" fo:font-weight="normal" officeooo:rsid="006a1e14" officeooo:paragraph-rsid="009c3ff7" style:font-style-asian="italic" style:font-weight-asian="normal" style:font-style-complex="italic" style:font-weight-complex="normal"/>
    </style:style>
    <style:style style:name="P196" style:family="paragraph" style:parent-style-name="Standard" style:list-style-name="L8">
      <style:paragraph-properties fo:text-align="justify" style:justify-single-word="false"/>
      <style:text-properties fo:font-style="italic" fo:font-weight="normal" officeooo:rsid="00733ab9" officeooo:paragraph-rsid="00733ab9" style:font-style-asian="italic" style:font-weight-asian="normal" style:font-style-complex="italic" style:font-weight-complex="normal"/>
    </style:style>
    <style:style style:name="P197" style:family="paragraph" style:parent-style-name="Standard" style:list-style-name="L4">
      <style:paragraph-properties fo:text-align="justify" style:justify-single-word="false"/>
      <style:text-properties officeooo:paragraph-rsid="008eb55c"/>
    </style:style>
    <style:style style:name="P198" style:family="paragraph" style:parent-style-name="Standard" style:list-style-name="L7">
      <style:paragraph-properties fo:text-align="justify" style:justify-single-word="false"/>
      <style:text-properties officeooo:paragraph-rsid="00910f6e"/>
    </style:style>
    <style:style style:name="P199" style:family="paragraph" style:parent-style-name="Standard" style:list-style-name="L7">
      <style:paragraph-properties fo:text-align="justify" style:justify-single-word="false"/>
      <style:text-properties officeooo:paragraph-rsid="0092ca5d"/>
    </style:style>
    <style:style style:name="P200" style:family="paragraph" style:parent-style-name="Standard" style:list-style-name="L4">
      <style:paragraph-properties fo:text-align="justify" style:justify-single-word="false"/>
      <style:text-properties officeooo:rsid="008eb55c" officeooo:paragraph-rsid="008eb55c"/>
    </style:style>
    <style:style style:name="P201" style:family="paragraph" style:parent-style-name="Standard" style:list-style-name="L6">
      <style:paragraph-properties fo:text-align="justify" style:justify-single-word="false"/>
      <style:text-properties officeooo:rsid="0090b0a3" officeooo:paragraph-rsid="0090b0a3"/>
    </style:style>
    <style:style style:name="P202" style:family="paragraph" style:parent-style-name="Standard" style:list-style-name="L6">
      <style:paragraph-properties fo:text-align="justify" style:justify-single-word="false"/>
      <style:text-properties officeooo:rsid="00910f6e" officeooo:paragraph-rsid="00910f6e"/>
    </style:style>
    <style:style style:name="P203" style:family="paragraph" style:parent-style-name="Standard" style:list-style-name="L7">
      <style:paragraph-properties fo:text-align="justify" style:justify-single-word="false"/>
      <style:text-properties officeooo:rsid="00910f6e" officeooo:paragraph-rsid="00910f6e"/>
    </style:style>
    <style:style style:name="P204" style:family="paragraph" style:parent-style-name="Standard" style:list-style-name="L7">
      <style:paragraph-properties fo:text-align="justify" style:justify-single-word="false"/>
      <style:text-properties officeooo:rsid="00926a4b" officeooo:paragraph-rsid="00926a4b"/>
    </style:style>
    <style:style style:name="P205" style:family="paragraph" style:parent-style-name="Standard">
      <style:text-properties officeooo:paragraph-rsid="00096a19"/>
    </style:style>
    <style:style style:name="P206" style:family="paragraph" style:parent-style-name="Table_20_Contents">
      <style:paragraph-properties fo:text-align="justify" style:justify-single-word="false"/>
      <style:text-properties officeooo:rsid="00998023" officeooo:paragraph-rsid="00998023"/>
    </style:style>
    <style:style style:name="P207" style:family="paragraph" style:parent-style-name="Table_20_Contents">
      <style:paragraph-properties fo:text-align="justify" style:justify-single-word="false"/>
      <style:text-properties officeooo:rsid="009a75f5" officeooo:paragraph-rsid="009a75f5"/>
    </style:style>
    <style:style style:name="T1" style:family="text">
      <style:text-properties officeooo:rsid="00096a19"/>
    </style:style>
    <style:style style:name="T2" style:family="text">
      <style:text-properties fo:font-style="italic"/>
    </style:style>
    <style:style style:name="T3" style:family="text">
      <style:text-properties fo:font-style="italic" fo:font-weight="normal" officeooo:rsid="0025073a" style:font-style-asian="italic" style:font-weight-asian="normal" style:font-style-complex="italic" style:font-weight-complex="normal"/>
    </style:style>
    <style:style style:name="T4" style:family="text">
      <style:text-properties fo:font-style="italic" fo:font-weight="normal" officeooo:rsid="000f9141" style:font-style-asian="italic" style:font-weight-asian="normal" style:font-style-complex="italic" style:font-weight-complex="normal"/>
    </style:style>
    <style:style style:name="T5" style:family="text">
      <style:text-properties fo:font-style="italic" fo:font-weight="normal" officeooo:rsid="006a1e14" style:font-style-asian="italic" style:font-weight-asian="normal" style:font-style-complex="italic" style:font-weight-complex="normal"/>
    </style:style>
    <style:style style:name="T6" style:family="text">
      <style:text-properties fo:font-style="italic" fo:font-weight="normal" officeooo:rsid="00665605"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48921f" style:font-style-asian="italic" style:font-style-complex="italic"/>
    </style:style>
    <style:style style:name="T9" style:family="text">
      <style:text-properties officeooo:rsid="000a825b"/>
    </style:style>
    <style:style style:name="T10" style:family="text">
      <style:text-properties fo:font-style="normal" style:font-style-asian="normal" style:font-style-complex="normal"/>
    </style:style>
    <style:style style:name="T11" style:family="text">
      <style:text-properties fo:font-style="normal" officeooo:rsid="00417504" style:font-style-asian="normal" style:font-style-complex="normal"/>
    </style:style>
    <style:style style:name="T12" style:family="text">
      <style:text-properties fo:font-style="normal" officeooo:rsid="0043b5f5" style:font-style-asian="normal" style:font-style-complex="normal"/>
    </style:style>
    <style:style style:name="T13" style:family="text">
      <style:text-properties fo:font-style="normal" officeooo:rsid="004778ba" style:font-style-asian="normal" style:font-style-complex="normal"/>
    </style:style>
    <style:style style:name="T14" style:family="text">
      <style:text-properties fo:font-style="normal" officeooo:rsid="0049f208" style:font-style-asian="normal" style:font-style-complex="normal"/>
    </style:style>
    <style:style style:name="T15" style:family="text">
      <style:text-properties fo:font-style="normal" officeooo:rsid="0061d253" style:font-style-asian="normal" style:font-style-complex="normal"/>
    </style:style>
    <style:style style:name="T16" style:family="text">
      <style:text-properties fo:font-style="normal" officeooo:rsid="00669834" style:font-style-asian="normal" style:font-style-complex="normal"/>
    </style:style>
    <style:style style:name="T17" style:family="text">
      <style:text-properties fo:font-style="normal" officeooo:rsid="006b5905" style:font-style-asian="normal" style:font-style-complex="normal"/>
    </style:style>
    <style:style style:name="T18" style:family="text">
      <style:text-properties fo:font-style="normal" officeooo:rsid="006ff71e" style:font-style-asian="normal" style:font-style-complex="normal"/>
    </style:style>
    <style:style style:name="T19" style:family="text">
      <style:text-properties fo:font-style="normal" officeooo:rsid="00733ab9" style:font-style-asian="normal" style:font-style-complex="normal"/>
    </style:style>
    <style:style style:name="T20" style:family="text">
      <style:text-properties fo:font-style="normal" officeooo:rsid="00763030" style:font-style-asian="normal" style:font-style-complex="normal"/>
    </style:style>
    <style:style style:name="T21" style:family="text">
      <style:text-properties fo:font-style="normal" officeooo:rsid="008cd02d" style:font-style-asian="normal" style:font-style-complex="normal"/>
    </style:style>
    <style:style style:name="T22" style:family="text">
      <style:text-properties fo:font-style="normal" officeooo:rsid="008d3890" style:font-style-asian="normal" style:font-style-complex="normal"/>
    </style:style>
    <style:style style:name="T23" style:family="text">
      <style:text-properties fo:font-style="normal" officeooo:rsid="00910f6e" style:font-style-asian="normal" style:font-style-complex="normal"/>
    </style:style>
    <style:style style:name="T24" style:family="text">
      <style:text-properties fo:font-style="normal" officeooo:rsid="0092ca5d" style:font-style-asian="normal" style:font-style-complex="normal"/>
    </style:style>
    <style:style style:name="T25" style:family="text">
      <style:text-properties fo:font-style="normal" officeooo:rsid="0093c9ef" style:font-style-asian="normal" style:font-style-complex="normal"/>
    </style:style>
    <style:style style:name="T26" style:family="text">
      <style:text-properties fo:font-style="normal" officeooo:rsid="009c3ff7" style:font-style-asian="normal" style:font-style-complex="normal"/>
    </style:style>
    <style:style style:name="T27" style:family="text">
      <style:text-properties fo:font-style="normal" officeooo:rsid="009cf5ba" style:font-style-asian="normal" style:font-style-complex="normal"/>
    </style:style>
    <style:style style:name="T28" style:family="text">
      <style:text-properties fo:font-style="normal" fo:font-weight="normal" officeooo:rsid="0048921f" style:font-style-asian="normal" style:font-weight-asian="normal" style:font-style-complex="normal" style:font-weight-complex="normal"/>
    </style:style>
    <style:style style:name="T29" style:family="text">
      <style:text-properties fo:font-style="normal" fo:font-weight="normal" officeooo:rsid="0043b5f5" style:font-style-asian="normal" style:font-weight-asian="normal" style:font-style-complex="normal" style:font-weight-complex="normal"/>
    </style:style>
    <style:style style:name="T30" style:family="text">
      <style:text-properties fo:font-style="normal" fo:font-weight="normal" officeooo:rsid="0049f208" style:font-style-asian="normal" style:font-weight-asian="normal" style:font-style-complex="normal" style:font-weight-complex="normal"/>
    </style:style>
    <style:style style:name="T31" style:family="text">
      <style:text-properties fo:font-style="normal" fo:font-weight="normal" officeooo:rsid="005c6635" style:font-style-asian="normal" style:font-weight-asian="normal" style:font-style-complex="normal" style:font-weight-complex="normal"/>
    </style:style>
    <style:style style:name="T32" style:family="text">
      <style:text-properties fo:font-style="normal" fo:font-weight="normal" officeooo:rsid="006b5905" style:font-style-asian="normal" style:font-weight-asian="normal" style:font-style-complex="normal" style:font-weight-complex="normal"/>
    </style:style>
    <style:style style:name="T33" style:family="text">
      <style:text-properties fo:font-style="normal" fo:font-weight="normal" officeooo:rsid="00733ab9" style:font-style-asian="normal" style:font-weight-asian="normal" style:font-style-complex="normal" style:font-weight-complex="normal"/>
    </style:style>
    <style:style style:name="T34" style:family="text">
      <style:text-properties fo:font-style="normal" fo:font-weight="normal" officeooo:rsid="008e1ab4" style:font-style-asian="normal" style:font-weight-asian="normal" style:font-style-complex="normal" style:font-weight-complex="normal"/>
    </style:style>
    <style:style style:name="T35" style:family="text">
      <style:text-properties fo:font-style="normal" fo:font-weight="normal" officeooo:rsid="008eb55c" style:font-style-asian="normal" style:font-weight-asian="normal" style:font-style-complex="normal" style:font-weight-complex="normal"/>
    </style:style>
    <style:style style:name="T36" style:family="text">
      <style:text-properties fo:font-style="normal" fo:font-weight="normal" officeooo:rsid="0063a29d" style:font-style-asian="normal" style:font-weight-asian="normal" style:font-style-complex="normal" style:font-weight-complex="normal"/>
    </style:style>
    <style:style style:name="T37" style:family="text">
      <style:text-properties fo:font-style="normal" fo:font-weight="normal" officeooo:rsid="009829e5" style:font-style-asian="normal" style:font-weight-asian="normal" style:font-style-complex="normal" style:font-weight-complex="normal"/>
    </style:style>
    <style:style style:name="T38" style:family="text">
      <style:text-properties officeooo:rsid="000e6b22"/>
    </style:style>
    <style:style style:name="T39" style:family="text">
      <style:text-properties officeooo:rsid="000e6e1a"/>
    </style:style>
    <style:style style:name="T40" style:family="text">
      <style:text-properties officeooo:rsid="000edd61"/>
    </style:style>
    <style:style style:name="T41" style:family="text">
      <style:text-properties officeooo:rsid="0011237c"/>
    </style:style>
    <style:style style:name="T42" style:family="text">
      <style:text-properties officeooo:rsid="0012b90d"/>
    </style:style>
    <style:style style:name="T43" style:family="text">
      <style:text-properties officeooo:rsid="00137083"/>
    </style:style>
    <style:style style:name="T44" style:family="text">
      <style:text-properties officeooo:rsid="00143d0a"/>
    </style:style>
    <style:style style:name="T45" style:family="text">
      <style:text-properties officeooo:rsid="00163cce"/>
    </style:style>
    <style:style style:name="T46" style:family="text">
      <style:text-properties officeooo:rsid="0018f986"/>
    </style:style>
    <style:style style:name="T47" style:family="text">
      <style:text-properties officeooo:rsid="001cba34"/>
    </style:style>
    <style:style style:name="T48" style:family="text">
      <style:text-properties officeooo:rsid="001cfa35"/>
    </style:style>
    <style:style style:name="T49" style:family="text">
      <style:text-properties officeooo:rsid="001e03b5"/>
    </style:style>
    <style:style style:name="T50" style:family="text">
      <style:text-properties officeooo:rsid="001e2022"/>
    </style:style>
    <style:style style:name="T51" style:family="text">
      <style:text-properties officeooo:rsid="002035ad"/>
    </style:style>
    <style:style style:name="T52" style:family="text">
      <style:text-properties officeooo:rsid="00238058"/>
    </style:style>
    <style:style style:name="T53" style:family="text">
      <style:text-properties officeooo:rsid="0023dd04"/>
    </style:style>
    <style:style style:name="T54" style:family="text">
      <style:text-properties officeooo:rsid="00299e46"/>
    </style:style>
    <style:style style:name="T55" style:family="text">
      <style:text-properties officeooo:rsid="002a9fc7"/>
    </style:style>
    <style:style style:name="T56" style:family="text">
      <style:text-properties officeooo:rsid="002f317f"/>
    </style:style>
    <style:style style:name="T57" style:family="text">
      <style:text-properties officeooo:rsid="0032adda"/>
    </style:style>
    <style:style style:name="T58" style:family="text">
      <style:text-properties officeooo:rsid="003abaca"/>
    </style:style>
    <style:style style:name="T59" style:family="text">
      <style:text-properties officeooo:rsid="003d8665"/>
    </style:style>
    <style:style style:name="T60" style:family="text">
      <style:text-properties officeooo:rsid="00501d46"/>
    </style:style>
    <style:style style:name="T61" style:family="text">
      <style:text-properties officeooo:rsid="00543aaa"/>
    </style:style>
    <style:style style:name="T62" style:family="text">
      <style:text-properties officeooo:rsid="00665605"/>
    </style:style>
    <style:style style:name="T63" style:family="text">
      <style:text-properties officeooo:rsid="006a1e14"/>
    </style:style>
    <style:style style:name="T64" style:family="text">
      <style:text-properties officeooo:rsid="0061d253"/>
    </style:style>
    <style:style style:name="T65" style:family="text">
      <style:text-properties fo:font-weight="normal" style:font-weight-asian="normal" style:font-weight-complex="normal"/>
    </style:style>
    <style:style style:name="T66" style:family="text">
      <style:text-properties fo:font-weight="normal" officeooo:rsid="00096a19" style:font-weight-asian="normal" style:font-weight-complex="normal"/>
    </style:style>
    <style:style style:name="T67" style:family="text">
      <style:text-properties fo:font-weight="normal" officeooo:rsid="0025073a" style:font-weight-asian="normal" style:font-weight-complex="normal"/>
    </style:style>
    <style:style style:name="T68" style:family="text">
      <style:text-properties fo:font-weight="normal" officeooo:rsid="008428c8" style:font-weight-asian="normal" style:font-weight-complex="normal"/>
    </style:style>
    <style:style style:name="T69" style:family="text">
      <style:text-properties fo:font-weight="normal" officeooo:rsid="008cd02d" style:font-weight-asian="normal" style:font-weight-complex="normal"/>
    </style:style>
    <style:style style:name="T70" style:family="text">
      <style:text-properties fo:font-weight="normal" officeooo:rsid="009829e5" style:font-weight-asian="normal" style:font-weight-complex="normal"/>
    </style:style>
    <style:style style:name="T71" style:family="text">
      <style:text-properties officeooo:rsid="0074efea"/>
    </style:style>
    <style:style style:name="T72" style:family="text">
      <style:text-properties officeooo:rsid="00763030"/>
    </style:style>
    <style:style style:name="T73" style:family="text">
      <style:text-properties officeooo:rsid="0077a518"/>
    </style:style>
    <style:style style:name="T74" style:family="text">
      <style:text-properties officeooo:rsid="008006ed"/>
    </style:style>
    <style:style style:name="T75" style:family="text">
      <style:text-properties style:font-name="Liberation Serif" fo:font-size="12pt" fo:font-style="italic" fo:font-weight="normal" officeooo:rsid="00436d99" style:font-size-asian="12pt" style:font-style-asian="italic" style:font-weight-asian="normal" style:font-size-complex="12pt" style:font-style-complex="italic" style:font-weight-complex="normal"/>
    </style:style>
    <style:style style:name="T76" style:family="text">
      <style:text-properties style:font-name="Liberation Serif" fo:font-size="12pt" fo:font-style="italic" fo:font-weight="normal" officeooo:rsid="0025073a" style:font-size-asian="12pt" style:font-style-asian="italic" style:font-weight-asian="normal" style:font-size-complex="12pt" style:font-style-complex="italic" style:font-weight-complex="normal"/>
    </style:style>
    <style:style style:name="T77" style:family="text">
      <style:text-properties officeooo:rsid="00838701"/>
    </style:style>
    <style:style style:name="T78" style:family="text">
      <style:text-properties officeooo:rsid="008b6719"/>
    </style:style>
    <style:style style:name="T79" style:family="text">
      <style:text-properties officeooo:rsid="008d3890"/>
    </style:style>
    <style:style style:name="T80" style:family="text">
      <style:text-properties officeooo:rsid="008e1ab4"/>
    </style:style>
    <style:style style:name="T81" style:family="text">
      <style:text-properties style:text-underline-style="none" officeooo:rsid="008e1ab4"/>
    </style:style>
    <style:style style:name="T82" style:family="text">
      <style:text-properties officeooo:rsid="008eb55c"/>
    </style:style>
    <style:style style:name="T83" style:family="text">
      <style:text-properties fo:font-weight="bold"/>
    </style:style>
    <style:style style:name="T84" style:family="text">
      <style:text-properties officeooo:rsid="008f6dcf"/>
    </style:style>
    <style:style style:name="T85" style:family="text">
      <style:text-properties officeooo:rsid="00910f6e"/>
    </style:style>
    <style:style style:name="T86" style:family="text">
      <style:text-properties officeooo:rsid="0096519e"/>
    </style:style>
    <style:style style:name="T87" style:family="text">
      <style:text-properties officeooo:rsid="009829e5"/>
    </style:style>
    <style:style style:name="T88" style:family="text">
      <style:text-properties officeooo:rsid="00998023"/>
    </style:style>
    <style:style style:name="T89" style:family="text">
      <style:text-properties officeooo:rsid="009a75f5"/>
    </style:style>
    <style:style style:name="T90" style:family="text">
      <style:text-properties officeooo:rsid="009a9b1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4">REFERÊNCIA P<text:span text:style-name="T78">A</text:span>RA REALIZAR A COMUNICAÇÃO ENTRE CLIENTE E SERVIDOR <text:span text:style-name="T77">PARA CONTROLAR O ROBÔ</text:span></text:p>
      <text:p text:style-name="P13"/>
      <text:p text:style-name="P13"/>
      <text:p text:style-name="P13"/>
      <text:p text:style-name="P16"/>
      <text:p text:style-name="P13"/>
      <text:p text:style-name="P13"/>
      <text:p text:style-name="P25">Sobre esse documento</text:p>
      <text:p text:style-name="P13"/>
      <text:p text:style-name="P13"/>
      <text:p text:style-name="P78"><text:tab/>Esse documento foi desenvolvido com o intuito de apresentar os aspectos principais sobre o código desenvolvido para realizar a interação entre um dispositivo e o robô que pode ser montado utilizando os componentes listados no manual de montagem. Utilize esse arquivo como uma referência para compreender detalhes gerais sobre os códigos, e como operar corretamente a troca de mensagens entre cliente (dispositivo que envia comandos ao robô) e servidor (Arduíno Uno <text:span text:style-name="T87">R4 Wifi</text:span> que controla as funcionalidades do robô).</text:p>
      <text:p text:style-name="P15"/>
      <text:p text:style-name="P14"/>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170"><text:a xlink:type="simple" xlink:href="#__RefHeading___Toc4193_1058851619" text:style-name="Index_20_Link" text:visited-style-name="Index_20_Link">Comunicação<text:tab/>4</text:a></text:p>
          <text:p text:style-name="P171"><text:a xlink:type="simple" xlink:href="#__RefHeading___Toc4316_1058851619" text:style-name="Index_20_Link" text:visited-style-name="Index_20_Link">Sobre<text:tab/>4</text:a></text:p>
          <text:p text:style-name="P171"><text:a xlink:type="simple" xlink:href="#__RefHeading___Toc4318_1058851619" text:style-name="Index_20_Link" text:visited-style-name="Index_20_Link">Meio de Comunicação<text:tab/>4</text:a></text:p>
          <text:p text:style-name="P171"><text:a xlink:type="simple" xlink:href="#__RefHeading___Toc4320_1058851619" text:style-name="Index_20_Link" text:visited-style-name="Index_20_Link"><text:span text:style-name="T7">Padrão</text:span></text:a><text:a xlink:type="simple" xlink:href="#__RefHeading___Toc4320_1058851619" text:style-name="Index_20_Link" text:visited-style-name="Index_20_Link"><text:span text:style-name="T7"> de envio de Dados</text:span></text:a><text:a xlink:type="simple" xlink:href="#__RefHeading___Toc4320_1058851619" text:style-name="Index_20_Link" text:visited-style-name="Index_20_Link"><text:tab/>4</text:a></text:p>
          <text:p text:style-name="P171"><text:a xlink:type="simple" xlink:href="#__RefHeading___Toc4322_1058851619" text:style-name="Index_20_Link" text:visited-style-name="Index_20_Link">Detalhes relevantes sobre a comunicação<text:tab/>4</text:a></text:p>
          <text:p text:style-name="P170"><text:a xlink:type="simple" xlink:href="#__RefHeading___Toc4195_1058851619" text:style-name="Index_20_Link" text:visited-style-name="Index_20_Link">Detalhes do Código Cliente Disponibilizado<text:tab/>6</text:a></text:p>
          <text:p text:style-name="P171"><text:a xlink:type="simple" xlink:href="#__RefHeading___Toc4324_1058851619" text:style-name="Index_20_Link" text:visited-style-name="Index_20_Link">Sobre<text:tab/>6</text:a></text:p>
          <text:p text:style-name="P171"><text:a xlink:type="simple" xlink:href="#__RefHeading___Toc4326_1058851619" text:style-name="Index_20_Link" text:visited-style-name="Index_20_Link">Requisitos para execução do código Cliente<text:tab/>6</text:a></text:p>
          <text:p text:style-name="P170"><text:a xlink:type="simple" xlink:href="#__RefHeading___Toc4197_1058851619" text:style-name="Index_20_Link" text:visited-style-name="Index_20_Link">Detalhes do Código Servidor Disponibilizado<text:tab/>8</text:a></text:p>
          <text:p text:style-name="P170"><text:a xlink:type="simple" xlink:href="#__RefHeading___Toc4199_1058851619" text:style-name="Index_20_Link" text:visited-style-name="Index_20_Link">Variáveis de Pinagem<text:tab/>10</text:a></text:p>
          <text:p text:style-name="P170"><text:a xlink:type="simple" xlink:href="#__RefHeading___Toc4201_1058851619" text:style-name="Index_20_Link" text:visited-style-name="Index_20_Link">Comandos<text:tab/>13</text:a></text:p>
          <text:p text:style-name="P170"><text:a xlink:type="simple" xlink:href="#__RefHeading___Toc4203_1058851619" text:style-name="Index_20_Link" text:visited-style-name="Index_20_Link">Erros<text:tab/>30</text:a></text:p>
          <text:p text:style-name="P171"><text:a xlink:type="simple" xlink:href="#__RefHeading___Toc4328_1058851619" text:style-name="Index_20_Link" text:visited-style-name="Index_20_Link">Sobre<text:tab/>30</text:a></text:p>
          <text:p text:style-name="P171"><text:a xlink:type="simple" xlink:href="#__RefHeading___Toc5643_2236661432" text:style-name="Index_20_Link" text:visited-style-name="Index_20_Link">Listagem de Erros<text:tab/>30</text:a></text:p>
        </text:index-body>
      </text:table-of-content>
      <text:p text:style-name="P177"><text:span text:style-name="T65"/></text:p>
      <text:h text:style-name="P178" text:outline-level="1"><text:bookmark-start text:name="__RefHeading___Toc4193_1058851619"/>Comunicação<text:bookmark-end text:name="__RefHeading___Toc4193_1058851619"/></text:h>
      <text:p text:style-name="P12"/>
      <text:p text:style-name="P12"/>
      <text:h text:style-name="P179" text:outline-level="2"><text:bookmark-start text:name="__RefHeading___Toc4316_1058851619"/>Sobre<text:bookmark-end text:name="__RefHeading___Toc4316_1058851619"/></text:h>
      <text:p text:style-name="P36"/>
      <text:p text:style-name="P77"><text:span text:style-name="T7"><text:tab/></text:span><text:span text:style-name="T10">O sistema para operar o robô pode ser observado como uma troca de mensagens entre um cliente e um servidor. O cliente refere-se basicamente ao dispositivo encarregado de enviar os comandos ao robô e receber os retornos. Já o servidor refere-se a parte responsável por controlar propriamente o robô, recebendo e interpretando os comandos para desencadear ações.</text:span></text:p>
      <text:p text:style-name="P79"><text:span text:style-name="T67"><text:tab/></text:span><text:span text:style-name="T68">O papel de cliente pode ser realizado por qualquer dispositivo com capacidade de fazer a transmissão de dados via </text:span><text:span text:style-name="T69">Wifi</text:span><text:span text:style-name="T68">. Já o papel de servidor deve ser executado por um Arduíno Uno </text:span><text:span text:style-name="T70">R4 Wifi </text:span><text:span text:style-name="T68">que possua o código do servidor (disponibilizado junto a essa documentação) carregado. Esse Arduíno deve ser usado para operar os circuitos que constituem o robô.</text:span></text:p>
      <text:p text:style-name="P36"/>
      <text:h text:style-name="P179" text:outline-level="2"><text:bookmark-start text:name="__RefHeading___Toc4318_1058851619"/>Meio de Comunicação<text:bookmark-end text:name="__RefHeading___Toc4318_1058851619"/></text:h>
      <text:p text:style-name="P101"/>
      <text:p text:style-name="P36"><text:tab/><text:span text:style-name="T10">O meio de comunicação definido como padrão e implementado nos códigos do cliente e do servidor é via </text:span><text:span text:style-name="T21">Wifi</text:span><text:span text:style-name="T10">. Optou-se por esse meio </text:span><text:span text:style-name="T21">devido a velocidade de transmissão de mensagens superior a do Bluetooth</text:span><text:span text:style-name="T10">.</text:span></text:p>
      <text:p text:style-name="P38"/>
      <text:p text:style-name="P38"/>
      <text:h text:style-name="P182" text:outline-level="2"><text:bookmark-start text:name="__RefHeading___Toc4320_1058851619"/><text:span text:style-name="T75">Padrão</text:span><text:span text:style-name="T76"> de envio de Dados</text:span><text:bookmark-end text:name="__RefHeading___Toc4320_1058851619"/></text:h>
      <text:p text:style-name="P33"/>
      <text:p text:style-name="P79"><text:span text:style-name="T3"><text:tab/></text:span><text:span text:style-name="T31">Os dados enviados pelo cliente devem ser estritamente os comandos listados em seção posterior, uma vez que o código do servidor está preparado apenas para os aceitar como envios válidos. Já os dados enviados pelo servidor seguem um padrão que deve ser compreendido e descrito.</text:span></text:p>
      <text:p text:style-name="P79"><text:span text:style-name="T31"><text:tab/>Por padrão optou-se que todos os dados retornados pelo servidor são binários formados por 4 bytes e que são manipulados internamente pelo sistema como dados float. Sendo assim todo os dados no servidor são passíveis de representação em formato float e ao serem enviado como retorno para o cliente, eles são enviados como um sequência de 32 bits.</text:span><text:span text:style-name="T3"> </text:span><text:span text:style-name="T31">Dessa forma, cabe ao cliente que recebe os dados interpretar e converter a informação binário para um formato numérico adequado.</text:span></text:p>
      <text:p text:style-name="P35"/>
      <text:p text:style-name="P35"/>
      <text:h text:style-name="P179" text:outline-level="2"><text:bookmark-start text:name="__RefHeading___Toc4322_1058851619"/>Detalhes relevantes sobre a comunicação<text:bookmark-end text:name="__RefHeading___Toc4322_1058851619"/></text:h>
      <text:p text:style-name="P37"/>
      <text:p text:style-name="P37"><text:tab/><text:span text:style-name="T10">Abaixo são listados alguns detalhes sobre a comunicação entre cliente e servidor que devem ser consideradas durante a execução dos códigos disponibilizados.</text:span></text:p>
      <text:p text:style-name="P53"/>
      <text:list xml:id="list2570495099" text:style-name="L1">
        <text:list-item>
          <text:p text:style-name="P183">A comunicação é <text:span text:style-name="T74">s</text:span>íncrona;</text:p>
          <text:p text:style-name="P183"/>
        </text:list-item>
        <text:list-item>
          <text:p text:style-name="P193"><text:span text:style-name="T10">Após um comando enviado pelo cliente, o servidor sempre irá retornar algum dado. </text:span><text:span text:style-name="T15">Para comandos que não esperam um dado em específico, como comandos para configurar os componentes eletrônicos, o valor 1 é utilizado como um </text:span><text:span text:style-name="T64">flag</text:span><text:span text:style-name="T15"> de retorno padrão</text:span><text:span text:style-name="T10">;</text:span></text:p>
        </text:list-item>
      </text:list>
      <text:h text:style-name="P178" text:outline-level="1"><text:bookmark-start text:name="__RefHeading___Toc4195_1058851619"/><text:span text:style-name="T62">Detalhes do Código </text:span>Cliente <text:span text:style-name="T62">Disponibilizado</text:span><text:bookmark-end text:name="__RefHeading___Toc4195_1058851619"/></text:h>
      <text:p text:style-name="P74"/>
      <text:p text:style-name="P74"/>
      <text:h text:style-name="P181" text:outline-level="2"><text:bookmark-start text:name="__RefHeading___Toc4324_1058851619"/>Sobre<text:bookmark-end text:name="__RefHeading___Toc4324_1058851619"/></text:h>
      <text:p text:style-name="P40"/>
      <text:p text:style-name="P57"><text:tab/><text:span text:style-name="T63">Conforme abordado previamente, a comunicação com o robô funciona através de um modelo cliente e servidor. Observado isso, existe a necessidade de implementar um código para efetuar cada um desses papéis. A seção atual da documentação visa abordar e apresentar o código desenvolvido com a funcionalidade de cliente, sendo ele disponibilizado e recomendado para uso como padrão.</text:span></text:p>
      <text:p text:style-name="P195"><text:tab/><text:span text:style-name="T10">O código foi desenvolvido utilizando-se do paradigma orientado a objetos na linguagem python utilizando bibliotecas </text:span><text:span text:style-name="T22">nativas de rede (sockets)</text:span><text:span text:style-name="T10">. Todo o código para a comunicação está organizado em </text:span><text:span text:style-name="T26">diversas</text:span><text:span text:style-name="T10"> classe</text:span><text:span text:style-name="T26">s, no momento a principal é</text:span><text:span text:style-name="T22"> </text:span><text:span text:style-name="T10">denominada Cliente</text:span><text:span text:style-name="T22">UnoR4Wifi (que herda de uma classe abstrata Cliente)</text:span><text:span text:style-name="T10">, tendo como funcionalidades realizar a </text:span><text:span text:style-name="T22">descoberta de redes, conexão, troca de mensagens, recebimento e interpretação do retorno obtido do servidor</text:span><text:span text:style-name="T10">.</text:span></text:p>
      <text:p text:style-name="P195"><text:span text:style-name="T10"><text:tab/></text:span><text:span text:style-name="T26">O codigo possui outr</text:span><text:span text:style-name="T27">o</text:span><text:span text:style-name="T26"> </text:span><text:span text:style-name="T27">módulo importante</text:span><text:span text:style-name="T26">, denominad</text:span><text:span text:style-name="T27">o</text:span><text:span text:style-name="T26"> </text:span><text:span text:style-name="T27">robo.py.</text:span><text:span text:style-name="T26"> </text:span><text:span text:style-name="T27">N</text:span><text:span text:style-name="T26">el</text:span><text:span text:style-name="T27">e</text:span><text:span text:style-name="T26"> temos a abstração do uso das funções da classe ClienteUnoR4Wifi </text:span><text:span text:style-name="T27">através de funções de fachada</text:span><text:span text:style-name="T26">, ela serve para facilitar o uso do robo, onde no arquivo main.py basta o usuario inserir a configuração do robo e a logia de execução dele, respectivamente nos mé</text:span><text:span text:style-name="T27">t</text:span><text:span text:style-name="T26">odos setup(), loop()</text:span><text:span text:style-name="T10">.</text:span></text:p>
      <text:p text:style-name="P58"/>
      <text:p text:style-name="P58"/>
      <text:h text:style-name="P180" text:outline-level="2"><text:bookmark-start text:name="__RefHeading___Toc4326_1058851619"/>Requisitos para execução do código Cliente<text:bookmark-end text:name="__RefHeading___Toc4326_1058851619"/></text:h>
      <text:p text:style-name="P58"/>
      <text:p text:style-name="P43"><text:span text:style-name="T10"><text:tab/>Como requisitos para a execução adequada do código recomenda-se que sejam utilizados os seguintes recursos com suas respectivas versões. Como título de esclarecimento, os requisitos apresentados em sequência referem-se aos que foram utilizados durante o desenvolvimento do projeto, </text:span><text:span text:style-name="T17">caso deseje utilizar versões mais recentes é recomendado que testes sejam realizados previamente para garantir que as funcionalidades utilizadas ainda são suportadas.</text:span></text:p>
      <text:p text:style-name="P59"/>
      <text:list xml:id="list2593576469" text:style-name="L2">
        <text:list-item>
          <text:p text:style-name="P184">Python – Versão 3.8.10</text:p>
        </text:list-item>
        <text:list-item>
          <text:p text:style-name="P184">Biblioteca: <text:span text:style-name="T79">Nenhuma biblioteca externa é necessária. O código utiliza apenas os módulos padrão do Python (socket, threading e structs)</text:span></text:p>
        </text:list-item>
      </text:list>
      <text:p text:style-name="P43"/>
      <text:p text:style-name="P43"/>
      <text:p text:style-name="P102">A classe Cliente</text:p>
      <text:p text:style-name="P43"/>
      <text:p text:style-name="P82"><text:span text:style-name="T5"><text:tab/></text:span><text:span text:style-name="T32">Conforme comentado, a classe Cliente </text:span><text:span text:style-name="T34">agora serve como uma Classe Base Abstrata. Ela define uma “interface” ou um molde, listando todos os métodos que uma classe de cliente concreta (seja Wi-Fi, Bluetooth, etc.) deve obrigatoriamente implementar para funcionar com o sistema</text:span><text:span text:style-name="T32">. Em seguida a sua estrutura básica é apresentada para possibilitar que ela seja utilizada de forma adequada.</text:span></text:p>
      <text:p text:style-name="P43"/>
      <text:p text:style-name="P58">Atributos</text:p>
      <text:p text:style-name="P40"/>
      <text:list xml:id="list750134146" text:style-name="L3">
        <text:list-item>
          <text:p text:style-name="P185">_<text:span text:style-name="T80">porta_cliente</text:span>: <text:span text:style-name="T80">Número inteiro que identifica a porta local no dispositivo cliente</text:span>.</text:p>
          <text:p text:style-name="P190"/>
        </text:list-item>
        <text:list-item>
          <text:p text:style-name="P190"><text:soft-page-break/>_<text:span text:style-name="T81">porta_robo: Número inteiro que identifica a porta de escuta no robô (servidor).</text:span></text:p>
          <text:p text:style-name="P191"/>
        </text:list-item>
        <text:list-item>
          <text:p text:style-name="P191">_addr: Variável para armazenar o endereço do robô. </text:p>
          <text:p text:style-name="P191"/>
        </text:list-item>
        <text:list-item>
          <text:p text:style-name="P191">_socket: Váriavel para armazenar o objeto de socket (conexão) principal.</text:p>
          <text:p text:style-name="P191"/>
        </text:list-item>
        <text:list-item>
          <text:p text:style-name="P191">_resposta: Váriavel para armazenar a última resposta recebida do servidor.</text:p>
        </text:list-item>
      </text:list>
      <text:p text:style-name="P40"/>
      <text:p text:style-name="P57">Métodos <text:span text:style-name="T80">Abstratos</text:span></text:p>
      <text:p text:style-name="P57"/>
      <text:list xml:id="list3866042223" text:style-name="L4">
        <text:list-item>
          <text:p text:style-name="P197"><text:span text:style-name="T35">conectar(self): </text:span>Deve implementar a lógica para estabelecer a conexão principal com o robô.</text:p>
          <text:p text:style-name="P197"/>
        </text:list-item>
        <text:list-item>
          <text:p text:style-name="P197"><text:span text:style-name="T82">desconectar(self): </text:span>Deve implementar a lógica para fechar a conexão.</text:p>
          <text:p text:style-name="P197"/>
        </text:list-item>
        <text:list-item>
          <text:p text:style-name="P197"><text:span text:style-name="T82">enviar_mensagem(self, mensagem): </text:span>Deve implementar a lógica para enviar um comando ao robô.</text:p>
          <text:p text:style-name="P197"/>
        </text:list-item>
        <text:list-item>
          <text:p text:style-name="P200">receber_mensagem(self, timeout): Deve implementar a lógica para aguardar e retornar uma resposta do robô.</text:p>
          <text:p text:style-name="P200"/>
        </text:list-item>
        <text:list-item>
          <text:p text:style-name="P200">testar_tempo_conexao(self, mensagem): Deve implementar um teste de latência (envio e recebimento).</text:p>
          <text:p text:style-name="P200"/>
        </text:list-item>
        <text:list-item>
          <text:p text:style-name="P200">solicitar_status(self): Método placeholder para futuras implementações de status.</text:p>
          <text:p text:style-name="P200"/>
        </text:list-item>
      </text:list>
      <text:p text:style-name="P69">Métodos Concretos</text:p>
      <text:p text:style-name="P40"/>
      <text:list xml:id="list1733686839" text:style-name="L5">
        <text:list-item>
          <text:p text:style-name="P186">executar<text:span text:style-name="T84">(self): Método principal que dita o fluxo da aplicação: conectar(), setup(), e depois entra em um loop infinito chamado acao().</text:span></text:p>
          <text:p text:style-name="P187"/>
        </text:list-item>
        <text:list-item>
          <text:p text:style-name="P187">verificar_erros(self, saida): Recebe o float retornado pelo servidor e dispara as exceções Pyhton correspondentes (ErroPinoNaoConfigurado, etc) caso o valor seja um código de erro.</text:p>
        </text:list-item>
      </text:list>
      <text:p text:style-name="P99"/>
      <text:p text:style-name="P172">A classe ClienteUnoR4Wifi</text:p>
      <text:p text:style-name="P172"/>
      <text:p text:style-name="P173">Esta é a classe concreta que herda da classe Cliente e implementa todos os métodos abstratos usando a comunicação Wi-Fi (UDP para descoberta e TCP para comandos).</text:p>
      <text:p text:style-name="P173"/>
      <text:p text:style-name="P173">Atributos Adcionais</text:p>
      <text:p text:style-name="P173"/>
      <text:list xml:id="list2395389341" text:style-name="L6">
        <text:list-item>
          <text:p text:style-name="P201">_<text:span text:style-name="T85">estado: Um flag (1 ou 0) usado para controlar a execução das threads (parar as threads quando a conexão é encerrada). </text:span></text:p>
          <text:p text:style-name="P202"/>
        </text:list-item>
        <text:list-item>
          <text:p text:style-name="P202">Valor: Usado para a comunicação entre a thread escutar_servidor e o método receber_mensagem. A thread de escuta coloca a resposta do robô aqui, e o receber_mensagem a consome.</text:p>
        </text:list-item>
      </text:list>
      <text:p text:style-name="P174"/>
      <text:p text:style-name="P174"/>
      <text:p text:style-name="P174">Implementação dos Métodos Principais</text:p>
      <text:list xml:id="list3174658300" text:style-name="L7">
        <text:list-item>
          <text:p text:style-name="P198"><text:soft-page-break/><text:span text:style-name="T85">descoberta(self): </text:span>(Método novo, específico do Wi-Fi). Cria um socket <text:span text:style-name="T65">UDP</text:span> e envia uma mensagem de <text:span text:style-name="T2">broadcast</text:span><text:span text:style-name="T10"> </text:span><text:span text:style-name="T23">( “UnoR4WiFi” )</text:span><text:span text:style-name="T10"> </text:span>para a rede. Fica aguardando uma resposta para descobrir o endereço IP do robô.</text:p>
          <text:p text:style-name="P198"/>
        </text:list-item>
        <text:list-item>
          <text:p text:style-name="P203">concetar(self): Cria um socket TCP e se conecta ao endereço IP (_addr) e porta (_porta_robo).</text:p>
          <text:p text:style-name="P203"/>
        </text:list-item>
        <text:list-item>
          <text:p text:style-name="P204">desconectar(self): Fecha o socket TCP.</text:p>
          <text:p text:style-name="P204"/>
        </text:list-item>
        <text:list-item>
          <text:p text:style-name="P204">enviar_mensagem(self, mensagem): Envia a string de comando (ex: “MF”, <text:s/>“VS/120/120”) através do socket TCP, após codificá-la para bytes (.encode()).</text:p>
          <text:p text:style-name="P204"/>
        </text:list-item>
        <text:list-item>
          <text:p text:style-name="P204">receber_mensagem(self, timeout): Este método não lê o socket diretamente . Ele fica em loop aguardando que a thread escutar_servidor<text:span text:style-name="T7"> </text:span><text:span text:style-name="T10">coloque um valor no atributo self.valor. Se o tempo estourar (timeout), ele retorna 999.</text:span></text:p>
          <text:p text:style-name="P192"/>
        </text:list-item>
        <text:list-item>
          <text:p text:style-name="P199"><text:span text:style-name="T24">executar(self): (Sobrescreve o método da classe Cliente). </text:span><text:span text:style-name="T10">Adiciona a chamada ao descoberta() antes de conectar(), gerencia o inicio das threads e por fim deixa acao() dentro de um while, caso a consição de parada seja feita é acionado por fim o desconectar()</text:span></text:p>
        </text:list-item>
      </text:list>
      <text:p text:style-name="P40"/>
      <text:p text:style-name="P43"/>
      <text:p text:style-name="P102">Classes de Erro</text:p>
      <text:p text:style-name="P40"/>
      <text:p text:style-name="P40"><text:tab/><text:span text:style-name="T18">As classes de erros são complementos para a classe Cliente, sendo utilizadas apenas para disparar chamadas de erros da linguagem Python quando o servidor retornar valores que notificam que o comando enviado pelo cliente não foi executado conforme o planejado, ou que não foi possível estabelecer uma conexão entre os dispositivos de comunicação.</text:span></text:p>
      <text:p text:style-name="P61"><text:tab/>Essas classes são disponibilizadas em um arquivo próprio que é importado na definição da classe Cliente. Cada classe conta apenas com um método de inicialização e um método __str__() que é utilizado para exibir a mensagem de erro quando a classe for disparada. Caso deseje saber sobre os possíveis erros e as mensagens exibidas por eles, verifique a seção posterior da documentação que trata sobre o tópico.</text:p>
      <text:h text:style-name="P178" text:outline-level="1"><text:bookmark-start text:name="__RefHeading___Toc4197_1058851619"/>Detalhes do Código Servidor Disponibilizado<text:bookmark-end text:name="__RefHeading___Toc4197_1058851619"/></text:h>
      <text:p text:style-name="P75"/>
      <text:p text:style-name="P75"/>
      <text:p text:style-name="P102">Sobre</text:p>
      <text:p text:style-name="P41"/>
      <text:p text:style-name="P83"><text:span text:style-name="T6"><text:tab/></text:span><text:span text:style-name="T33">O código do servidor foi desenvolvido para ser executando em um Arduíno Uno </text:span><text:span text:style-name="T37">R4 Wifi</text:span><text:span text:style-name="T33"> e controlar o robô através do recebimento de comandos a partir de um cliente. O código foi desenvolvido utilizado a própria linguagem de programação do Arduíno Uno </text:span><text:span text:style-name="T37">R4 Wifi </text:span><text:span text:style-name="T33">e organizado de maneira estruturada, contando com diversas funções que são executadas para controlar o robô.</text:span></text:p>
      <text:p text:style-name="P66"/>
      <text:p text:style-name="P45"/>
      <text:p text:style-name="P102">Requisitos para execução do código Servidor</text:p>
      <text:p text:style-name="P66"/>
      <text:p text:style-name="P44"><text:span text:style-name="T19"><text:tab/>Como requisitos para a execução adequada do código recomenda-se que sejam utilizados os seguintes recursos com suas respectivas versões. Como título de esclarecimento, os requisitos apresentados em sequência referem-se aos que foram utilizados durante o desenvolvimento do projeto, </text:span><text:span text:style-name="T17">caso deseje utilizar versões mais recentes é recomendado que testes sejam realizados previamente para garantir que as funcionalidades utilizadas ainda são suportadas.</text:span></text:p>
      <text:p text:style-name="P60"/>
      <text:list xml:id="list54430111" text:style-name="L8">
        <text:list-item>
          <text:p text:style-name="P194"><text:span text:style-name="T17">Arduíno IDE – </text:span><text:span text:style-name="T19">Versão </text:span><text:span text:style-name="T17">1.8.19</text:span></text:p>
        </text:list-item>
        <text:list-item>
          <text:p text:style-name="P196"><text:span text:style-name="T17">B</text:span><text:span text:style-name="T10">iblioteca </text:span><text:span text:style-name="T25">WiFiS3</text:span></text:p>
        </text:list-item>
        <text:list-item>
          <text:p text:style-name="P188">Biblioteca WiFiUdp</text:p>
        </text:list-item>
        <text:list-item>
          <text:p text:style-name="P189">Blioteca Wire</text:p>
        </text:list-item>
      </text:list>
      <text:p text:style-name="P41"/>
      <text:p text:style-name="P42"/>
      <text:p text:style-name="P102">Configure primeiro para executar ações depois</text:p>
      <text:p text:style-name="P41"/>
      <text:p text:style-name="P62"><text:tab/><text:span text:style-name="T71">O servidor é dividido em dois ciclos de execução, podendo eles serem classificados como ciclo de configuração e ciclo de ação. Cada ciclo permite a execução de comandos específicos (conforme definição e listagem apresentada em seção própria). Toda vez que o servidor for iniciado, ele executará apenas comandos de configuração. </text:span><text:span text:style-name="T72">Após a configuração, o servidor permite a execução dos comandos de ação que em sua maioria interagem propriamente com os componentes eletrônicos do robô.</text:span></text:p>
      <text:p text:style-name="P41"/>
      <text:p text:style-name="P41"/>
      <text:p text:style-name="P102">Estruturação em Funções</text:p>
      <text:p text:style-name="P41"/>
      <text:p text:style-name="P41"><text:tab/><text:span text:style-name="T20">Cada comando aceito pelo servidor dispara a execução de uma função. Cada função desenvolvida é independente uma da outra, mesmo que certos elementos de código poderiam ser reaproveitados. Isso ocorre devido ao fato que cada função deve ser simples e protegida, não permitindo que mudanças em outras funções interfiram em sua operacionalidade. Uma observação importante para citar é que cada função é responsável por realizar a leitura de eventuais parâmetros que são enviados junto com um comando, bem como pela validação dos dados recebidos caso necessário. Esse aspecto é relevante, pois em caso alguma função seja alterada ou adicionada, deve-se considerar esse padrão.</text:span></text:p>
      <text:p text:style-name="P41"/>
      <text:p text:style-name="P41"><text:soft-page-break/></text:p>
      <text:p text:style-name="P102">Interpretação de Comandos</text:p>
      <text:p text:style-name="P42"/>
      <text:p text:style-name="P63"><text:tab/><text:span text:style-name="T72">A interpretação dos comandos advindos do cliente é simples e direta. O servidor realiza a leitura de uma quantidade específica de bytes em cada ciclo que corresponde ao comando enviado pelo cliente. Durante a etapa de configuração </text:span><text:span text:style-name="T73">espera-se a leitura de um único byte, sendo ele algum comando de configuração conforme a listagem presente na documentação. Durante a etapa de ação, espera-se a leitura de dois bytes para identificar um comando de ação.</text:span></text:p>
      <text:p text:style-name="P64"><text:tab/><text:span text:style-name="T73">Conforme será observado futuramente, cada comando definido possui uma representação em forma de String, sendo ela usada pelo cliente para enviar o comando ao servidor. Todavia, internamente durante a execução do servidor todo comando é dividido em bytes que são tratados através da sua representação decimal. Por exemplo, considere que o cliente enviou ao servidor o comando “S”. Internamente esse comando é tratado pela sua representação decimal conforme tabela ASCII, isto é, através do número 83.</text:span></text:p>
      <text:p text:style-name="P64"/>
      <text:p text:style-name="P65">Obs. Comandos que são compostos por dois bytes são interpretados em duas etapas, sendo cada byte interpretado por vez. Sendo assim é possível observar grandes estruturas condicionais que utilizam os comandos switch/case para analisar cada byte. Visando desempenho, comandos que compartilham o mesmo byte inicial são agrupados em uma única estrutura condicional para interpretação do próximo byte. Dessa forma, em caso de alteração no código do servidor para adição de comandos seguindo o padrão constituído, observe essa organização.</text:p>
      <text:h text:style-name="P178" text:outline-level="1"><text:bookmark-start text:name="__RefHeading___Toc4199_1058851619"/>Variáveis de Pinagem<text:bookmark-end text:name="__RefHeading___Toc4199_1058851619"/></text:h>
      <text:p text:style-name="P11"/>
      <text:p text:style-name="P11"/>
      <text:p text:style-name="P102">Sobre</text:p>
      <text:p text:style-name="P31"/>
      <text:p text:style-name="P32"><text:tab/><text:span text:style-name="T11">Variáveis de pinagens são variáveis declaradas dentro do servidor para gerenciar e armazenar a informação dos pinos usados para cada tipo de componente em específico suportado pelo robô. Sendo assim, cada variável refere-se a um pino físico do Arduíno quando configurado e sempre será usada para executar comandos que necessitem dos pinos.</text:span></text:p>
      <text:p text:style-name="P54"><text:tab/>Dessa forma, por exemplo, ao configurar a variável PIN_PBT com o valor 5 através dos comandos de configuração, ao executar o comando para leitura do botão esse pino será verificado. Portanto ressalta-se que o relacionamento entre os pinos e as variáveis de pinagem deve seguir a organização do circuito físico.</text:p>
      <text:p text:style-name="P54"/>
      <text:p text:style-name="P34"/>
      <text:p text:style-name="P102">Valor Padrão</text:p>
      <text:p text:style-name="P34"/>
      <text:p text:style-name="P34"><text:tab/><text:span text:style-name="T10">Todas variáveis de pinagem são iniciadas com o valor padrão de 255. Esse valor é utilizado dentro do sistema para realizar verificações se os devidos pinos necessários para a execução de uma ação foram configurados previamente. Caso a configuração não tenha sido feita, o servidor aborta a execução e retorna um erro conforme discutido posteriormente.</text:span></text:p>
      <text:p text:style-name="P31"/>
      <text:p text:style-name="P34"/>
      <text:p text:style-name="P102">Configuração e atribuição dos valores às variáveis de pinagem</text:p>
      <text:p text:style-name="P34"/>
      <text:p text:style-name="P34"><text:tab/><text:span text:style-name="T10">As variáveis de pinagem somente podem ser configuradas na etapa de configuração inicial, sendo impossível reconfigurar os valores após essa etapa sem que o servidor seja reiniciado. Ressalta-se que durante a configuração a atribuição dos valores é livre e pode ser feita conforme necessidade do usuário e conforme o circuito físico que foi construído.</text:span></text:p>
      <text:p text:style-name="P31"/>
      <text:p text:style-name="P31"/>
      <text:p text:style-name="P102">Lista de Variáveis de Pinagem</text:p>
      <text:p text:style-name="P31"/>
      <text:p text:style-name="P31"><text:tab/><text:span text:style-name="T11">Abaixo segue uma listagem apresentado o nome da variável de pinagem, bem como o seu propósito. Essas informações são úteis para compreender a descrição dos comandos aceitos pelo servidor, bem como para eventualmente mudanças no código do servidor.</text:span></text:p>
      <text:p text:style-name="P31"/>
      <table:table table:name="Tabela37" table:style-name="Tabela37">
        <table:table-column table:style-name="Tabela37.A"/>
        <table:table-column table:style-name="Tabela37.B"/>
        <table:table-row>
          <table:table-cell table:style-name="Tabela37.A1" office:value-type="string">
            <text:p text:style-name="P24">Nome Variável</text:p>
          </table:table-cell>
          <table:table-cell table:style-name="Tabela37.B1" office:value-type="string">
            <text:p text:style-name="P24">Armazena</text:p>
          </table:table-cell>
        </table:table-row>
        <table:table-row>
          <table:table-cell table:style-name="Tabela37.A2" office:value-type="string">
            <text:p text:style-name="P2">PIN_M1</text:p>
          </table:table-cell>
          <table:table-cell table:style-name="Tabela37.B2" office:value-type="string">
            <text:p text:style-name="P144">Pino do Arduíno usado para conectar e controlar a entrada IN1 da Ponte H. Serve para controlar o Motor A</text:p>
          </table:table-cell>
        </table:table-row>
        <table:table-row>
          <table:table-cell table:style-name="Tabela37.A2" office:value-type="string">
            <text:p text:style-name="P3">PIN_M<text:span text:style-name="T52">2</text:span></text:p>
          </table:table-cell>
          <table:table-cell table:style-name="Tabela37.B2" office:value-type="string">
            <text:p text:style-name="P144">Pino do Arduíno usado para conectar e controlar a entrada IN2 da Ponte H. Serve para controlar o Motor A</text:p>
          </table:table-cell>
        </table:table-row>
        <table:table-row>
          <table:table-cell table:style-name="Tabela37.A2" office:value-type="string">
            <text:p text:style-name="P3">PIN_M<text:span text:style-name="T52">3</text:span></text:p>
          </table:table-cell>
          <table:table-cell table:style-name="Tabela37.B2" office:value-type="string">
            <text:p text:style-name="P144">Pino do Arduíno usado para conectar e controlar <text:soft-page-break/>a entrada IN3 da Ponte H. Serve para controlar o Motor B</text:p>
          </table:table-cell>
        </table:table-row>
        <table:table-row>
          <table:table-cell table:style-name="Tabela37.A2" office:value-type="string">
            <text:p text:style-name="P3">PIN_M<text:span text:style-name="T52">4</text:span></text:p>
          </table:table-cell>
          <table:table-cell table:style-name="Tabela37.B2" office:value-type="string">
            <text:p text:style-name="P144">Pino do Arduíno usado para conectar e controlar a entrada IN4 da Ponte H. Serve para controlar o Motor B</text:p>
          </table:table-cell>
        </table:table-row>
        <table:table-row>
          <table:table-cell table:style-name="Tabela37.A2" office:value-type="string">
            <text:p text:style-name="P175">PIN_ENA</text:p>
          </table:table-cell>
          <table:table-cell table:style-name="Tabela37.B2" office:value-type="string">
            <text:p text:style-name="P144">Pino do Arduíno (com capacidade PWM) usado para conectar e controlar a entrada ENA (Enable A) da Ponte H. Serve para controlar a <text:span text:style-name="T65">velocidade</text:span> do Motor A.</text:p>
          </table:table-cell>
        </table:table-row>
        <table:table-row>
          <table:table-cell table:style-name="Tabela37.A2" office:value-type="string">
            <text:p text:style-name="P175">PIN_ENB</text:p>
          </table:table-cell>
          <table:table-cell table:style-name="Tabela37.B2" office:value-type="string">
            <text:p text:style-name="P144">Pino do Arduíno (com capacidade PWM) usado para conectar e controlar a entrada ENB (Enable B) da Ponte H. Serve para controlar a <text:span text:style-name="T65">velocidade</text:span> do Motor B.</text:p>
          </table:table-cell>
        </table:table-row>
        <table:table-row>
          <table:table-cell table:style-name="Tabela37.A2" office:value-type="string">
            <text:p text:style-name="P2">PIN_ECHO</text:p>
          </table:table-cell>
          <table:table-cell table:style-name="Tabela37.B2" office:value-type="string">
            <text:p text:style-name="P144">Pino do Arduíno usado para conectar e controlar o pino Echo do sensor ultrassônico HC-SR04.</text:p>
          </table:table-cell>
        </table:table-row>
        <table:table-row>
          <table:table-cell table:style-name="Tabela37.A2" office:value-type="string">
            <text:p text:style-name="P2">PIN_TRIG</text:p>
          </table:table-cell>
          <table:table-cell table:style-name="Tabela37.B2" office:value-type="string">
            <text:p text:style-name="P144">Pino do Arduíno usado para conectar e controlar o pino Trig do sensor ultrassônico HC-SR04.</text:p>
          </table:table-cell>
        </table:table-row>
        <table:table-row>
          <table:table-cell table:style-name="Tabela37.A2" office:value-type="string">
            <text:p text:style-name="P144">PIN_LED1</text:p>
          </table:table-cell>
          <table:table-cell table:style-name="Tabela37.B2" office:value-type="string">
            <text:p text:style-name="P144">Pino do Arduíno usado para conectar e controlar o Led simples identificado numericamente pelo número 1.</text:p>
          </table:table-cell>
        </table:table-row>
        <table:table-row>
          <table:table-cell table:style-name="Tabela37.A2" office:value-type="string">
            <text:p text:style-name="P144">PIN_LED2</text:p>
          </table:table-cell>
          <table:table-cell table:style-name="Tabela37.B2" office:value-type="string">
            <text:p text:style-name="P144">Pino do Arduíno usado para conectar e controlar o Led simples identificado numericamente pelo número 2.</text:p>
          </table:table-cell>
        </table:table-row>
        <table:table-row>
          <table:table-cell table:style-name="Tabela37.A2" office:value-type="string">
            <text:p text:style-name="P144">PIN_LEDR</text:p>
          </table:table-cell>
          <table:table-cell table:style-name="Tabela37.B2" office:value-type="string">
            <text:p text:style-name="P144">Pino do Arduíno usado para conectar e controlar o pino responsável pela taxa de vermelho no Led RGB.</text:p>
          </table:table-cell>
        </table:table-row>
        <table:table-row>
          <table:table-cell table:style-name="Tabela37.A2" office:value-type="string">
            <text:p text:style-name="P144">PIN_LEDG</text:p>
          </table:table-cell>
          <table:table-cell table:style-name="Tabela37.B2" office:value-type="string">
            <text:p text:style-name="P144">Pino do Arduín<text:span text:style-name="T87">o</text:span> usado para conectar e controlar o pino responsável pela taxa de verde no Led RGB.</text:p>
          </table:table-cell>
        </table:table-row>
        <table:table-row>
          <table:table-cell table:style-name="Tabela37.A2" office:value-type="string">
            <text:p text:style-name="P144">PIN_LEDB</text:p>
          </table:table-cell>
          <table:table-cell table:style-name="Tabela37.B2" office:value-type="string">
            <text:p text:style-name="P144">Pino do Arduíno usado para conectar e controlar o pino responsável pela taxa de azul no Led RGB.</text:p>
          </table:table-cell>
        </table:table-row>
        <table:table-row>
          <table:table-cell table:style-name="Tabela37.A2" office:value-type="string">
            <text:p text:style-name="P144">PIN_TONE</text:p>
          </table:table-cell>
          <table:table-cell table:style-name="Tabela37.B2" office:value-type="string">
            <text:p text:style-name="P144">Pino do Arduíno usado para conectar e controlar o pino em que o Buzzer está conectado.</text:p>
          </table:table-cell>
        </table:table-row>
        <table:table-row>
          <table:table-cell table:style-name="Tabela37.A2" office:value-type="string">
            <text:p text:style-name="P144">PIN_FR1</text:p>
          </table:table-cell>
          <table:table-cell table:style-name="Tabela37.B2" office:value-type="string">
            <text:p text:style-name="P144">Pino do Arduíno usado para conectar e controlar o sensor fototoresistor identificado numericamente pelo número 1.</text:p>
          </table:table-cell>
        </table:table-row>
        <table:table-row>
          <table:table-cell table:style-name="Tabela37.A2" office:value-type="string">
            <text:p text:style-name="P144">PIN_FR2</text:p>
          </table:table-cell>
          <table:table-cell table:style-name="Tabela37.B2" office:value-type="string">
            <text:p text:style-name="P144">Pino do Arduíno usado para conectar e controlar o sensor fototoresistor identificado numericamente pelo número 2.</text:p>
          </table:table-cell>
        </table:table-row>
        <table:table-row>
          <table:table-cell table:style-name="Tabela37.A2" office:value-type="string">
            <text:p text:style-name="P144">PIN_OR1</text:p>
          </table:table-cell>
          <table:table-cell table:style-name="Tabela37.B2" office:value-type="string">
            <text:p text:style-name="P144">Pino do Arduíno usado para conectar e controlar o sensor óptico reflexivo identificado numericamente pelo número 1.</text:p>
          </table:table-cell>
        </table:table-row>
        <table:table-row>
          <table:table-cell table:style-name="Tabela37.A2" office:value-type="string">
            <text:p text:style-name="P144">PIN_OR2</text:p>
          </table:table-cell>
          <table:table-cell table:style-name="Tabela37.B2" office:value-type="string">
            <text:p text:style-name="P144">Pino do Arduíno usado para conectar e controlar <text:soft-page-break/>o sensor óptico reflexivo identificado numericamente pelo número 2.</text:p>
          </table:table-cell>
        </table:table-row>
        <table:table-row>
          <table:table-cell table:style-name="Tabela37.A2" office:value-type="string">
            <text:p text:style-name="P144">PIN_OR3</text:p>
          </table:table-cell>
          <table:table-cell table:style-name="Tabela37.B2" office:value-type="string">
            <text:p text:style-name="P144">Pino do Arduíno usado para conectar e controlar o sensor óptico reflexivo identificado numericamente pelo número 3.</text:p>
          </table:table-cell>
        </table:table-row>
        <table:table-row>
          <table:table-cell table:style-name="Tabela37.A2" office:value-type="string">
            <text:p text:style-name="P144">PIN_PTC</text:p>
          </table:table-cell>
          <table:table-cell table:style-name="Tabela37.B2" office:value-type="string">
            <text:p text:style-name="P144">Pino do Arduíno usado para conectar e controlar o pino em que o Potenciometro está conectado.</text:p>
          </table:table-cell>
        </table:table-row>
        <table:table-row>
          <table:table-cell table:style-name="Tabela37.A2" office:value-type="string">
            <text:p text:style-name="P144">PIN_PBT</text:p>
          </table:table-cell>
          <table:table-cell table:style-name="Tabela37.B2" office:value-type="string">
            <text:p text:style-name="P144">Pino do Arduíno usado para conectar e controlar o pino em que o Push Buton está conectado.</text:p>
          </table:table-cell>
        </table:table-row>
        <table:table-row>
          <table:table-cell table:style-name="Tabela37.A2" office:value-type="string">
            <text:p text:style-name="P144">PIN_MPU1</text:p>
          </table:table-cell>
          <table:table-cell table:style-name="Tabela37.B2" office:value-type="string">
            <text:p text:style-name="P4"><text:span text:style-name="T52">Pino do Arduíno usado para conectar e controlar o pino </text:span><text:span text:style-name="T53">SCL</text:span><text:span text:style-name="T52"> </text:span><text:span text:style-name="T53">do sensor</text:span><text:span text:style-name="T52"> </text:span><text:span text:style-name="T53">MPU-6050</text:span><text:span text:style-name="T52"> conectado.</text:span></text:p>
          </table:table-cell>
        </table:table-row>
        <table:table-row>
          <table:table-cell table:style-name="Tabela37.A2" office:value-type="string">
            <text:p text:style-name="P144">PIN_MPU2</text:p>
          </table:table-cell>
          <table:table-cell table:style-name="Tabela37.B2" office:value-type="string">
            <text:p text:style-name="P4"><text:span text:style-name="T52">Pino do Arduíno usado para conectar e controlar o pino </text:span><text:span text:style-name="T53">SDA</text:span><text:span text:style-name="T52"> </text:span><text:span text:style-name="T53">do sensor</text:span><text:span text:style-name="T52"> </text:span><text:span text:style-name="T53">MPU-6050</text:span><text:span text:style-name="T52"> conectado.</text:span></text:p>
          </table:table-cell>
        </table:table-row>
      </table:table>
      <text:p text:style-name="P31"/>
      <text:p text:style-name="P56"/>
      <text:p text:style-name="P103">Mapeamento de Pinos do Arduíno para valores de configuração das variáveis de pinagem</text:p>
      <text:p text:style-name="P39"/>
      <text:p text:style-name="P100"><text:span text:style-name="T36"><text:tab/></text:span>Conforme fora citado, as variáveis de pinagem armazenam os pinos utilizados pelos componentes eletrônicos acoplados ao robô. Por padrão utiliza-se o <text:span text:style-name="T83">Arduíno Uno R4 WiFi</text:span> como placa base para operar esses componentes. Esta placa mantém o formato padrão do Arduíno, disponibilizando 14 pinos digitais (D0-D13) e 6 pinos de entrada analógica (A0-A5).</text:p>
      <text:p text:style-name="P100"><text:span text:style-name="T36"><text:tab/></text:span>Para identificar um pino físico durante as etapas de configuração do servidor, o software adota a numeração padrão (e a validação) do Arduíno. Os valores entre 0 e 13 são utilizados para configurar os pinos digitais. Já os pinos analógicos podem ser identificados com valores de 14 a 19, sendo o número catorze (14) equivalente ao pino A0 e o número dezenove (19) ao pino <text:span text:style-name="T83">A5</text:span>.</text:p>
      <text:p text:style-name="P56"><text:tab/>Dessa forma, por exemplo, caso queira configurar o pino 5 para usar juntamente a um Led simples, basta usar o comando de configuração próprio e passar o valor 5. Caso queira configurar o potenciômetro para usar o pino analógico A1, basta utilizar o comando de configuração própria e informar o valor 15.</text:p>
      <text:p text:style-name="P56"/>
      <text:p text:style-name="P56"/>
      <text:h text:style-name="P178" text:outline-level="1"><text:bookmark-start text:name="__RefHeading___Toc4201_1058851619"/>Comandos<text:bookmark-end text:name="__RefHeading___Toc4201_1058851619"/></text:h>
      <text:p text:style-name="P5"/>
      <text:p text:style-name="P5"/>
      <text:p text:style-name="P102">Sobre</text:p>
      <text:p text:style-name="P28"/>
      <text:p text:style-name="P28"><text:tab/><text:span text:style-name="T13">Os comandos são utilizados para desencadear ações no servidor, sendo que cada comando possui uma funcionalidade e características próprias. Todavia, é possível agrupar todos os comandos em dois grandes grupos: Os comandos de configuração, e </text:span><text:span text:style-name="T16">o</text:span><text:span text:style-name="T13">s comandos de ação. O primeiro refere-se àqueles que podem ser executados durante a etapa de configuração inicial do servidor. Já o segundo refere-se àqueles que são executados após a etapa de configuração e desencadeiam ações propriamente ditas, como o acionamento de componentes eletrônicos, e o envio de dados advindos de sensores ou variáveis do servidor.</text:span></text:p>
      <text:p text:style-name="P28"/>
      <text:p text:style-name="P28"/>
      <text:p text:style-name="P102">Lista de Comandos</text:p>
      <text:p text:style-name="P28"/>
      <text:p text:style-name="P28"><text:tab/><text:span text:style-name="T12">Em sequência são apresentados os comandos aceitos pelo servidor. Para facilitar a organização da listagem os comandos foram separados conforme classificação apresentada anteriormente. Além disso as informações estão dispostas em uma tabela padronizada conforme modelo abaixo.</text:span></text:p>
      <text:p text:style-name="P67"/>
      <table:table table:name="Tabela50" table:style-name="Tabela50">
        <table:table-column table:style-name="Tabela50.A"/>
        <table:table-column table:style-name="Tabela50.B"/>
        <table:table-row>
          <table:table-cell table:style-name="Tabela50.A1" office:value-type="string">
            <text:p text:style-name="P22">Identificação</text:p>
          </table:table-cell>
          <table:table-cell table:style-name="Tabela50.B1" office:value-type="string">
            <text:p text:style-name="P164">É a <text:span text:style-name="T90">nomenclatura do comando o qual possui representação </text:span>em ASCII <text:span text:style-name="T90">(comandos.py)</text:span>. Refere-se ao que deve ser enviado ao servidor para que a ação seja executada.</text:p>
          </table:table-cell>
        </table:table-row>
        <table:table-row>
          <table:table-cell table:style-name="Tabela50.A2" office:value-type="string">
            <text:p text:style-name="P10">Nome Função</text:p>
          </table:table-cell>
          <table:table-cell table:style-name="Tabela50.B2" office:value-type="string">
            <text:p text:style-name="P164">Maioria dos comandos quando interpretados pelo servidor realizam uma chamada a uma função específica. Esse campo da tabela serve para referenciar essa função.</text:p>
          </table:table-cell>
        </table:table-row>
        <table:table-row>
          <table:table-cell table:style-name="Tabela50.A2" office:value-type="string">
            <text:p text:style-name="P10">Descrição</text:p>
          </table:table-cell>
          <table:table-cell table:style-name="Tabela50.B2" office:value-type="string">
            <text:p text:style-name="P164">Breve resumo sobre a finalidade do comando.</text:p>
          </table:table-cell>
        </table:table-row>
        <table:table-row>
          <table:table-cell table:style-name="Tabela50.A2" office:value-type="string">
            <text:p text:style-name="P10">Parâmetros</text:p>
          </table:table-cell>
          <table:table-cell table:style-name="Tabela50.B2" office:value-type="string">
            <text:p text:style-name="P165">Lista os parâmetros que devem ser informados ao enviar o comando para o servidor. Além de apresentar para o que cada parâmetro serve, informações do tipo de dado, bem como os intervalos de dados aceitos são informados.</text:p>
          </table:table-cell>
        </table:table-row>
        <table:table-row>
          <table:table-cell table:style-name="Tabela50.A2" office:value-type="string">
            <text:p text:style-name="P10">Retorno</text:p>
          </table:table-cell>
          <table:table-cell table:style-name="Tabela50.B2" office:value-type="string">
            <text:p text:style-name="P165">Lista os possíveis retornos do comando. Além de apresentar uma breve explicação do significado do retorno, informações do tipo de dado, bem como os intervalos em que os dados estão são informados.</text:p>
          </table:table-cell>
        </table:table-row>
        <table:table-row>
          <table:table-cell table:style-name="Tabela50.A2" office:value-type="string">
            <text:p text:style-name="P10">Erros Disparados</text:p>
          </table:table-cell>
          <table:table-cell table:style-name="Tabela50.B2" office:value-type="string">
            <text:p text:style-name="P165">Lista os erros que podem ser enviados pelo servidor caso algum problema ocorra durante a execução do comando. Uma listagem descrevendo cada erro pode ser encontrada em uma seção específica.</text:p>
          </table:table-cell>
        </table:table-row>
      </table:table>
      <text:p text:style-name="P30"/>
      <text:p text:style-name="P55">Obs. O símbolo “---” é utilizado na listagem de comandos para informar que tal comando em específico não possui determinada característica. Por exemplo, quando um comando não possuir parâmetros o símbolo é apresentado no local determinado para essa informação na tabela.</text:p>
      <text:p text:style-name="P30"/>
      <text:p text:style-name="P50">Comandos de Configuração</text:p>
      <text:p text:style-name="P28"><text:soft-page-break/></text:p>
      <table:table table:name="Tabela5" table:style-name="Tabela5">
        <table:table-column table:style-name="Tabela5.A"/>
        <table:table-column table:style-name="Tabela5.B"/>
        <table:table-row>
          <table:table-cell table:style-name="Tabela5.A1" office:value-type="string">
            <text:p text:style-name="P18">Identificação</text:p>
          </table:table-cell>
          <table:table-cell table:style-name="Tabela5.B1" office:value-type="string">
            <text:p text:style-name="P206">SETUP_CONCLUIDO</text:p>
          </table:table-cell>
        </table:table-row>
        <table:table-row>
          <table:table-cell table:style-name="Tabela5.A2" office:value-type="string">
            <text:p text:style-name="P6">Nome Função</text:p>
          </table:table-cell>
          <table:table-cell table:style-name="Tabela5.B2" office:value-type="string">
            <text:p text:style-name="P126">--- Comando não está vinculado a execução de uma função no servidor.</text:p>
          </table:table-cell>
        </table:table-row>
        <table:table-row>
          <table:table-cell table:style-name="Tabela5.A2" office:value-type="string">
            <text:p text:style-name="P6">Descrição</text:p>
          </table:table-cell>
          <table:table-cell table:style-name="Tabela5.B2" office:value-type="string">
            <text:p text:style-name="P113">Comando utilizado para finalizar a etapa de configuração inicial. Ao ser enviado ao servidor, faz com que o programa avance para a etapa de ação, aceitando os comandos de ação.</text:p>
            <text:p text:style-name="P113"/>
            <text:p text:style-name="P113">Caso alguma configuração foi efetuada incorretamente, e esse comando já foi executado, a única maneira de retornar a fase de configuração inicial é resetando o servidor.</text:p>
          </table:table-cell>
        </table:table-row>
        <table:table-row>
          <table:table-cell table:style-name="Tabela5.A2" office:value-type="string">
            <text:p text:style-name="P6">Parâmetros</text:p>
          </table:table-cell>
          <table:table-cell table:style-name="Tabela5.B2" office:value-type="string">
            <text:p text:style-name="P87">---</text:p>
          </table:table-cell>
        </table:table-row>
        <table:table-row>
          <table:table-cell table:style-name="Tabela5.A2" office:value-type="string">
            <text:p text:style-name="P6">Retorno</text:p>
          </table:table-cell>
          <table:table-cell table:style-name="Tabela5.B2" office:value-type="string">
            <text:p text:style-name="P113">1 – Configuração inicial concluída</text:p>
          </table:table-cell>
        </table:table-row>
        <table:table-row>
          <table:table-cell table:style-name="Tabela5.A2" office:value-type="string">
            <text:p text:style-name="P6">Erros Disparados</text:p>
          </table:table-cell>
          <table:table-cell table:style-name="Tabela5.B2" office:value-type="string">
            <text:p text:style-name="P107">---</text:p>
          </table:table-cell>
        </table:table-row>
      </table:table>
      <text:p text:style-name="P28"/>
      <text:p text:style-name="P49"/>
      <table:table table:name="Tabela7" table:style-name="Tabela7">
        <table:table-column table:style-name="Tabela7.A"/>
        <table:table-column table:style-name="Tabela7.B"/>
        <table:table-row>
          <table:table-cell table:style-name="Tabela7.A1" office:value-type="string">
            <text:p text:style-name="P19">Identificação</text:p>
          </table:table-cell>
          <table:table-cell table:style-name="Tabela7.B1" office:value-type="string">
            <text:p text:style-name="P206">RESETAR_PINOS</text:p>
          </table:table-cell>
        </table:table-row>
        <table:table-row>
          <table:table-cell table:style-name="Tabela7.A2" office:value-type="string">
            <text:p text:style-name="P7">Nome Função</text:p>
          </table:table-cell>
          <table:table-cell table:style-name="Tabela7.B2" office:value-type="string">
            <text:p text:style-name="P88">resetarPinos</text:p>
          </table:table-cell>
        </table:table-row>
        <table:table-row>
          <table:table-cell table:style-name="Tabela7.A2" office:value-type="string">
            <text:p text:style-name="P7">Descrição</text:p>
          </table:table-cell>
          <table:table-cell table:style-name="Tabela7.B2" office:value-type="string">
            <text:p text:style-name="P114">Configura todas as variáveis de pinagem do servidor para o valor padrão de 255. Utilize esse comando quando deseja iniciar a configuração inicial a partir do zero novamente.</text:p>
          </table:table-cell>
        </table:table-row>
        <table:table-row>
          <table:table-cell table:style-name="Tabela7.A2" office:value-type="string">
            <text:p text:style-name="P7">Parâmetros</text:p>
          </table:table-cell>
          <table:table-cell table:style-name="Tabela7.B2" office:value-type="string">
            <text:p text:style-name="P88">---</text:p>
          </table:table-cell>
        </table:table-row>
        <table:table-row>
          <table:table-cell table:style-name="Tabela7.A2" office:value-type="string">
            <text:p text:style-name="P7">Retorno</text:p>
          </table:table-cell>
          <table:table-cell table:style-name="Tabela7.B2" office:value-type="string">
            <text:p text:style-name="P113">1 – Reset de pinos concluido</text:p>
          </table:table-cell>
        </table:table-row>
        <table:table-row>
          <table:table-cell table:style-name="Tabela7.A2" office:value-type="string">
            <text:p text:style-name="P7">Erros Disparados</text:p>
          </table:table-cell>
          <table:table-cell table:style-name="Tabela7.B2" office:value-type="string">
            <text:p text:style-name="P108">---</text:p>
          </table:table-cell>
        </table:table-row>
      </table:table>
      <text:p text:style-name="P49"/>
      <text:p text:style-name="P49"/>
      <table:table table:name="Tabela8" table:style-name="Tabela8">
        <table:table-column table:style-name="Tabela8.A"/>
        <table:table-column table:style-name="Tabela8.B"/>
        <table:table-row>
          <table:table-cell table:style-name="Tabela8.A1" office:value-type="string">
            <text:p text:style-name="P19">Identificação</text:p>
          </table:table-cell>
          <table:table-cell table:style-name="Tabela8.B1" office:value-type="string">
            <text:p text:style-name="P206">VERIFICAR_PINO_CONFIGURADO</text:p>
          </table:table-cell>
        </table:table-row>
        <table:table-row>
          <table:table-cell table:style-name="Tabela8.A2" office:value-type="string">
            <text:p text:style-name="P7">Nome Função</text:p>
          </table:table-cell>
          <table:table-cell table:style-name="Tabela8.B2" office:value-type="string">
            <text:p text:style-name="P88">verificarPinoConfigurado</text:p>
          </table:table-cell>
        </table:table-row>
        <table:table-row>
          <table:table-cell table:style-name="Tabela8.A2" office:value-type="string">
            <text:p text:style-name="P7">Descrição</text:p>
          </table:table-cell>
          <table:table-cell table:style-name="Tabela8.B2" office:value-type="string">
            <text:p text:style-name="P115">Dado uma variável de pinagem, retorna qual o pino no Arduíno que está configurado para essa variável. </text:p>
            <text:p text:style-name="P115"/>
            <text:p text:style-name="P115">Por exemplo, caso queira saber qual pino do Arduíno está sendo utilizado pela variável de pinagem PIN_M1, envie o comando V/0.</text:p>
          </table:table-cell>
        </table:table-row>
        <table:table-row>
          <table:table-cell table:style-name="Tabela8.A2" office:value-type="string">
            <text:p text:style-name="P7">Parâmetros</text:p>
          </table:table-cell>
          <table:table-cell table:style-name="Tabela8.B2" office:value-type="string">
            <text:p text:style-name="P114">N – Número inteiro que deve estar no intervalo fechado [0, 20]. Cada número desse intervalo identifica uma variável de pinagem. A numeração segue a definição:</text:p>
            <text:p text:style-name="P176">0 - PIN_ENA</text:p>
            <text:p text:style-name="P114"><text:span text:style-name="T86">1</text:span> - PIN_M1</text:p>
            <text:p text:style-name="P114"><text:span text:style-name="T86">2</text:span> - PIN_M2</text:p>
            <text:p text:style-name="P114"><text:span text:style-name="T86">3</text:span> - PIN_M3</text:p>
            <text:p text:style-name="P114"><text:span text:style-name="T86">4</text:span> – PIN_M4</text:p>
            <text:p text:style-name="P176">5 - PIN_ENB</text:p>
            <text:p text:style-name="P114"><text:span text:style-name="T86">6</text:span> - PIN_ECHO</text:p>
            <text:p text:style-name="P114"><text:span text:style-name="T86">7</text:span> - PIN_TRIG</text:p>
            <text:p text:style-name="P114"><text:soft-page-break/><text:span text:style-name="T86">8</text:span> - PIN_LED1</text:p>
            <text:p text:style-name="P114"><text:span text:style-name="T86">9</text:span> - PIN_LED2</text:p>
            <text:p text:style-name="P114"><text:span text:style-name="T86">10</text:span> - PIN_LEDR</text:p>
            <text:p text:style-name="P114"><text:span text:style-name="T86">11</text:span> - PIN_LEDG</text:p>
            <text:p text:style-name="P114">1<text:span text:style-name="T86">2</text:span> - PIN_LEDB</text:p>
            <text:p text:style-name="P114">1<text:span text:style-name="T86">3</text:span> - PIN_TONE</text:p>
            <text:p text:style-name="P114">1<text:span text:style-name="T86">4</text:span> - PIN_FR1</text:p>
            <text:p text:style-name="P114">1<text:span text:style-name="T86">5</text:span> - PIN_FR2</text:p>
            <text:p text:style-name="P114">1<text:span text:style-name="T86">6</text:span> - PIN_OR1</text:p>
            <text:p text:style-name="P114">1<text:span text:style-name="T86">7</text:span> - PIN_OR2</text:p>
            <text:p text:style-name="P114">1<text:span text:style-name="T86">8</text:span> - PIN_OR3</text:p>
            <text:p text:style-name="P114">1<text:span text:style-name="T86">9</text:span> - PIN_PTC</text:p>
            <text:p text:style-name="P114"><text:span text:style-name="T86">20</text:span> - PIN_PBT</text:p>
            <text:p text:style-name="P114"><text:span text:style-name="T86">21</text:span> - PIN_MPU1</text:p>
            <text:p text:style-name="P114">2<text:span text:style-name="T86">2</text:span> - PIN_MPU2</text:p>
          </table:table-cell>
        </table:table-row>
        <table:table-row>
          <table:table-cell table:style-name="Tabela8.A2" office:value-type="string">
            <text:p text:style-name="P7">Retorno</text:p>
          </table:table-cell>
          <table:table-cell table:style-name="Tabela8.B2" office:value-type="string">
            <text:p text:style-name="P113">[0,19] – <text:span text:style-name="T42">Pino do Arduíno no qual a variável de pinagem está configurada.</text:span></text:p>
            <text:p text:style-name="P113"/>
            <text:p text:style-name="P113">255 – <text:span text:style-name="T42">Variável de pinagem não configurada.</text:span></text:p>
          </table:table-cell>
        </table:table-row>
        <table:table-row>
          <table:table-cell table:style-name="Tabela8.A2" office:value-type="string">
            <text:p text:style-name="P7">Erros Disparados</text:p>
          </table:table-cell>
          <table:table-cell table:style-name="Tabela8.B2" office:value-type="string">
            <text:p text:style-name="P113">ERRO 1</text:p>
          </table:table-cell>
        </table:table-row>
      </table:table>
      <text:p text:style-name="P49"/>
      <text:p text:style-name="P49"/>
      <table:table table:name="Tabela9" table:style-name="Tabela9">
        <table:table-column table:style-name="Tabela9.A"/>
        <table:table-column table:style-name="Tabela9.B"/>
        <table:table-row>
          <table:table-cell table:style-name="Tabela9.A1" office:value-type="string">
            <text:p text:style-name="P19">Identificação</text:p>
          </table:table-cell>
          <table:table-cell table:style-name="Tabela9.B1" office:value-type="string">
            <text:p text:style-name="P206">CONFIGURAR_MOTORES</text:p>
          </table:table-cell>
        </table:table-row>
        <table:table-row>
          <table:table-cell table:style-name="Tabela9.A2" office:value-type="string">
            <text:p text:style-name="P7">Nome Função</text:p>
          </table:table-cell>
          <table:table-cell table:style-name="Tabela9.B2" office:value-type="string">
            <text:p text:style-name="P88">configurarMotores</text:p>
          </table:table-cell>
        </table:table-row>
        <table:table-row>
          <table:table-cell table:style-name="Tabela9.A2" office:value-type="string">
            <text:p text:style-name="P7">Descrição</text:p>
          </table:table-cell>
          <table:table-cell table:style-name="Tabela9.B2" office:value-type="string">
            <text:p text:style-name="P89"><text:span text:style-name="T42">Comando utilizado para </text:span><text:span text:style-name="T43">definir</text:span><text:span text:style-name="T42"> os pinos que devem ser utilizado para </text:span><text:span text:style-name="T43">operar os motores.</text:span></text:p>
            <text:p text:style-name="P115"/>
            <text:p text:style-name="P120">Caso um erro seja disparado, os valores dos pinos relacionados aos motores são reconfigurados para o valor padrão de 255.</text:p>
          </table:table-cell>
        </table:table-row>
        <table:table-row>
          <table:table-cell table:style-name="Tabela9.A2" office:value-type="string">
            <text:p text:style-name="P7">Parâmetros</text:p>
          </table:table-cell>
          <table:table-cell table:style-name="Tabela9.B2" office:value-type="string">
            <text:p text:style-name="P176">N0 - Número inteiro que deve estar no intervalo fechado [0, 19].</text:p>
            <text:p text:style-name="P119"><text:span text:style-name="T86">Identifica o pino que a variável de pinagem PIN_ENA será configurada. </text:span><text:line-break/><text:line-break/>N1 - <text:span text:style-name="T41">Número inteiro que deve estar no intervalo fechado [0, </text:span>19<text:span text:style-name="T41">]. </text:span>Identifica o pino que a variável de pinagem PIN_M1 será configurada.</text:p>
            <text:p text:style-name="P115"/>
            <text:p text:style-name="P115">N2 - <text:span text:style-name="T41">Número inteiro que deve estar no intervalo fechado [0, </text:span>19<text:span text:style-name="T41">]. </text:span>Identifica o pino que a variável de pinagem PIN_M2 será configurada.</text:p>
            <text:p text:style-name="P115"/>
            <text:p text:style-name="P115">N3 - <text:span text:style-name="T41">Número inteiro que deve estar no intervalo fechado [0, </text:span>19<text:span text:style-name="T41">]. </text:span>Identifica o pino que a variável de pinagem PIN_M3 será configurada.</text:p>
            <text:p text:style-name="P115"/>
            <text:p text:style-name="P119">N4 - <text:span text:style-name="T41">Número inteiro que deve estar no intervalo fechado [0, </text:span>19<text:span text:style-name="T41">]. </text:span>Identifica o pino que a variável de pinagem PIN_M4 será <text:soft-page-break/>configurada.<text:line-break/><text:span text:style-name="T86">N5 - Número inteiro que deve estar no intervalo fechado [0, 19].</text:span></text:p>
            <text:p text:style-name="P119"><text:span text:style-name="T86">Identifica o pino que a variável de pinagem PIN_ENB será configurada. </text:span><text:line-break/></text:p>
          </table:table-cell>
        </table:table-row>
        <table:table-row>
          <table:table-cell table:style-name="Tabela9.A2" office:value-type="string">
            <text:p text:style-name="P7">Retorno</text:p>
          </table:table-cell>
          <table:table-cell table:style-name="Tabela9.B2" office:value-type="string">
            <text:p text:style-name="P114">1 - Configuração finalizada</text:p>
          </table:table-cell>
        </table:table-row>
        <table:table-row>
          <table:table-cell table:style-name="Tabela9.A2" office:value-type="string">
            <text:p text:style-name="P7">Erros Disparados</text:p>
          </table:table-cell>
          <table:table-cell table:style-name="Tabela9.B2" office:value-type="string">
            <text:p text:style-name="P114">ERRO 1</text:p>
          </table:table-cell>
        </table:table-row>
      </table:table>
      <text:p text:style-name="P49"/>
      <table:table table:name="Tabela10" table:style-name="Tabela10">
        <table:table-column table:style-name="Tabela10.A"/>
        <table:table-column table:style-name="Tabela10.B"/>
        <table:table-row>
          <table:table-cell table:style-name="Tabela10.A1" office:value-type="string">
            <text:p text:style-name="P19">Identificação</text:p>
          </table:table-cell>
          <table:table-cell table:style-name="Tabela10.B1" office:value-type="string">
            <text:p text:style-name="P206">CONFIGURAR_ULTRASSONICO</text:p>
          </table:table-cell>
        </table:table-row>
        <table:table-row>
          <table:table-cell table:style-name="Tabela10.A2" office:value-type="string">
            <text:p text:style-name="P7">Nome Função</text:p>
          </table:table-cell>
          <table:table-cell table:style-name="Tabela10.B2" office:value-type="string">
            <text:p text:style-name="P88">configurarSensorUltrassonico</text:p>
          </table:table-cell>
        </table:table-row>
        <table:table-row>
          <table:table-cell table:style-name="Tabela10.A2" office:value-type="string">
            <text:p text:style-name="P7">Descrição</text:p>
          </table:table-cell>
          <table:table-cell table:style-name="Tabela10.B2" office:value-type="string">
            <text:p text:style-name="P90"><text:span text:style-name="T42">Comando utilizado para </text:span><text:span text:style-name="T43">definir</text:span><text:span text:style-name="T42"> os pinos que devem ser utilizado para </text:span><text:span text:style-name="T43">operar o sensor ultrassônico.</text:span></text:p>
            <text:p text:style-name="P116"/>
            <text:p text:style-name="P120">Caso um erro seja disparado, os valores dos pinos relacionados ao sensor ultrassônico são reconfigurados para o valor padrão de 255.</text:p>
          </table:table-cell>
        </table:table-row>
        <table:table-row>
          <table:table-cell table:style-name="Tabela10.A2" office:value-type="string">
            <text:p text:style-name="P7">Parâmetros</text:p>
          </table:table-cell>
          <table:table-cell table:style-name="Tabela10.B2" office:value-type="string">
            <text:p text:style-name="P90"><text:span text:style-name="T45">N1</text:span><text:span text:style-name="T43"> - </text:span><text:span text:style-name="T41">Número inteiro que deve estar no intervalo fechado [0, </text:span><text:span text:style-name="T42">19</text:span><text:span text:style-name="T41">]. </text:span><text:span text:style-name="T42">Identifica o pino que a variável de pinagem PIN_</text:span><text:span text:style-name="T43">ECHO</text:span><text:span text:style-name="T42"> será configurada.</text:span></text:p>
            <text:p text:style-name="P120"/>
            <text:p text:style-name="P90"><text:span text:style-name="T45">N2</text:span><text:span text:style-name="T43"> - </text:span><text:span text:style-name="T41">Número inteiro que deve estar no intervalo fechado [0, </text:span><text:span text:style-name="T42">19</text:span><text:span text:style-name="T41">]. </text:span><text:span text:style-name="T42">Identifica o pino que a variável de pinagem PIN_</text:span><text:span text:style-name="T43">TRIG</text:span><text:span text:style-name="T42"> será configurada.</text:span></text:p>
          </table:table-cell>
        </table:table-row>
        <table:table-row>
          <table:table-cell table:style-name="Tabela10.A2" office:value-type="string">
            <text:p text:style-name="P7">Retorno</text:p>
          </table:table-cell>
          <table:table-cell table:style-name="Tabela10.B2" office:value-type="string">
            <text:p text:style-name="P114">1 - Configuração finalizada</text:p>
          </table:table-cell>
        </table:table-row>
        <table:table-row>
          <table:table-cell table:style-name="Tabela10.A2" office:value-type="string">
            <text:p text:style-name="P7">Erros Disparados</text:p>
          </table:table-cell>
          <table:table-cell table:style-name="Tabela10.B2" office:value-type="string">
            <text:p text:style-name="P114">ERRO 1</text:p>
          </table:table-cell>
        </table:table-row>
      </table:table>
      <text:p text:style-name="P49"/>
      <table:table table:name="Tabela11" table:style-name="Tabela11">
        <table:table-column table:style-name="Tabela11.A"/>
        <table:table-column table:style-name="Tabela11.B"/>
        <table:table-row>
          <table:table-cell table:style-name="Tabela11.A1" office:value-type="string">
            <text:p text:style-name="P19">Identificação</text:p>
          </table:table-cell>
          <table:table-cell table:style-name="Tabela11.B1" office:value-type="string">
            <text:p text:style-name="P206">CONFIGURAR_LED_SIMPLES</text:p>
          </table:table-cell>
        </table:table-row>
        <table:table-row>
          <table:table-cell table:style-name="Tabela11.A2" office:value-type="string">
            <text:p text:style-name="P7">Nome Função</text:p>
          </table:table-cell>
          <table:table-cell table:style-name="Tabela11.B2" office:value-type="string">
            <text:p text:style-name="P88">configurarLedSimples</text:p>
          </table:table-cell>
        </table:table-row>
        <table:table-row>
          <table:table-cell table:style-name="Tabela11.A2" office:value-type="string">
            <text:p text:style-name="P7">Descrição</text:p>
          </table:table-cell>
          <table:table-cell table:style-name="Tabela11.B2" office:value-type="string">
            <text:p text:style-name="P90"><text:span text:style-name="T42">Comando utilizado para </text:span><text:span text:style-name="T43">definir um led simples, e</text:span><text:span text:style-name="T42"> o pinos que devem ser utilizado para </text:span><text:span text:style-name="T43">operar ele.</text:span></text:p>
            <text:p text:style-name="P116"/>
            <text:p text:style-name="P120">Caso um erro seja disparado, o valor do pino relacionado ao led simples permanece configurado para o valor padrão de 255.</text:p>
          </table:table-cell>
        </table:table-row>
        <table:table-row>
          <table:table-cell table:style-name="Tabela11.A2" office:value-type="string">
            <text:p text:style-name="P7">Parâmetros</text:p>
          </table:table-cell>
          <table:table-cell table:style-name="Tabela11.B2" office:value-type="string">
            <text:p text:style-name="P120">N<text:span text:style-name="T45">1</text:span> - <text:span text:style-name="T41">Número inteiro que deve estar no intervalo fechado [</text:span>1<text:span text:style-name="T41">, </text:span>2<text:span text:style-name="T41">]. </text:span>Identifica qual a variável de pinagem para led simples será configurada. O valor N=1 identifica PIN_LED1, e o valor N=2 identifica PIN_LED2.</text:p>
            <text:p text:style-name="P120"/>
            <text:p text:style-name="P90"><text:span text:style-name="T45">N2</text:span><text:span text:style-name="T43"> - </text:span><text:span text:style-name="T41">Número inteiro que deve estar no intervalo fechado [0, </text:span><text:span text:style-name="T42">19</text:span><text:span text:style-name="T41">]. </text:span><text:span text:style-name="T42">Identifica o pino que a variável de pinagem </text:span><text:span text:style-name="T43">do led indicado pelo parâmetro N</text:span><text:span text:style-name="T42"> será configurada.</text:span></text:p>
          </table:table-cell>
        </table:table-row>
        <table:table-row>
          <table:table-cell table:style-name="Tabela11.A2" office:value-type="string">
            <text:p text:style-name="P7">Retorno</text:p>
          </table:table-cell>
          <table:table-cell table:style-name="Tabela11.B2" office:value-type="string">
            <text:p text:style-name="P114">1 - Configuração finalizada</text:p>
          </table:table-cell>
        </table:table-row>
        <table:table-row>
          <table:table-cell table:style-name="Tabela11.A2" office:value-type="string">
            <text:p text:style-name="P7">Erros Disparados</text:p>
          </table:table-cell>
          <table:table-cell table:style-name="Tabela11.B2" office:value-type="string">
            <text:p text:style-name="P114">ERRO 1</text:p>
          </table:table-cell>
        </table:table-row>
      </table:table>
      <text:p text:style-name="P49"/>
      <table:table table:name="Tabela12" table:style-name="Tabela12">
        <table:table-column table:style-name="Tabela12.A"/>
        <table:table-column table:style-name="Tabela12.B"/>
        <table:table-row>
          <table:table-cell table:style-name="Tabela12.A1" office:value-type="string">
            <text:p text:style-name="P19">Identificação</text:p>
          </table:table-cell>
          <table:table-cell table:style-name="Tabela12.B1" office:value-type="string">
            <text:p text:style-name="P206">CONFIGURAR_LED_RGB</text:p>
          </table:table-cell>
        </table:table-row>
        <text:soft-page-break/>
        <table:table-row>
          <table:table-cell table:style-name="Tabela12.A2" office:value-type="string">
            <text:p text:style-name="P7">Nome Função</text:p>
          </table:table-cell>
          <table:table-cell table:style-name="Tabela12.B2" office:value-type="string">
            <text:p text:style-name="P88">configurarLedRGB</text:p>
          </table:table-cell>
        </table:table-row>
        <table:table-row>
          <table:table-cell table:style-name="Tabela12.A2" office:value-type="string">
            <text:p text:style-name="P7">Descrição</text:p>
          </table:table-cell>
          <table:table-cell table:style-name="Tabela12.B2" office:value-type="string">
            <text:p text:style-name="P91"><text:span text:style-name="T42">Comando utilizado para </text:span><text:span text:style-name="T43">definir</text:span><text:span text:style-name="T42"> os pinos que devem ser utilizado para </text:span><text:span text:style-name="T43">operar o </text:span><text:span text:style-name="T44">Led RGB</text:span><text:span text:style-name="T43">.</text:span></text:p>
            <text:p text:style-name="P117"/>
            <text:p text:style-name="P121">Caso um erro seja disparado, os valores dos pinos relacionados ao <text:span text:style-name="T44">Led RGB</text:span> são reconfigurados para o valor padrão de 255.</text:p>
          </table:table-cell>
        </table:table-row>
        <table:table-row>
          <table:table-cell table:style-name="Tabela12.A2" office:value-type="string">
            <text:p text:style-name="P7">Parâmetros</text:p>
          </table:table-cell>
          <table:table-cell table:style-name="Tabela12.B2" office:value-type="string">
            <text:p text:style-name="P90"><text:span text:style-name="T45">N1</text:span><text:span text:style-name="T43"> - </text:span><text:span text:style-name="T41">Número inteiro que deve estar no intervalo fechado [0, </text:span><text:span text:style-name="T42">19</text:span><text:span text:style-name="T41">]. </text:span><text:span text:style-name="T42">Identifica o pino que a variável de pinagem PIN_</text:span><text:span text:style-name="T43">LEDR</text:span><text:span text:style-name="T42"> será configurada.</text:span></text:p>
            <text:p text:style-name="P120"/>
            <text:p text:style-name="P90"><text:span text:style-name="T45">N2</text:span><text:span text:style-name="T43"> - </text:span><text:span text:style-name="T41">Número inteiro que deve estar no intervalo fechado [0, </text:span><text:span text:style-name="T42">19</text:span><text:span text:style-name="T41">]. </text:span><text:span text:style-name="T42">Identifica o pino que a variável de pinagem PIN_</text:span><text:span text:style-name="T43">LEDG</text:span><text:span text:style-name="T42"> será configurada.</text:span></text:p>
            <text:p text:style-name="P120"/>
            <text:p text:style-name="P90"><text:span text:style-name="T45">N3</text:span><text:span text:style-name="T43"> - </text:span><text:span text:style-name="T41">Número inteiro que deve estar no intervalo fechado [0, </text:span><text:span text:style-name="T42">19</text:span><text:span text:style-name="T41">]. </text:span><text:span text:style-name="T42">Identifica o pino que a variável de pinagem PIN_</text:span><text:span text:style-name="T43">LEDB</text:span><text:span text:style-name="T42"> será configurada.</text:span></text:p>
          </table:table-cell>
        </table:table-row>
        <table:table-row>
          <table:table-cell table:style-name="Tabela12.A2" office:value-type="string">
            <text:p text:style-name="P7">Retorno</text:p>
          </table:table-cell>
          <table:table-cell table:style-name="Tabela12.B2" office:value-type="string">
            <text:p text:style-name="P114">1 - Configuração finalizada</text:p>
          </table:table-cell>
        </table:table-row>
        <table:table-row>
          <table:table-cell table:style-name="Tabela12.A2" office:value-type="string">
            <text:p text:style-name="P7">Erros Disparados</text:p>
          </table:table-cell>
          <table:table-cell table:style-name="Tabela12.B2" office:value-type="string">
            <text:p text:style-name="P114">ERRO 1</text:p>
          </table:table-cell>
        </table:table-row>
      </table:table>
      <text:p text:style-name="P49"/>
      <table:table table:name="Tabela13" table:style-name="Tabela13">
        <table:table-column table:style-name="Tabela13.A"/>
        <table:table-column table:style-name="Tabela13.B"/>
        <table:table-row>
          <table:table-cell table:style-name="Tabela13.A1" office:value-type="string">
            <text:p text:style-name="P19">Identificação</text:p>
          </table:table-cell>
          <table:table-cell table:style-name="Tabela13.B1" office:value-type="string">
            <text:p text:style-name="P206">CONFIGURAR_BUZZER</text:p>
          </table:table-cell>
        </table:table-row>
        <table:table-row>
          <table:table-cell table:style-name="Tabela13.A2" office:value-type="string">
            <text:p text:style-name="P7">Nome Função</text:p>
          </table:table-cell>
          <table:table-cell table:style-name="Tabela13.B2" office:value-type="string">
            <text:p text:style-name="P88">configurarBuzzer</text:p>
          </table:table-cell>
        </table:table-row>
        <table:table-row>
          <table:table-cell table:style-name="Tabela13.A2" office:value-type="string">
            <text:p text:style-name="P7">Descrição</text:p>
          </table:table-cell>
          <table:table-cell table:style-name="Tabela13.B2" office:value-type="string">
            <text:p text:style-name="P92"><text:span text:style-name="T42">Comando utilizado para </text:span><text:span text:style-name="T43">definir</text:span><text:span text:style-name="T42"> o pino que devem ser utilizado para </text:span><text:span text:style-name="T43">operar o </text:span><text:span text:style-name="T45">Buzzer</text:span><text:span text:style-name="T43">.</text:span></text:p>
            <text:p text:style-name="P118"/>
            <text:p text:style-name="P92"><text:span text:style-name="T43">Caso um erro seja disparado, o valor do pino relacionados ao </text:span><text:span text:style-name="T45">Buzzer</text:span><text:span text:style-name="T43"> </text:span><text:span text:style-name="T45">é</text:span><text:span text:style-name="T43"> reconfigurado para o valor padrão de 255.</text:span></text:p>
          </table:table-cell>
        </table:table-row>
        <table:table-row>
          <table:table-cell table:style-name="Tabela13.A2" office:value-type="string">
            <text:p text:style-name="P7">Parâmetros</text:p>
          </table:table-cell>
          <table:table-cell table:style-name="Tabela13.B2" office:value-type="string">
            <text:p text:style-name="P122">N - <text:span text:style-name="T41">Número inteiro que deve estar no intervalo fechado [0, </text:span><text:span text:style-name="T42">19</text:span><text:span text:style-name="T41">]. </text:span><text:span text:style-name="T42">Identifica o pino que a variável de pinagem PIN_</text:span>TONE<text:span text:style-name="T42"> será configurada.</text:span></text:p>
          </table:table-cell>
        </table:table-row>
        <table:table-row>
          <table:table-cell table:style-name="Tabela13.A2" office:value-type="string">
            <text:p text:style-name="P7">Retorno</text:p>
          </table:table-cell>
          <table:table-cell table:style-name="Tabela13.B2" office:value-type="string">
            <text:p text:style-name="P114">1 - Configuração finalizada</text:p>
          </table:table-cell>
        </table:table-row>
        <table:table-row>
          <table:table-cell table:style-name="Tabela13.A2" office:value-type="string">
            <text:p text:style-name="P7">Erros Disparados</text:p>
          </table:table-cell>
          <table:table-cell table:style-name="Tabela13.B2" office:value-type="string">
            <text:p text:style-name="P114">ERRO 1</text:p>
          </table:table-cell>
        </table:table-row>
      </table:table>
      <text:p text:style-name="P49"/>
      <table:table table:name="Tabela14" table:style-name="Tabela14">
        <table:table-column table:style-name="Tabela14.A"/>
        <table:table-column table:style-name="Tabela14.B"/>
        <table:table-row>
          <table:table-cell table:style-name="Tabela14.A1" office:value-type="string">
            <text:p text:style-name="P19">Identificação</text:p>
          </table:table-cell>
          <table:table-cell table:style-name="Tabela14.B1" office:value-type="string">
            <text:p text:style-name="P206">CONFIGURAR_FOTORESISTOR</text:p>
          </table:table-cell>
        </table:table-row>
        <table:table-row>
          <table:table-cell table:style-name="Tabela14.A2" office:value-type="string">
            <text:p text:style-name="P7">Nome Função</text:p>
          </table:table-cell>
          <table:table-cell table:style-name="Tabela14.B2" office:value-type="string">
            <text:p text:style-name="P88">configurarSensorFotoresistor</text:p>
          </table:table-cell>
        </table:table-row>
        <table:table-row>
          <table:table-cell table:style-name="Tabela14.A2" office:value-type="string">
            <text:p text:style-name="P7">Descrição</text:p>
          </table:table-cell>
          <table:table-cell table:style-name="Tabela14.B2" office:value-type="string">
            <text:p text:style-name="P90"><text:span text:style-name="T42">Comando utilizado para </text:span><text:span text:style-name="T43">definir um </text:span><text:span text:style-name="T45">sensor fotoresistor</text:span><text:span text:style-name="T43">, e</text:span><text:span text:style-name="T42"> o pino que deve ser utilizado para </text:span><text:span text:style-name="T43">operar ele.</text:span></text:p>
            <text:p text:style-name="P116"/>
            <text:p text:style-name="P90"><text:span text:style-name="T43">Caso um erro seja disparado, o valor do pino relacionado ao </text:span><text:span text:style-name="T45">sensor fotoresistor</text:span><text:span text:style-name="T43"> </text:span><text:span text:style-name="T45">p</text:span><text:span text:style-name="T43">ermanece configurado para o valor padrão de 255.</text:span></text:p>
          </table:table-cell>
        </table:table-row>
        <table:table-row>
          <table:table-cell table:style-name="Tabela14.A2" office:value-type="string">
            <text:p text:style-name="P7">Parâmetros</text:p>
          </table:table-cell>
          <table:table-cell table:style-name="Tabela14.B2" office:value-type="string">
            <text:p text:style-name="P90"><text:span text:style-name="T43">N</text:span><text:span text:style-name="T45">1</text:span><text:span text:style-name="T43"> - </text:span><text:span text:style-name="T41">Número inteiro que deve estar no intervalo fechado [</text:span><text:span text:style-name="T43">1</text:span><text:span text:style-name="T41">, </text:span><text:span text:style-name="T43">2</text:span><text:span text:style-name="T41">]. </text:span><text:span text:style-name="T43">Identifica qual a variável de pinagem para </text:span><text:span text:style-name="T45">sensor fotoresistor</text:span><text:span text:style-name="T43"> será configurada. O valor N=1 identifica PIN_</text:span><text:span text:style-name="T45">FR</text:span><text:span text:style-name="T43">1, e o valor N=2 identifica PIN_</text:span><text:span text:style-name="T45">FR</text:span><text:span text:style-name="T43">2.</text:span></text:p>
            <text:p text:style-name="P120"><text:soft-page-break/></text:p>
            <text:p text:style-name="P90"><text:span text:style-name="T45">N2</text:span><text:span text:style-name="T43"> - </text:span><text:span text:style-name="T41">Número inteiro que deve estar no intervalo fechado [0, </text:span><text:span text:style-name="T42">19</text:span><text:span text:style-name="T41">]. </text:span><text:span text:style-name="T42">Identifica o pino que a variável de pinagem </text:span><text:span text:style-name="T43">do </text:span><text:span text:style-name="T45">sensor fotoresistor</text:span><text:span text:style-name="T43"> indicado pelo parâmetro N</text:span><text:span text:style-name="T42"> será configurada.</text:span></text:p>
          </table:table-cell>
        </table:table-row>
        <table:table-row>
          <table:table-cell table:style-name="Tabela14.A2" office:value-type="string">
            <text:p text:style-name="P7">Retorno</text:p>
          </table:table-cell>
          <table:table-cell table:style-name="Tabela14.B2" office:value-type="string">
            <text:p text:style-name="P114">1 - Configuração finalizada</text:p>
          </table:table-cell>
        </table:table-row>
        <table:table-row>
          <table:table-cell table:style-name="Tabela14.A2" office:value-type="string">
            <text:p text:style-name="P7">Erros Disparados</text:p>
          </table:table-cell>
          <table:table-cell table:style-name="Tabela14.B2" office:value-type="string">
            <text:p text:style-name="P114">ERRO 1</text:p>
          </table:table-cell>
        </table:table-row>
      </table:table>
      <text:p text:style-name="P49"/>
      <table:table table:name="Tabela15" table:style-name="Tabela15">
        <table:table-column table:style-name="Tabela15.A"/>
        <table:table-column table:style-name="Tabela15.B"/>
        <table:table-row>
          <table:table-cell table:style-name="Tabela15.A1" office:value-type="string">
            <text:p text:style-name="P19">Identificação</text:p>
          </table:table-cell>
          <table:table-cell table:style-name="Tabela15.B1" office:value-type="string">
            <text:p text:style-name="P206">CONFIGURAR_OPTICO</text:p>
          </table:table-cell>
        </table:table-row>
        <table:table-row>
          <table:table-cell table:style-name="Tabela15.A2" office:value-type="string">
            <text:p text:style-name="P7">Nome Função</text:p>
          </table:table-cell>
          <table:table-cell table:style-name="Tabela15.B2" office:value-type="string">
            <text:p text:style-name="P88">configurarSensorOpticoReflexivo</text:p>
          </table:table-cell>
        </table:table-row>
        <table:table-row>
          <table:table-cell table:style-name="Tabela15.A2" office:value-type="string">
            <text:p text:style-name="P7">Descrição</text:p>
          </table:table-cell>
          <table:table-cell table:style-name="Tabela15.B2" office:value-type="string">
            <text:p text:style-name="P90"><text:span text:style-name="T42">Comando utilizado para </text:span><text:span text:style-name="T43">definir um </text:span><text:span text:style-name="T45">sensor óptico reflexivo</text:span><text:span text:style-name="T43">, e</text:span><text:span text:style-name="T42"> o pino que deve ser utilizado para </text:span><text:span text:style-name="T43">operar ele.</text:span></text:p>
            <text:p text:style-name="P116"/>
            <text:p text:style-name="P92"><text:span text:style-name="T43">Caso um erro seja disparado, o valor do pino relacionado ao </text:span><text:span text:style-name="T45">sensor sensor óptico reflexivo p</text:span><text:span text:style-name="T43">ermanece configurado para o valor padrão de 255.</text:span></text:p>
          </table:table-cell>
        </table:table-row>
        <table:table-row>
          <table:table-cell table:style-name="Tabela15.A2" office:value-type="string">
            <text:p text:style-name="P7">Parâmetros</text:p>
          </table:table-cell>
          <table:table-cell table:style-name="Tabela15.B2" office:value-type="string">
            <text:p text:style-name="P92"><text:span text:style-name="T43">N</text:span><text:span text:style-name="T45">1</text:span><text:span text:style-name="T43"> - </text:span><text:span text:style-name="T41">Número inteiro que deve estar no intervalo fechado [</text:span><text:span text:style-name="T43">1</text:span><text:span text:style-name="T41">, </text:span><text:span text:style-name="T45">3</text:span><text:span text:style-name="T41">]. </text:span><text:span text:style-name="T43">Identifica qual a variável de pinagem para </text:span><text:span text:style-name="T45">sensor sensor óptico reflexivo</text:span><text:span text:style-name="T43"> será configurada. O valor N=1 identifica PIN_</text:span><text:span text:style-name="T45">OR</text:span><text:span text:style-name="T43">1, o valor N=2 identifica PIN_</text:span><text:span text:style-name="T45">OR</text:span><text:span text:style-name="T43">2, </text:span><text:span text:style-name="T45">e o valor N=3 identifica PIN_OR3</text:span><text:span text:style-name="T43">.</text:span></text:p>
            <text:p text:style-name="P120"/>
            <text:p text:style-name="P92"><text:span text:style-name="T45">N2</text:span><text:span text:style-name="T43"> - </text:span><text:span text:style-name="T41">Número inteiro que deve estar no intervalo fechado [0, </text:span><text:span text:style-name="T42">19</text:span><text:span text:style-name="T41">]. </text:span><text:span text:style-name="T42">Identifica o pino que a variável de pinagem </text:span><text:span text:style-name="T43">do </text:span><text:span text:style-name="T45">sensor sensor óptico reflexivo</text:span><text:span text:style-name="T43"> indicado pelo parâmetro N</text:span><text:span text:style-name="T42"> será configurada.</text:span></text:p>
          </table:table-cell>
        </table:table-row>
        <table:table-row>
          <table:table-cell table:style-name="Tabela15.A2" office:value-type="string">
            <text:p text:style-name="P7">Retorno</text:p>
          </table:table-cell>
          <table:table-cell table:style-name="Tabela15.B2" office:value-type="string">
            <text:p text:style-name="P114">1 - Configuração finalizada</text:p>
          </table:table-cell>
        </table:table-row>
        <table:table-row>
          <table:table-cell table:style-name="Tabela15.A2" office:value-type="string">
            <text:p text:style-name="P7">Erros Disparados</text:p>
          </table:table-cell>
          <table:table-cell table:style-name="Tabela15.B2" office:value-type="string">
            <text:p text:style-name="P114">ERRO 1</text:p>
          </table:table-cell>
        </table:table-row>
      </table:table>
      <text:p text:style-name="P49"/>
      <table:table table:name="Tabela16" table:style-name="Tabela16">
        <table:table-column table:style-name="Tabela16.A"/>
        <table:table-column table:style-name="Tabela16.B"/>
        <table:table-row>
          <table:table-cell table:style-name="Tabela16.A1" office:value-type="string">
            <text:p text:style-name="P19">Identificação</text:p>
          </table:table-cell>
          <table:table-cell table:style-name="Tabela16.B1" office:value-type="string">
            <text:p text:style-name="P206">CONFIGURAR_POTENCIAMENTO</text:p>
          </table:table-cell>
        </table:table-row>
        <table:table-row>
          <table:table-cell table:style-name="Tabela16.A2" office:value-type="string">
            <text:p text:style-name="P7">Nome Função</text:p>
          </table:table-cell>
          <table:table-cell table:style-name="Tabela16.B2" office:value-type="string">
            <text:p text:style-name="P88">configurarPotenciometro</text:p>
          </table:table-cell>
        </table:table-row>
        <table:table-row>
          <table:table-cell table:style-name="Tabela16.A2" office:value-type="string">
            <text:p text:style-name="P7">Descrição</text:p>
          </table:table-cell>
          <table:table-cell table:style-name="Tabela16.B2" office:value-type="string">
            <text:p text:style-name="P92"><text:span text:style-name="T42">Comando utilizado para </text:span><text:span text:style-name="T43">definir</text:span><text:span text:style-name="T42"> o pino que devem ser utilizado para </text:span><text:span text:style-name="T43">operar o </text:span><text:span text:style-name="T45">Potenciômetro</text:span><text:span text:style-name="T43">.</text:span></text:p>
            <text:p text:style-name="P118"/>
            <text:p text:style-name="P92"><text:span text:style-name="T43">Caso um erro seja disparado, o valor do pino relacionados ao </text:span><text:span text:style-name="T45">Potenciômetro</text:span><text:span text:style-name="T43"> </text:span><text:span text:style-name="T45">é</text:span><text:span text:style-name="T43"> reconfigurado para o valor padrão de 255.</text:span></text:p>
          </table:table-cell>
        </table:table-row>
        <table:table-row>
          <table:table-cell table:style-name="Tabela16.A2" office:value-type="string">
            <text:p text:style-name="P7">Parâmetros</text:p>
          </table:table-cell>
          <table:table-cell table:style-name="Tabela16.B2" office:value-type="string">
            <text:p text:style-name="P122">N - <text:span text:style-name="T41">Número inteiro que deve estar no intervalo fechado [0, </text:span><text:span text:style-name="T42">19</text:span><text:span text:style-name="T41">]. </text:span><text:span text:style-name="T42">Identifica o pino que a variável de pinagem PIN_</text:span>PTC<text:span text:style-name="T42"> será configurada.</text:span></text:p>
          </table:table-cell>
        </table:table-row>
        <table:table-row>
          <table:table-cell table:style-name="Tabela16.A2" office:value-type="string">
            <text:p text:style-name="P7">Retorno</text:p>
          </table:table-cell>
          <table:table-cell table:style-name="Tabela16.B2" office:value-type="string">
            <text:p text:style-name="P114">1 - Configuração finalizada</text:p>
          </table:table-cell>
        </table:table-row>
        <table:table-row>
          <table:table-cell table:style-name="Tabela16.A2" office:value-type="string">
            <text:p text:style-name="P7">Erros Disparados</text:p>
          </table:table-cell>
          <table:table-cell table:style-name="Tabela16.B2" office:value-type="string">
            <text:p text:style-name="P114">ERRO 1</text:p>
          </table:table-cell>
        </table:table-row>
      </table:table>
      <text:p text:style-name="P49"/>
      <text:p text:style-name="P49"/>
      <table:table table:name="Tabela17" table:style-name="Tabela17">
        <table:table-column table:style-name="Tabela17.A"/>
        <table:table-column table:style-name="Tabela17.B"/>
        <table:table-row>
          <table:table-cell table:style-name="Tabela17.A1" office:value-type="string">
            <text:p text:style-name="P19">Identificação</text:p>
          </table:table-cell>
          <table:table-cell table:style-name="Tabela17.B1" office:value-type="string">
            <text:p text:style-name="P206">CONFIGURAR_BOTAO</text:p>
          </table:table-cell>
        </table:table-row>
        <table:table-row>
          <table:table-cell table:style-name="Tabela17.A2" office:value-type="string">
            <text:p text:style-name="P7">Nome Função</text:p>
          </table:table-cell>
          <table:table-cell table:style-name="Tabela17.B2" office:value-type="string">
            <text:p text:style-name="P88">configurarPushButton</text:p>
          </table:table-cell>
        </table:table-row>
        <table:table-row>
          <table:table-cell table:style-name="Tabela17.A2" office:value-type="string">
            <text:p text:style-name="P7">Descrição</text:p>
          </table:table-cell>
          <table:table-cell table:style-name="Tabela17.B2" office:value-type="string">
            <text:p text:style-name="P92"><text:span text:style-name="T42">Comando utilizado para </text:span><text:span text:style-name="T43">definir</text:span><text:span text:style-name="T42"> o pino que devem ser utilizado para </text:span><text:soft-page-break/><text:span text:style-name="T43">operar o </text:span><text:span text:style-name="T45">Push Buton</text:span><text:span text:style-name="T43">.</text:span></text:p>
            <text:p text:style-name="P118"/>
            <text:p text:style-name="P92"><text:span text:style-name="T43">Caso um erro seja disparado, o valor do pino relacionados ao </text:span><text:span text:style-name="T45">Push Buton</text:span><text:span text:style-name="T43"> </text:span><text:span text:style-name="T45">é</text:span><text:span text:style-name="T43"> reconfigurado para o valor padrão de 255.</text:span></text:p>
          </table:table-cell>
        </table:table-row>
        <table:table-row>
          <table:table-cell table:style-name="Tabela17.A2" office:value-type="string">
            <text:p text:style-name="P7">Parâmetros</text:p>
          </table:table-cell>
          <table:table-cell table:style-name="Tabela17.B2" office:value-type="string">
            <text:p text:style-name="P122">N - <text:span text:style-name="T41">Número inteiro que deve estar no intervalo fechado [0, </text:span><text:span text:style-name="T42">19</text:span><text:span text:style-name="T41">]. </text:span><text:span text:style-name="T42">Identifica o pino que a variável de pinagem PIN_</text:span>PBT<text:span text:style-name="T42"> será configurada.</text:span></text:p>
          </table:table-cell>
        </table:table-row>
        <table:table-row>
          <table:table-cell table:style-name="Tabela17.A2" office:value-type="string">
            <text:p text:style-name="P7">Retorno</text:p>
          </table:table-cell>
          <table:table-cell table:style-name="Tabela17.B2" office:value-type="string">
            <text:p text:style-name="P114">1 - Configuração finalizada</text:p>
          </table:table-cell>
        </table:table-row>
        <table:table-row>
          <table:table-cell table:style-name="Tabela17.A2" office:value-type="string">
            <text:p text:style-name="P7">Erros Disparados</text:p>
          </table:table-cell>
          <table:table-cell table:style-name="Tabela17.B2" office:value-type="string">
            <text:p text:style-name="P114">ERRO 1</text:p>
          </table:table-cell>
        </table:table-row>
      </table:table>
      <text:p text:style-name="P49"/>
      <text:p text:style-name="P49"/>
      <table:table table:name="Tabela18" table:style-name="Tabela18">
        <table:table-column table:style-name="Tabela18.A"/>
        <table:table-column table:style-name="Tabela18.B"/>
        <table:table-row>
          <table:table-cell table:style-name="Tabela18.A1" office:value-type="string">
            <text:p text:style-name="P19">Identificação</text:p>
          </table:table-cell>
          <table:table-cell table:style-name="Tabela18.B1" office:value-type="string">
            <text:p text:style-name="P206">CONFIGURAR_MPU</text:p>
          </table:table-cell>
        </table:table-row>
        <table:table-row>
          <table:table-cell table:style-name="Tabela18.A2" office:value-type="string">
            <text:p text:style-name="P7">Nome Função</text:p>
          </table:table-cell>
          <table:table-cell table:style-name="Tabela18.B2" office:value-type="string">
            <text:p text:style-name="P88">configurarMPU</text:p>
          </table:table-cell>
        </table:table-row>
        <table:table-row>
          <table:table-cell table:style-name="Tabela18.A2" office:value-type="string">
            <text:p text:style-name="P7">Descrição</text:p>
          </table:table-cell>
          <table:table-cell table:style-name="Tabela18.B2" office:value-type="string">
            <text:p text:style-name="P122">Configura as variáveis de pinagem utilizadas para operar o sensor MPU-6050. As variáveis são configuradas da seguinte forma: PIN_MPU1 = 18, e PIN_MPU2 = 19.</text:p>
            <text:p text:style-name="P122"/>
            <text:p text:style-name="P141">Por definição, as configurações do sensor são mantidas com valores padrão. Em caso de dúvidas, consulte o manual de montagem.</text:p>
          </table:table-cell>
        </table:table-row>
        <table:table-row>
          <table:table-cell table:style-name="Tabela18.A2" office:value-type="string">
            <text:p text:style-name="P7">Parâmetros</text:p>
          </table:table-cell>
          <table:table-cell table:style-name="Tabela18.B2" office:value-type="string">
            <text:p text:style-name="P88">---</text:p>
          </table:table-cell>
        </table:table-row>
        <table:table-row>
          <table:table-cell table:style-name="Tabela18.A2" office:value-type="string">
            <text:p text:style-name="P7">Retorno</text:p>
          </table:table-cell>
          <table:table-cell table:style-name="Tabela18.B2" office:value-type="string">
            <text:p text:style-name="P114">1 – Configuração finalizada</text:p>
          </table:table-cell>
        </table:table-row>
        <table:table-row>
          <table:table-cell table:style-name="Tabela18.A2" office:value-type="string">
            <text:p text:style-name="P7">Erros Disparados</text:p>
          </table:table-cell>
          <table:table-cell table:style-name="Tabela18.B2" office:value-type="string">
            <text:p text:style-name="P108">---</text:p>
          </table:table-cell>
        </table:table-row>
      </table:table>
      <text:p text:style-name="P49"/>
      <text:p text:style-name="P49">Comandos de Ação</text:p>
      <text:p text:style-name="P28"/>
      <table:table table:name="Tabela6" table:style-name="Tabela6">
        <table:table-column table:style-name="Tabela6.A"/>
        <table:table-column table:style-name="Tabela6.B"/>
        <table:table-row>
          <table:table-cell table:style-name="Tabela6.A1" office:value-type="string">
            <text:p text:style-name="P18">Identificação</text:p>
          </table:table-cell>
          <table:table-cell table:style-name="Tabela6.B1" office:value-type="string">
            <text:p text:style-name="P206">GET_VELOCIDADE</text:p>
          </table:table-cell>
        </table:table-row>
        <table:table-row>
          <table:table-cell table:style-name="Tabela6.A2" office:value-type="string">
            <text:p text:style-name="P6">Nome Função</text:p>
          </table:table-cell>
          <table:table-cell table:style-name="Tabela6.B2" office:value-type="string">
            <text:p text:style-name="P87">getVelocidade</text:p>
          </table:table-cell>
        </table:table-row>
        <table:table-row>
          <table:table-cell table:style-name="Tabela6.A2" office:value-type="string">
            <text:p text:style-name="P6">Descrição</text:p>
          </table:table-cell>
          <table:table-cell table:style-name="Tabela6.B2" office:value-type="string">
            <text:p text:style-name="P145">Comando utilizado para recuperar o valor da velocidade configurada no servidor. A velocidade é um valor utilizado em comandos que controlam os motores.</text:p>
            <text:p text:style-name="P145"/>
            <text:p text:style-name="P147">Por padrão, caso a velocidade não tenha sido configurada pelo cliente, o seu valor é igual a 0.</text:p>
          </table:table-cell>
        </table:table-row>
        <table:table-row>
          <table:table-cell table:style-name="Tabela6.A2" office:value-type="string">
            <text:p text:style-name="P6">Parâmetros</text:p>
          </table:table-cell>
          <table:table-cell table:style-name="Tabela6.B2" office:value-type="string">
            <text:p text:style-name="P87">---</text:p>
          </table:table-cell>
        </table:table-row>
        <table:table-row>
          <table:table-cell table:style-name="Tabela6.A2" office:value-type="string">
            <text:p text:style-name="P6">Retorno</text:p>
          </table:table-cell>
          <table:table-cell table:style-name="Tabela6.B2" office:value-type="string">
            <text:p text:style-name="P109"><text:span text:style-name="T45">N - </text:span><text:span text:style-name="T41">Número inteiro que </text:span><text:span text:style-name="T46">pertencente</text:span><text:span text:style-name="T41"> </text:span><text:span text:style-name="T46">a</text:span><text:span text:style-name="T41">o intervalo fechado [0, </text:span><text:span text:style-name="T46">255</text:span><text:span text:style-name="T41">]. </text:span><text:span text:style-name="T42">Identifica </text:span><text:span text:style-name="T46">a velocidade utilizada por padrão em comandos que acionam os motores.</text:span></text:p>
          </table:table-cell>
        </table:table-row>
        <table:table-row>
          <table:table-cell table:style-name="Tabela6.A2" office:value-type="string">
            <text:p text:style-name="P6">Erros Disparados</text:p>
          </table:table-cell>
          <table:table-cell table:style-name="Tabela6.B2" office:value-type="string">
            <text:p text:style-name="P107">---</text:p>
          </table:table-cell>
        </table:table-row>
      </table:table>
      <text:p text:style-name="P28"/>
      <text:p text:style-name="P29"/>
      <table:table table:name="Tabela20" table:style-name="Tabela20">
        <table:table-column table:style-name="Tabela20.A"/>
        <table:table-column table:style-name="Tabela20.B"/>
        <table:table-row>
          <table:table-cell table:style-name="Tabela20.A1" office:value-type="string">
            <text:p text:style-name="P20">Identificação</text:p>
          </table:table-cell>
          <table:table-cell table:style-name="Tabela20.B1" office:value-type="string">
            <text:p text:style-name="P206">SET_VELOCIDADE</text:p>
          </table:table-cell>
        </table:table-row>
        <table:table-row>
          <table:table-cell table:style-name="Tabela20.A2" office:value-type="string">
            <text:p text:style-name="P8">Nome Função</text:p>
          </table:table-cell>
          <table:table-cell table:style-name="Tabela20.B2" office:value-type="string">
            <text:p text:style-name="P93">setVelocidade</text:p>
          </table:table-cell>
        </table:table-row>
        <table:table-row>
          <table:table-cell table:style-name="Tabela20.A2" office:value-type="string">
            <text:p text:style-name="P8">Descrição</text:p>
          </table:table-cell>
          <table:table-cell table:style-name="Tabela20.B2" office:value-type="string">
            <text:p text:style-name="P146">Comando utilizado para configurar uma nova velocidade passada <text:soft-page-break/>por parâmetro ao servidor, conforme especificado abaixo.</text:p>
          </table:table-cell>
        </table:table-row>
        <table:table-row>
          <table:table-cell table:style-name="Tabela20.A2" office:value-type="string">
            <text:p text:style-name="P8">Parâmetros</text:p>
          </table:table-cell>
          <table:table-cell table:style-name="Tabela20.B2" office:value-type="string">
            <text:p text:style-name="P123">N - <text:span text:style-name="T41">Número inteiro que deve estar no intervalo fechado [0, </text:span>255<text:span text:style-name="T41">]. </text:span><text:span text:style-name="T42">Identifica </text:span>a nova velocidade que será configurada.</text:p>
          </table:table-cell>
        </table:table-row>
        <table:table-row>
          <table:table-cell table:style-name="Tabela20.A2" office:value-type="string">
            <text:p text:style-name="P8">Retorno</text:p>
          </table:table-cell>
          <table:table-cell table:style-name="Tabela20.B2" office:value-type="string">
            <text:p text:style-name="P123">1 – Configuração finalizada</text:p>
          </table:table-cell>
        </table:table-row>
        <table:table-row>
          <table:table-cell table:style-name="Tabela20.A2" office:value-type="string">
            <text:p text:style-name="P8">Erros Disparados</text:p>
          </table:table-cell>
          <table:table-cell table:style-name="Tabela20.B2" office:value-type="string">
            <text:p text:style-name="P123">ERRO 1</text:p>
          </table:table-cell>
        </table:table-row>
      </table:table>
      <text:p text:style-name="P29"/>
      <text:p text:style-name="P29"/>
      <table:table table:name="Tabela19" table:style-name="Tabela19">
        <table:table-column table:style-name="Tabela19.A"/>
        <table:table-column table:style-name="Tabela19.B"/>
        <table:table-row>
          <table:table-cell table:style-name="Tabela19.A1" office:value-type="string">
            <text:p text:style-name="P20">Identificação</text:p>
          </table:table-cell>
          <table:table-cell table:style-name="Tabela19.B1" office:value-type="string">
            <text:p text:style-name="P206">MOVER_PARA_FRENTE</text:p>
          </table:table-cell>
        </table:table-row>
        <table:table-row>
          <table:table-cell table:style-name="Tabela19.A2" office:value-type="string">
            <text:p text:style-name="P8">Nome Função</text:p>
          </table:table-cell>
          <table:table-cell table:style-name="Tabela19.B2" office:value-type="string">
            <text:p text:style-name="P93">andarParaFrente</text:p>
          </table:table-cell>
        </table:table-row>
        <table:table-row>
          <table:table-cell table:style-name="Tabela19.A2" office:value-type="string">
            <text:p text:style-name="P8">Descrição</text:p>
          </table:table-cell>
          <table:table-cell table:style-name="Tabela19.B2" office:value-type="string">
            <text:p text:style-name="P147">Aciona os dois motores descritos no manual de montagem utilizando a velocidade configurad<text:span text:style-name="T55">a</text:span> no servidor previamente, <text:span text:style-name="T55">fazendo com que o robô avance.</text:span></text:p>
          </table:table-cell>
        </table:table-row>
        <table:table-row>
          <table:table-cell table:style-name="Tabela19.A2" office:value-type="string">
            <text:p text:style-name="P8">Parâmetros</text:p>
          </table:table-cell>
          <table:table-cell table:style-name="Tabela19.B2" office:value-type="string">
            <text:p text:style-name="P93">---</text:p>
          </table:table-cell>
        </table:table-row>
        <table:table-row>
          <table:table-cell table:style-name="Tabela19.A2" office:value-type="string">
            <text:p text:style-name="P8">Retorno</text:p>
          </table:table-cell>
          <table:table-cell table:style-name="Tabela19.B2" office:value-type="string">
            <text:p text:style-name="P123">1 – Função acionada</text:p>
          </table:table-cell>
        </table:table-row>
        <table:table-row>
          <table:table-cell table:style-name="Tabela19.A2" office:value-type="string">
            <text:p text:style-name="P8">Erros Disparados</text:p>
          </table:table-cell>
          <table:table-cell table:style-name="Tabela19.B2" office:value-type="string">
            <text:p text:style-name="P123">ERRO 0</text:p>
          </table:table-cell>
        </table:table-row>
      </table:table>
      <text:p text:style-name="P29"/>
      <table:table table:name="Tabela21" table:style-name="Tabela21">
        <table:table-column table:style-name="Tabela21.A"/>
        <table:table-column table:style-name="Tabela21.B"/>
        <table:table-row>
          <table:table-cell table:style-name="Tabela21.A1" office:value-type="string">
            <text:p text:style-name="P20">Identificação</text:p>
          </table:table-cell>
          <table:table-cell table:style-name="Tabela21.B1" office:value-type="string">
            <text:p text:style-name="P123">M<text:span text:style-name="T88">OVER_PARA_TRAZ</text:span></text:p>
          </table:table-cell>
        </table:table-row>
        <table:table-row>
          <table:table-cell table:style-name="Tabela21.A2" office:value-type="string">
            <text:p text:style-name="P8">Nome Função</text:p>
          </table:table-cell>
          <table:table-cell table:style-name="Tabela21.B2" office:value-type="string">
            <text:p text:style-name="P93">andarParaTras</text:p>
          </table:table-cell>
        </table:table-row>
        <table:table-row>
          <table:table-cell table:style-name="Tabela21.A2" office:value-type="string">
            <text:p text:style-name="P8">Descrição</text:p>
          </table:table-cell>
          <table:table-cell table:style-name="Tabela21.B2" office:value-type="string">
            <text:p text:style-name="P148">Aciona os dois motores descritos no manual de montagem utilizando a velocidade configurad<text:span text:style-name="T55">a</text:span> no servidor previamente, <text:span text:style-name="T55">fazendo com que o robô retroceda.</text:span></text:p>
          </table:table-cell>
        </table:table-row>
        <table:table-row>
          <table:table-cell table:style-name="Tabela21.A2" office:value-type="string">
            <text:p text:style-name="P8">Parâmetros</text:p>
          </table:table-cell>
          <table:table-cell table:style-name="Tabela21.B2" office:value-type="string">
            <text:p text:style-name="P93">---</text:p>
          </table:table-cell>
        </table:table-row>
        <table:table-row>
          <table:table-cell table:style-name="Tabela21.A2" office:value-type="string">
            <text:p text:style-name="P8">Retorno</text:p>
          </table:table-cell>
          <table:table-cell table:style-name="Tabela21.B2" office:value-type="string">
            <text:p text:style-name="P123">1 – Função acionada</text:p>
          </table:table-cell>
        </table:table-row>
        <table:table-row>
          <table:table-cell table:style-name="Tabela21.A2" office:value-type="string">
            <text:p text:style-name="P8">Erros Disparados</text:p>
          </table:table-cell>
          <table:table-cell table:style-name="Tabela21.B2" office:value-type="string">
            <text:p text:style-name="P123">ERRO 0</text:p>
          </table:table-cell>
        </table:table-row>
      </table:table>
      <text:p text:style-name="P29"/>
      <text:p text:style-name="P29"/>
      <table:table table:name="Tabela22" table:style-name="Tabela22">
        <table:table-column table:style-name="Tabela22.A"/>
        <table:table-column table:style-name="Tabela22.B"/>
        <table:table-row>
          <table:table-cell table:style-name="Tabela22.A1" office:value-type="string">
            <text:p text:style-name="P20">Identificação</text:p>
          </table:table-cell>
          <table:table-cell table:style-name="Tabela22.B1" office:value-type="string">
            <text:p text:style-name="P206">MOVER_PARA_DIREITA</text:p>
          </table:table-cell>
        </table:table-row>
        <table:table-row>
          <table:table-cell table:style-name="Tabela22.A2" office:value-type="string">
            <text:p text:style-name="P8">Nome Função</text:p>
          </table:table-cell>
          <table:table-cell table:style-name="Tabela22.B2" office:value-type="string">
            <text:p text:style-name="P93">rotacionarDireita</text:p>
          </table:table-cell>
        </table:table-row>
        <table:table-row>
          <table:table-cell table:style-name="Tabela22.A2" office:value-type="string">
            <text:p text:style-name="P8">Descrição</text:p>
          </table:table-cell>
          <table:table-cell table:style-name="Tabela22.B2" office:value-type="string">
            <text:p text:style-name="P97"><text:span text:style-name="T54">Aciona </text:span><text:span text:style-name="T55">o</text:span><text:span text:style-name="T54"> motor </text:span><text:span text:style-name="T55">da direita</text:span><text:span text:style-name="T54"> utilizando a velocidade configurad</text:span><text:span text:style-name="T55">a</text:span><text:span text:style-name="T54"> no servidor previamente, </text:span><text:span text:style-name="T55">fazendo com que o robô gire em sentido anti-horário.</text:span></text:p>
          </table:table-cell>
        </table:table-row>
        <table:table-row>
          <table:table-cell table:style-name="Tabela22.A2" office:value-type="string">
            <text:p text:style-name="P8">Parâmetros</text:p>
          </table:table-cell>
          <table:table-cell table:style-name="Tabela22.B2" office:value-type="string">
            <text:p text:style-name="P93">---</text:p>
          </table:table-cell>
        </table:table-row>
        <table:table-row>
          <table:table-cell table:style-name="Tabela22.A2" office:value-type="string">
            <text:p text:style-name="P8">Retorno</text:p>
          </table:table-cell>
          <table:table-cell table:style-name="Tabela22.B2" office:value-type="string">
            <text:p text:style-name="P123">1 – Função acionada</text:p>
          </table:table-cell>
        </table:table-row>
        <table:table-row>
          <table:table-cell table:style-name="Tabela22.A2" office:value-type="string">
            <text:p text:style-name="P8">Erros Disparados</text:p>
          </table:table-cell>
          <table:table-cell table:style-name="Tabela22.B2" office:value-type="string">
            <text:p text:style-name="P123">ERRO 0</text:p>
          </table:table-cell>
        </table:table-row>
      </table:table>
      <text:p text:style-name="P29"/>
      <text:p text:style-name="P29"/>
      <table:table table:name="Tabela23" table:style-name="Tabela23">
        <table:table-column table:style-name="Tabela23.A"/>
        <table:table-column table:style-name="Tabela23.B"/>
        <table:table-row>
          <table:table-cell table:style-name="Tabela23.A1" office:value-type="string">
            <text:p text:style-name="P20">Identificação</text:p>
          </table:table-cell>
          <table:table-cell table:style-name="Tabela23.B1" office:value-type="string">
            <text:p text:style-name="P123">M<text:span text:style-name="T88">OVER_PARA_ESQUERDA</text:span></text:p>
          </table:table-cell>
        </table:table-row>
        <table:table-row>
          <table:table-cell table:style-name="Tabela23.A2" office:value-type="string">
            <text:p text:style-name="P8">Nome Função</text:p>
          </table:table-cell>
          <table:table-cell table:style-name="Tabela23.B2" office:value-type="string">
            <text:p text:style-name="P93">rotacionarEsquerda</text:p>
          </table:table-cell>
        </table:table-row>
        <table:table-row>
          <table:table-cell table:style-name="Tabela23.A2" office:value-type="string">
            <text:p text:style-name="P8">Descrição</text:p>
          </table:table-cell>
          <table:table-cell table:style-name="Tabela23.B2" office:value-type="string">
            <text:p text:style-name="P97"><text:span text:style-name="T54">Aciona </text:span><text:span text:style-name="T55">o</text:span><text:span text:style-name="T54"> motor </text:span><text:span text:style-name="T55">da direita</text:span><text:span text:style-name="T54"> utilizando a velocidade configurad</text:span><text:span text:style-name="T55">a</text:span><text:span text:style-name="T54"> no servidor previamente, </text:span><text:span text:style-name="T55">fazendo com que o robô gire em sentido </text:span><text:soft-page-break/><text:span text:style-name="T55">horário.</text:span></text:p>
          </table:table-cell>
        </table:table-row>
        <table:table-row>
          <table:table-cell table:style-name="Tabela23.A2" office:value-type="string">
            <text:p text:style-name="P8">Parâmetros</text:p>
          </table:table-cell>
          <table:table-cell table:style-name="Tabela23.B2" office:value-type="string">
            <text:p text:style-name="P93">---</text:p>
          </table:table-cell>
        </table:table-row>
        <table:table-row>
          <table:table-cell table:style-name="Tabela23.A2" office:value-type="string">
            <text:p text:style-name="P8">Retorno</text:p>
          </table:table-cell>
          <table:table-cell table:style-name="Tabela23.B2" office:value-type="string">
            <text:p text:style-name="P123">1 – Função acionada</text:p>
          </table:table-cell>
        </table:table-row>
        <table:table-row>
          <table:table-cell table:style-name="Tabela23.A2" office:value-type="string">
            <text:p text:style-name="P8">Erros Disparados</text:p>
          </table:table-cell>
          <table:table-cell table:style-name="Tabela23.B2" office:value-type="string">
            <text:p text:style-name="P123">ERRO 0</text:p>
          </table:table-cell>
        </table:table-row>
      </table:table>
      <text:p text:style-name="P29"/>
      <text:p text:style-name="P29"/>
      <table:table table:name="Tabela24" table:style-name="Tabela24">
        <table:table-column table:style-name="Tabela24.A"/>
        <table:table-column table:style-name="Tabela24.B"/>
        <table:table-row>
          <table:table-cell table:style-name="Tabela24.A1" office:value-type="string">
            <text:p text:style-name="P20">Identificação</text:p>
          </table:table-cell>
          <table:table-cell table:style-name="Tabela24.B1" office:value-type="string">
            <text:p text:style-name="P123">M<text:span text:style-name="T88">OVER_CURVA</text:span></text:p>
          </table:table-cell>
        </table:table-row>
        <table:table-row>
          <table:table-cell table:style-name="Tabela24.A2" office:value-type="string">
            <text:p text:style-name="P8">Nome Função</text:p>
          </table:table-cell>
          <table:table-cell table:style-name="Tabela24.B2" office:value-type="string">
            <text:p text:style-name="P93">fazerCurva</text:p>
          </table:table-cell>
        </table:table-row>
        <table:table-row>
          <table:table-cell table:style-name="Tabela24.A2" office:value-type="string">
            <text:p text:style-name="P8">Descrição</text:p>
          </table:table-cell>
          <table:table-cell table:style-name="Tabela24.B2" office:value-type="string">
            <text:p text:style-name="P149">Aciona os dois motores, porém com velocidades diferentes (conforme esperado) definidas via parâmetro. Para fazer uma curva para a esquerda, basta que velocidade de PIN_M3 seja menor que PIN_M1, e vice-versa. <text:span text:style-name="T89">Mantém a direção atual do motor ou seja, ele no altera a velocidade de cada uma das rodas.</text:span></text:p>
          </table:table-cell>
        </table:table-row>
        <table:table-row>
          <table:table-cell table:style-name="Tabela24.A2" office:value-type="string">
            <text:p text:style-name="P8">Parâmetros</text:p>
          </table:table-cell>
          <table:table-cell table:style-name="Tabela24.B2" office:value-type="string">
            <text:p text:style-name="P124">N1 - <text:span text:style-name="T41">Número inteiro que </text:span><text:span text:style-name="T46">pertencente</text:span><text:span text:style-name="T41"> </text:span><text:span text:style-name="T46">a</text:span><text:span text:style-name="T41">o intervalo fechado [0, </text:span><text:span text:style-name="T46">255</text:span><text:span text:style-name="T41">]. </text:span><text:span text:style-name="T42">Identifica </text:span><text:span text:style-name="T46">a velocidade utilizada </text:span>para acionar <text:span text:style-name="T47">o pino configurado em PIN_M1</text:span></text:p>
            <text:p text:style-name="P124"/>
            <text:p text:style-name="P125">N2 - <text:span text:style-name="T41">Número inteiro que </text:span><text:span text:style-name="T46">pertencente</text:span><text:span text:style-name="T41"> </text:span><text:span text:style-name="T46">a</text:span><text:span text:style-name="T41">o intervalo fechado [0, </text:span><text:span text:style-name="T46">255</text:span><text:span text:style-name="T41">]. </text:span><text:span text:style-name="T42">Identifica </text:span><text:span text:style-name="T46">a velocidade utilizada </text:span>para acionar <text:span text:style-name="T47">o pino configurado em PIN_M3</text:span></text:p>
          </table:table-cell>
        </table:table-row>
        <table:table-row>
          <table:table-cell table:style-name="Tabela24.A2" office:value-type="string">
            <text:p text:style-name="P8">Retorno</text:p>
          </table:table-cell>
          <table:table-cell table:style-name="Tabela24.B2" office:value-type="string">
            <text:p text:style-name="P124">1 – Função acionada</text:p>
          </table:table-cell>
        </table:table-row>
        <table:table-row>
          <table:table-cell table:style-name="Tabela24.A2" office:value-type="string">
            <text:p text:style-name="P8">Erros Disparados</text:p>
          </table:table-cell>
          <table:table-cell table:style-name="Tabela24.B2" office:value-type="string">
            <text:p text:style-name="P123">ERRO 0, ERRO 1</text:p>
          </table:table-cell>
        </table:table-row>
      </table:table>
      <text:p text:style-name="P29"/>
      <text:p text:style-name="P29"/>
      <table:table table:name="Tabela25" table:style-name="Tabela25">
        <table:table-column table:style-name="Tabela25.A"/>
        <table:table-column table:style-name="Tabela25.B"/>
        <table:table-row>
          <table:table-cell table:style-name="Tabela25.A1" office:value-type="string">
            <text:p text:style-name="P20">Identificação</text:p>
          </table:table-cell>
          <table:table-cell table:style-name="Tabela25.B1" office:value-type="string">
            <text:p text:style-name="P123">M<text:span text:style-name="T89">OTOR_PARAR</text:span></text:p>
          </table:table-cell>
        </table:table-row>
        <table:table-row>
          <table:table-cell table:style-name="Tabela25.A2" office:value-type="string">
            <text:p text:style-name="P8">Nome Função</text:p>
          </table:table-cell>
          <table:table-cell table:style-name="Tabela25.B2" office:value-type="string">
            <text:p text:style-name="P93">pararMotores</text:p>
          </table:table-cell>
        </table:table-row>
        <table:table-row>
          <table:table-cell table:style-name="Tabela25.A2" office:value-type="string">
            <text:p text:style-name="P8">Descrição</text:p>
          </table:table-cell>
          <table:table-cell table:style-name="Tabela25.B2" office:value-type="string">
            <text:p text:style-name="P150">Usado para desativar todos os motores, fazendo com que o robô pare de se locomover.</text:p>
          </table:table-cell>
        </table:table-row>
        <table:table-row>
          <table:table-cell table:style-name="Tabela25.A2" office:value-type="string">
            <text:p text:style-name="P8">Parâmetros</text:p>
          </table:table-cell>
          <table:table-cell table:style-name="Tabela25.B2" office:value-type="string">
            <text:p text:style-name="P93">---</text:p>
          </table:table-cell>
        </table:table-row>
        <table:table-row>
          <table:table-cell table:style-name="Tabela25.A2" office:value-type="string">
            <text:p text:style-name="P8">Retorno</text:p>
          </table:table-cell>
          <table:table-cell table:style-name="Tabela25.B2" office:value-type="string">
            <text:p text:style-name="P124">1 – Função acionada</text:p>
          </table:table-cell>
        </table:table-row>
        <table:table-row>
          <table:table-cell table:style-name="Tabela25.A2" office:value-type="string">
            <text:p text:style-name="P8">Erros Disparados</text:p>
          </table:table-cell>
          <table:table-cell table:style-name="Tabela25.B2" office:value-type="string">
            <text:p text:style-name="P124">ERRO 0</text:p>
          </table:table-cell>
        </table:table-row>
      </table:table>
      <text:p text:style-name="Standard"/>
      <text:p text:style-name="P76"/>
      <table:table table:name="Tabela26" table:style-name="Tabela26">
        <table:table-column table:style-name="Tabela26.A"/>
        <table:table-column table:style-name="Tabela26.B"/>
        <table:table-row>
          <table:table-cell table:style-name="Tabela26.A1" office:value-type="string">
            <text:p text:style-name="P21">Identificação</text:p>
          </table:table-cell>
          <table:table-cell table:style-name="Tabela26.B1" office:value-type="string">
            <text:p text:style-name="P207">LED_SIMPLES_ATIVAR</text:p>
          </table:table-cell>
        </table:table-row>
        <table:table-row>
          <table:table-cell table:style-name="Tabela26.A2" office:value-type="string">
            <text:p text:style-name="P9">Nome Função</text:p>
          </table:table-cell>
          <table:table-cell table:style-name="Tabela26.B2" office:value-type="string">
            <text:p text:style-name="P94">ativarLed</text:p>
          </table:table-cell>
        </table:table-row>
        <table:table-row>
          <table:table-cell table:style-name="Tabela26.A2" office:value-type="string">
            <text:p text:style-name="P9">Descrição</text:p>
          </table:table-cell>
          <table:table-cell table:style-name="Tabela26.B2" office:value-type="string">
            <text:p text:style-name="P151">Dado um identificador de led, aciona o led especificado.</text:p>
            <text:p text:style-name="P151"/>
            <text:p text:style-name="P151">Obs. Um identificador de led é apenas um número inteiro usado para representar diferentes leds aceitos pelo sistema. <text:span text:style-name="T56">Cabe ao cliente definir via comando de configuração qual led está em qual pino do Arduíno.</text:span></text:p>
          </table:table-cell>
        </table:table-row>
        <table:table-row>
          <table:table-cell table:style-name="Tabela26.A2" office:value-type="string">
            <text:p text:style-name="P9">Parâmetros</text:p>
          </table:table-cell>
          <table:table-cell table:style-name="Tabela26.B2" office:value-type="string">
            <text:p text:style-name="P128">N - <text:span text:style-name="T41">Número inteiro que </text:span><text:span text:style-name="T46">pertencente</text:span><text:span text:style-name="T41"> </text:span><text:span text:style-name="T46">a</text:span><text:span text:style-name="T41">o intervalo fechado [</text:span>1<text:span text:style-name="T41">, </text:span>2<text:span text:style-name="T41">]. </text:span><text:soft-page-break/>I<text:span text:style-name="T43">dentifica qual a variável de pinagem </text:span>para led será considerada para realizar a ação<text:span text:style-name="T43">. O valor N=1 identifica PIN_</text:span>LED<text:span text:style-name="T43">1, o valor N=2 identifica PIN_</text:span>LED<text:span text:style-name="T43">2.</text:span></text:p>
          </table:table-cell>
        </table:table-row>
        <table:table-row>
          <table:table-cell table:style-name="Tabela26.A2" office:value-type="string">
            <text:p text:style-name="P9">Retorno</text:p>
          </table:table-cell>
          <table:table-cell table:style-name="Tabela26.B2" office:value-type="string">
            <text:p text:style-name="P128">1 – Função acionada</text:p>
          </table:table-cell>
        </table:table-row>
        <table:table-row>
          <table:table-cell table:style-name="Tabela26.A2" office:value-type="string">
            <text:p text:style-name="P9">Erros Disparados</text:p>
          </table:table-cell>
          <table:table-cell table:style-name="Tabela26.B2" office:value-type="string">
            <text:p text:style-name="P128">ERRO 0, ERRO 1</text:p>
          </table:table-cell>
        </table:table-row>
      </table:table>
      <text:p text:style-name="P76"/>
      <text:p text:style-name="P76"/>
      <table:table table:name="Tabela27" table:style-name="Tabela27">
        <table:table-column table:style-name="Tabela27.A"/>
        <table:table-column table:style-name="Tabela27.B"/>
        <table:table-row>
          <table:table-cell table:style-name="Tabela27.A1" office:value-type="string">
            <text:p text:style-name="P21">Identificação</text:p>
          </table:table-cell>
          <table:table-cell table:style-name="Tabela27.B1" office:value-type="string">
            <text:p text:style-name="P207">LED_SIMPLES_ATIVAR_DELAY</text:p>
          </table:table-cell>
        </table:table-row>
        <table:table-row>
          <table:table-cell table:style-name="Tabela27.A2" office:value-type="string">
            <text:p text:style-name="P9">Nome Função</text:p>
          </table:table-cell>
          <table:table-cell table:style-name="Tabela27.B2" office:value-type="string">
            <text:p text:style-name="P94">ativarLed<text:span text:style-name="T46">Delay</text:span></text:p>
          </table:table-cell>
        </table:table-row>
        <table:table-row>
          <table:table-cell table:style-name="Tabela27.A2" office:value-type="string">
            <text:p text:style-name="P9">Descrição</text:p>
          </table:table-cell>
          <table:table-cell table:style-name="Tabela27.B2" office:value-type="string">
            <text:p text:style-name="P152">Dado um identificador de led, aciona o led especificado, <text:span text:style-name="T56">sendo que ele fica ativado por um tempo determinado via parâmetro. Após o tempo de delay, o led em questão é desativado.</text:span></text:p>
          </table:table-cell>
        </table:table-row>
        <table:table-row>
          <table:table-cell table:style-name="Tabela27.A2" office:value-type="string">
            <text:p text:style-name="P9">Parâmetros</text:p>
          </table:table-cell>
          <table:table-cell table:style-name="Tabela27.B2" office:value-type="string">
            <text:p text:style-name="P129">N<text:span text:style-name="T48">1</text:span> - <text:span text:style-name="T41">Número inteiro que </text:span><text:span text:style-name="T46">pertencente</text:span><text:span text:style-name="T41"> </text:span><text:span text:style-name="T46">a</text:span><text:span text:style-name="T41">o intervalo fechado [</text:span>1<text:span text:style-name="T41">, </text:span>2<text:span text:style-name="T41">]. </text:span>I<text:span text:style-name="T43">dentifica qual a variável de pinagem </text:span>para led será considerada para realizar a ação<text:span text:style-name="T43">. O valor N=1 identifica PIN_</text:span>LED<text:span text:style-name="T43">1, o valor N=2 identifica PIN_</text:span>LED<text:span text:style-name="T43">2.</text:span></text:p>
            <text:p text:style-name="P129"/>
            <text:p text:style-name="P131">N2 – Número inteiro positivo que representa o tempo do delay em milissegundos.</text:p>
          </table:table-cell>
        </table:table-row>
        <table:table-row>
          <table:table-cell table:style-name="Tabela27.A2" office:value-type="string">
            <text:p text:style-name="P9">Retorno</text:p>
          </table:table-cell>
          <table:table-cell table:style-name="Tabela27.B2" office:value-type="string">
            <text:p text:style-name="P131">1 – Função acionada</text:p>
          </table:table-cell>
        </table:table-row>
        <table:table-row>
          <table:table-cell table:style-name="Tabela27.A2" office:value-type="string">
            <text:p text:style-name="P9">Erros Disparados</text:p>
          </table:table-cell>
          <table:table-cell table:style-name="Tabela27.B2" office:value-type="string">
            <text:p text:style-name="P131">ERRO 0, ERRO 1</text:p>
          </table:table-cell>
        </table:table-row>
      </table:table>
      <text:p text:style-name="P76"/>
      <text:p text:style-name="P76"/>
      <table:table table:name="Tabela28" table:style-name="Tabela28">
        <table:table-column table:style-name="Tabela28.A"/>
        <table:table-column table:style-name="Tabela28.B"/>
        <table:table-row>
          <table:table-cell table:style-name="Tabela28.A1" office:value-type="string">
            <text:p text:style-name="P21">Identificação</text:p>
          </table:table-cell>
          <table:table-cell table:style-name="Tabela28.B1" office:value-type="string">
            <text:p text:style-name="P207">LED_SIMPLES_INVERTER</text:p>
          </table:table-cell>
        </table:table-row>
        <table:table-row>
          <table:table-cell table:style-name="Tabela28.A2" office:value-type="string">
            <text:p text:style-name="P9">Nome Função</text:p>
          </table:table-cell>
          <table:table-cell table:style-name="Tabela28.B2" office:value-type="string">
            <text:p text:style-name="P94">inverterLed</text:p>
          </table:table-cell>
        </table:table-row>
        <table:table-row>
          <table:table-cell table:style-name="Tabela28.A2" office:value-type="string">
            <text:p text:style-name="P9">Descrição</text:p>
          </table:table-cell>
          <table:table-cell table:style-name="Tabela28.B2" office:value-type="string">
            <text:p text:style-name="P152">Dado um identificador de led, <text:span text:style-name="T56">altera o seu estado, isto é, se está ativado passa a estar desativado e vice-versa.</text:span></text:p>
          </table:table-cell>
        </table:table-row>
        <table:table-row>
          <table:table-cell table:style-name="Tabela28.A2" office:value-type="string">
            <text:p text:style-name="P9">Parâmetros</text:p>
          </table:table-cell>
          <table:table-cell table:style-name="Tabela28.B2" office:value-type="string">
            <text:p text:style-name="P129">N - <text:span text:style-name="T41">Número inteiro que </text:span><text:span text:style-name="T46">pertencente</text:span><text:span text:style-name="T41"> </text:span><text:span text:style-name="T46">a</text:span><text:span text:style-name="T41">o intervalo fechado [</text:span>1<text:span text:style-name="T41">, </text:span>2<text:span text:style-name="T41">]. </text:span>I<text:span text:style-name="T43">dentifica qual a variável de pinagem </text:span>para led será considerada para realizar a ação<text:span text:style-name="T43">. O valor N=1 identifica PIN_</text:span>LED<text:span text:style-name="T43">1, o valor N=2 identifica PIN_</text:span>LED<text:span text:style-name="T43">2.</text:span></text:p>
          </table:table-cell>
        </table:table-row>
        <table:table-row>
          <table:table-cell table:style-name="Tabela28.A2" office:value-type="string">
            <text:p text:style-name="P9">Retorno</text:p>
          </table:table-cell>
          <table:table-cell table:style-name="Tabela28.B2" office:value-type="string">
            <text:p text:style-name="P131">1 – Função acionada</text:p>
          </table:table-cell>
        </table:table-row>
        <table:table-row>
          <table:table-cell table:style-name="Tabela28.A2" office:value-type="string">
            <text:p text:style-name="P9">Erros Disparados</text:p>
          </table:table-cell>
          <table:table-cell table:style-name="Tabela28.B2" office:value-type="string">
            <text:p text:style-name="P131">ERRO 0, ERRO 1</text:p>
          </table:table-cell>
        </table:table-row>
      </table:table>
      <text:p text:style-name="P76"/>
      <text:p text:style-name="P76"/>
      <table:table table:name="Tabela29" table:style-name="Tabela29">
        <table:table-column table:style-name="Tabela29.A"/>
        <table:table-column table:style-name="Tabela29.B"/>
        <table:table-row>
          <table:table-cell table:style-name="Tabela29.A1" office:value-type="string">
            <text:p text:style-name="P21">Identificação</text:p>
          </table:table-cell>
          <table:table-cell table:style-name="Tabela29.B1" office:value-type="string">
            <text:p text:style-name="P207">LED_SIMPLES_DESATIVAR</text:p>
          </table:table-cell>
        </table:table-row>
        <table:table-row>
          <table:table-cell table:style-name="Tabela29.A2" office:value-type="string">
            <text:p text:style-name="P9">Nome Função</text:p>
          </table:table-cell>
          <table:table-cell table:style-name="Tabela29.B2" office:value-type="string">
            <text:p text:style-name="P94">desativarLed</text:p>
          </table:table-cell>
        </table:table-row>
        <table:table-row>
          <table:table-cell table:style-name="Tabela29.A2" office:value-type="string">
            <text:p text:style-name="P9">Descrição</text:p>
          </table:table-cell>
          <table:table-cell table:style-name="Tabela29.B2" office:value-type="string">
            <text:p text:style-name="P152">Dado um identificador de led, <text:span text:style-name="T56">ele é</text:span> <text:span text:style-name="T56">desativado.</text:span></text:p>
            <text:p text:style-name="P152"/>
            <text:p text:style-name="P153">Obs. Não há problema em executar esse comando caso o led já esteja desativado. </text:p>
          </table:table-cell>
        </table:table-row>
        <table:table-row>
          <table:table-cell table:style-name="Tabela29.A2" office:value-type="string">
            <text:p text:style-name="P9">Parâmetros</text:p>
          </table:table-cell>
          <table:table-cell table:style-name="Tabela29.B2" office:value-type="string">
            <text:p text:style-name="P129">N - <text:span text:style-name="T41">Número inteiro que </text:span><text:span text:style-name="T46">pertencente</text:span><text:span text:style-name="T41"> </text:span><text:span text:style-name="T46">a</text:span><text:span text:style-name="T41">o intervalo fechado [</text:span>1<text:span text:style-name="T41">, </text:span>2<text:span text:style-name="T41">]. </text:span>I<text:span text:style-name="T43">dentifica qual a variável de pinagem </text:span>para led será considerada para <text:soft-page-break/>realizar a ação<text:span text:style-name="T43">. O valor N=1 identifica PIN_</text:span>LED<text:span text:style-name="T43">1, o valor N=2 identifica PIN_</text:span>LED<text:span text:style-name="T43">2.</text:span></text:p>
          </table:table-cell>
        </table:table-row>
        <table:table-row>
          <table:table-cell table:style-name="Tabela29.A2" office:value-type="string">
            <text:p text:style-name="P9">Retorno</text:p>
          </table:table-cell>
          <table:table-cell table:style-name="Tabela29.B2" office:value-type="string">
            <text:p text:style-name="P131">1 – Função acionada</text:p>
          </table:table-cell>
        </table:table-row>
        <table:table-row>
          <table:table-cell table:style-name="Tabela29.A2" office:value-type="string">
            <text:p text:style-name="P9">Erros Disparados</text:p>
          </table:table-cell>
          <table:table-cell table:style-name="Tabela29.B2" office:value-type="string">
            <text:p text:style-name="P131">ERRO 0, ERRO 1</text:p>
          </table:table-cell>
        </table:table-row>
      </table:table>
      <text:p text:style-name="P76"/>
      <text:p text:style-name="P76"/>
      <table:table table:name="Tabela30" table:style-name="Tabela30">
        <table:table-column table:style-name="Tabela30.A"/>
        <table:table-column table:style-name="Tabela30.B"/>
        <table:table-row>
          <table:table-cell table:style-name="Tabela30.A1" office:value-type="string">
            <text:p text:style-name="P21">Identificação</text:p>
          </table:table-cell>
          <table:table-cell table:style-name="Tabela30.B1" office:value-type="string">
            <text:p text:style-name="P123">L<text:span text:style-name="T89">ED_RGB_ATIVAR</text:span></text:p>
          </table:table-cell>
        </table:table-row>
        <table:table-row>
          <table:table-cell table:style-name="Tabela30.A2" office:value-type="string">
            <text:p text:style-name="P9">Nome Função</text:p>
          </table:table-cell>
          <table:table-cell table:style-name="Tabela30.B2" office:value-type="string">
            <text:p text:style-name="P94">ativarLedRGB</text:p>
          </table:table-cell>
        </table:table-row>
        <table:table-row>
          <table:table-cell table:style-name="Tabela30.A2" office:value-type="string">
            <text:p text:style-name="P9">Descrição</text:p>
          </table:table-cell>
          <table:table-cell table:style-name="Tabela30.B2" office:value-type="string">
            <text:p text:style-name="P153">Ativa o led RGB utilizado os parâmetros informados via comando para formular a sua cor.</text:p>
          </table:table-cell>
        </table:table-row>
        <table:table-row>
          <table:table-cell table:style-name="Tabela30.A2" office:value-type="string">
            <text:p text:style-name="P9">Parâmetros</text:p>
          </table:table-cell>
          <table:table-cell table:style-name="Tabela30.B2" office:value-type="string">
            <text:p text:style-name="P95"><text:span text:style-name="T47">N</text:span><text:span text:style-name="T48">1</text:span><text:span text:style-name="T47"> - </text:span><text:span text:style-name="T41">Número inteiro que </text:span><text:span text:style-name="T46">pertencente</text:span><text:span text:style-name="T41"> </text:span><text:span text:style-name="T46">a</text:span><text:span text:style-name="T41">o intervalo fechado [</text:span><text:span text:style-name="T48">0</text:span><text:span text:style-name="T41">, </text:span><text:span text:style-name="T47">2</text:span><text:span text:style-name="T48">55</text:span><text:span text:style-name="T41">]. </text:span><text:span text:style-name="T47">I</text:span><text:span text:style-name="T43">dentifica </text:span><text:span text:style-name="T48">o valor que será usado para a taxa de vermelho do led RGB.</text:span></text:p>
            <text:p text:style-name="P129"/>
            <text:p text:style-name="P95"><text:span text:style-name="T47">N</text:span><text:span text:style-name="T48">2</text:span><text:span text:style-name="T47"> - </text:span><text:span text:style-name="T41">Número inteiro que </text:span><text:span text:style-name="T46">pertencente</text:span><text:span text:style-name="T41"> </text:span><text:span text:style-name="T46">a</text:span><text:span text:style-name="T41">o intervalo fechado [</text:span><text:span text:style-name="T48">0</text:span><text:span text:style-name="T41">, </text:span><text:span text:style-name="T47">2</text:span><text:span text:style-name="T48">55</text:span><text:span text:style-name="T41">]. <text:s/></text:span><text:span text:style-name="T47">I</text:span><text:span text:style-name="T43">dentifica </text:span><text:span text:style-name="T48">o valor que será usado para a taxa de verde do led RGB.</text:span></text:p>
            <text:p text:style-name="P129"/>
            <text:p text:style-name="P129">N<text:span text:style-name="T48">3</text:span> - <text:span text:style-name="T41">Número inteiro que </text:span><text:span text:style-name="T46">pertencente</text:span><text:span text:style-name="T41"> </text:span><text:span text:style-name="T46">a</text:span><text:span text:style-name="T41">o intervalo fechado [</text:span><text:span text:style-name="T48">0</text:span><text:span text:style-name="T41">, </text:span>2<text:span text:style-name="T48">55</text:span><text:span text:style-name="T41">]. <text:s/></text:span>I<text:span text:style-name="T43">dentifica </text:span><text:span text:style-name="T48">o valor que será usado para a taxa de azul do led RGB.</text:span></text:p>
          </table:table-cell>
        </table:table-row>
        <table:table-row>
          <table:table-cell table:style-name="Tabela30.A2" office:value-type="string">
            <text:p text:style-name="P9">Retorno</text:p>
          </table:table-cell>
          <table:table-cell table:style-name="Tabela30.B2" office:value-type="string">
            <text:p text:style-name="P131">1 – Função acionada</text:p>
          </table:table-cell>
        </table:table-row>
        <table:table-row>
          <table:table-cell table:style-name="Tabela30.A2" office:value-type="string">
            <text:p text:style-name="P9">Erros Disparados</text:p>
          </table:table-cell>
          <table:table-cell table:style-name="Tabela30.B2" office:value-type="string">
            <text:p text:style-name="P131">ERRO 0, ERRO 1</text:p>
          </table:table-cell>
        </table:table-row>
      </table:table>
      <text:p text:style-name="P76"/>
      <text:p text:style-name="P76"/>
      <table:table table:name="Tabela31" table:style-name="Tabela31">
        <table:table-column table:style-name="Tabela31.A"/>
        <table:table-column table:style-name="Tabela31.B"/>
        <table:table-row>
          <table:table-cell table:style-name="Tabela31.A1" office:value-type="string">
            <text:p text:style-name="P21">Identificação</text:p>
          </table:table-cell>
          <table:table-cell table:style-name="Tabela31.B1" office:value-type="string">
            <text:p text:style-name="P207">LED_RGB_ATIVAR_DELAY</text:p>
          </table:table-cell>
        </table:table-row>
        <table:table-row>
          <table:table-cell table:style-name="Tabela31.A2" office:value-type="string">
            <text:p text:style-name="P9">Nome Função</text:p>
          </table:table-cell>
          <table:table-cell table:style-name="Tabela31.B2" office:value-type="string">
            <text:p text:style-name="P94">ativarLedRGB<text:span text:style-name="T46">Delay</text:span></text:p>
          </table:table-cell>
        </table:table-row>
        <table:table-row>
          <table:table-cell table:style-name="Tabela31.A2" office:value-type="string">
            <text:p text:style-name="P9">Descrição</text:p>
          </table:table-cell>
          <table:table-cell table:style-name="Tabela31.B2" office:value-type="string">
            <text:p text:style-name="P153">Ativa o led RGB utilizado os parâmetros informados via comando para formular a sua cor. Diferencia-se do comando anterior, pois obriga a informação de um tempo de delay, sendo que após esse tempo o led RGB é desativado.</text:p>
          </table:table-cell>
        </table:table-row>
        <table:table-row>
          <table:table-cell table:style-name="Tabela31.A2" office:value-type="string">
            <text:p text:style-name="P9">Parâmetros</text:p>
          </table:table-cell>
          <table:table-cell table:style-name="Tabela31.B2" office:value-type="string">
            <text:p text:style-name="P95"><text:span text:style-name="T47">N</text:span><text:span text:style-name="T48">1</text:span><text:span text:style-name="T47"> - </text:span><text:span text:style-name="T41">Número inteiro que </text:span><text:span text:style-name="T46">pertencente</text:span><text:span text:style-name="T41"> </text:span><text:span text:style-name="T46">a</text:span><text:span text:style-name="T41">o intervalo fechado [</text:span><text:span text:style-name="T48">0</text:span><text:span text:style-name="T41">, </text:span><text:span text:style-name="T47">2</text:span><text:span text:style-name="T48">55</text:span><text:span text:style-name="T41">]. </text:span><text:span text:style-name="T47">I</text:span><text:span text:style-name="T43">dentifica </text:span><text:span text:style-name="T48">o valor que será usado para a taxa de vermelho do led RGB.</text:span></text:p>
            <text:p text:style-name="P129"/>
            <text:p text:style-name="P95"><text:span text:style-name="T47">N</text:span><text:span text:style-name="T48">2</text:span><text:span text:style-name="T47"> - </text:span><text:span text:style-name="T41">Número inteiro que </text:span><text:span text:style-name="T46">pertencente</text:span><text:span text:style-name="T41"> </text:span><text:span text:style-name="T46">a</text:span><text:span text:style-name="T41">o intervalo fechado [</text:span><text:span text:style-name="T48">0</text:span><text:span text:style-name="T41">, </text:span><text:span text:style-name="T47">2</text:span><text:span text:style-name="T48">55</text:span><text:span text:style-name="T41">]. <text:s/></text:span><text:span text:style-name="T47">I</text:span><text:span text:style-name="T43">dentifica </text:span><text:span text:style-name="T48">o valor que será usado para a taxa de verde do led RGB.</text:span></text:p>
            <text:p text:style-name="P129"/>
            <text:p text:style-name="P95"><text:span text:style-name="T47">N</text:span><text:span text:style-name="T48">3</text:span><text:span text:style-name="T47"> - </text:span><text:span text:style-name="T41">Número inteiro que </text:span><text:span text:style-name="T46">pertencente</text:span><text:span text:style-name="T41"> </text:span><text:span text:style-name="T46">a</text:span><text:span text:style-name="T41">o intervalo fechado [</text:span><text:span text:style-name="T48">0</text:span><text:span text:style-name="T41">, </text:span><text:span text:style-name="T47">2</text:span><text:span text:style-name="T48">55</text:span><text:span text:style-name="T41">]. <text:s/></text:span><text:span text:style-name="T47">I</text:span><text:span text:style-name="T43">dentifica </text:span><text:span text:style-name="T48">o valor que será usado para a taxa de azul do led RGB.</text:span></text:p>
            <text:p text:style-name="P129"/>
            <text:p text:style-name="P131">N4 - Número inteiro positivo que representa o tempo do delay em milissegundos.</text:p>
          </table:table-cell>
        </table:table-row>
        <table:table-row>
          <table:table-cell table:style-name="Tabela31.A2" office:value-type="string">
            <text:p text:style-name="P9">Retorno</text:p>
          </table:table-cell>
          <table:table-cell table:style-name="Tabela31.B2" office:value-type="string">
            <text:p text:style-name="P131">1 – Função acionada</text:p>
          </table:table-cell>
        </table:table-row>
        <table:table-row>
          <table:table-cell table:style-name="Tabela31.A2" office:value-type="string">
            <text:p text:style-name="P9">Erros Disparados</text:p>
          </table:table-cell>
          <table:table-cell table:style-name="Tabela31.B2" office:value-type="string">
            <text:p text:style-name="P131">ERRO 0, ERRO 1</text:p>
          </table:table-cell>
        </table:table-row>
      </table:table>
      <text:p text:style-name="P76"/>
      <text:p text:style-name="P76"><text:soft-page-break/></text:p>
      <table:table table:name="Tabela32" table:style-name="Tabela32">
        <table:table-column table:style-name="Tabela32.A"/>
        <table:table-column table:style-name="Tabela32.B"/>
        <table:table-row>
          <table:table-cell table:style-name="Tabela32.A1" office:value-type="string">
            <text:p text:style-name="P21">Identificação</text:p>
          </table:table-cell>
          <table:table-cell table:style-name="Tabela32.B1" office:value-type="string">
            <text:p text:style-name="P207">LED_RGB_DESATIVAR</text:p>
          </table:table-cell>
        </table:table-row>
        <table:table-row>
          <table:table-cell table:style-name="Tabela32.A2" office:value-type="string">
            <text:p text:style-name="P9">Nome Função</text:p>
          </table:table-cell>
          <table:table-cell table:style-name="Tabela32.B2" office:value-type="string">
            <text:p text:style-name="P94">desativarLedRGB</text:p>
          </table:table-cell>
        </table:table-row>
        <table:table-row>
          <table:table-cell table:style-name="Tabela32.A2" office:value-type="string">
            <text:p text:style-name="P9">Descrição</text:p>
          </table:table-cell>
          <table:table-cell table:style-name="Tabela32.B2" office:value-type="string">
            <text:p text:style-name="P153">Desativa o led RGB configurando todos os seus pinos para o valor 0.</text:p>
          </table:table-cell>
        </table:table-row>
        <table:table-row>
          <table:table-cell table:style-name="Tabela32.A2" office:value-type="string">
            <text:p text:style-name="P9">Parâmetros</text:p>
          </table:table-cell>
          <table:table-cell table:style-name="Tabela32.B2" office:value-type="string">
            <text:p text:style-name="P94">---</text:p>
          </table:table-cell>
        </table:table-row>
        <table:table-row>
          <table:table-cell table:style-name="Tabela32.A2" office:value-type="string">
            <text:p text:style-name="P9">Retorno</text:p>
          </table:table-cell>
          <table:table-cell table:style-name="Tabela32.B2" office:value-type="string">
            <text:p text:style-name="P133">1- Função acionada</text:p>
          </table:table-cell>
        </table:table-row>
        <table:table-row>
          <table:table-cell table:style-name="Tabela32.A2" office:value-type="string">
            <text:p text:style-name="P9">Erros Disparados</text:p>
          </table:table-cell>
          <table:table-cell table:style-name="Tabela32.B2" office:value-type="string">
            <text:p text:style-name="P133">ERRO 0</text:p>
          </table:table-cell>
        </table:table-row>
      </table:table>
      <text:p text:style-name="P76"/>
      <text:p text:style-name="P76"/>
      <table:table table:name="Tabela33" table:style-name="Tabela33">
        <table:table-column table:style-name="Tabela33.A"/>
        <table:table-column table:style-name="Tabela33.B"/>
        <table:table-row>
          <table:table-cell table:style-name="Tabela33.A1" office:value-type="string">
            <text:p text:style-name="P21">Identificação</text:p>
          </table:table-cell>
          <table:table-cell table:style-name="Tabela33.B1" office:value-type="string">
            <text:p text:style-name="P207">BUZZER_ATIVAR</text:p>
          </table:table-cell>
        </table:table-row>
        <table:table-row>
          <table:table-cell table:style-name="Tabela33.A2" office:value-type="string">
            <text:p text:style-name="P9">Nome Função</text:p>
          </table:table-cell>
          <table:table-cell table:style-name="Tabela33.B2" office:value-type="string">
            <text:p text:style-name="P94">ativarBuzzer</text:p>
          </table:table-cell>
        </table:table-row>
        <table:table-row>
          <table:table-cell table:style-name="Tabela33.A2" office:value-type="string">
            <text:p text:style-name="P9">Descrição</text:p>
          </table:table-cell>
          <table:table-cell table:style-name="Tabela33.B2" office:value-type="string">
            <text:p text:style-name="P154">Aciona o buzzer na frequência passada via parâmetro.</text:p>
          </table:table-cell>
        </table:table-row>
        <table:table-row>
          <table:table-cell table:style-name="Tabela33.A2" office:value-type="string">
            <text:p text:style-name="P9">Parâmetros</text:p>
          </table:table-cell>
          <table:table-cell table:style-name="Tabela33.B2" office:value-type="string">
            <text:p text:style-name="P133">N – Número inteiro positivo que representa a frequência em hz que o buzzer deve ser acionado.</text:p>
          </table:table-cell>
        </table:table-row>
        <table:table-row>
          <table:table-cell table:style-name="Tabela33.A2" office:value-type="string">
            <text:p text:style-name="P9">Retorno</text:p>
          </table:table-cell>
          <table:table-cell table:style-name="Tabela33.B2" office:value-type="string">
            <text:p text:style-name="P133">1 – Função acionada</text:p>
          </table:table-cell>
        </table:table-row>
        <table:table-row>
          <table:table-cell table:style-name="Tabela33.A2" office:value-type="string">
            <text:p text:style-name="P9">Erros Disparados</text:p>
          </table:table-cell>
          <table:table-cell table:style-name="Tabela33.B2" office:value-type="string">
            <text:p text:style-name="P133">ERRO 0</text:p>
          </table:table-cell>
        </table:table-row>
      </table:table>
      <text:p text:style-name="P76"/>
      <text:p text:style-name="P76"/>
      <table:table table:name="Tabela34" table:style-name="Tabela34">
        <table:table-column table:style-name="Tabela34.A"/>
        <table:table-column table:style-name="Tabela34.B"/>
        <table:table-row>
          <table:table-cell table:style-name="Tabela34.A1" office:value-type="string">
            <text:p text:style-name="P21">Identificação</text:p>
          </table:table-cell>
          <table:table-cell table:style-name="Tabela34.B1" office:value-type="string">
            <text:p text:style-name="P207">BUZZER_ATIVAR_DELAY</text:p>
          </table:table-cell>
        </table:table-row>
        <table:table-row>
          <table:table-cell table:style-name="Tabela34.A2" office:value-type="string">
            <text:p text:style-name="P9">Nome Função</text:p>
          </table:table-cell>
          <table:table-cell table:style-name="Tabela34.B2" office:value-type="string">
            <text:p text:style-name="P94">ativarBuzzer<text:span text:style-name="T46">Delay</text:span></text:p>
          </table:table-cell>
        </table:table-row>
        <table:table-row>
          <table:table-cell table:style-name="Tabela34.A2" office:value-type="string">
            <text:p text:style-name="P9">Descrição</text:p>
          </table:table-cell>
          <table:table-cell table:style-name="Tabela34.B2" office:value-type="string">
            <text:p text:style-name="P155">Aciona o buzzer na frequência passada via parâmetro. <text:span text:style-name="T57">O buzzer fica ativo conforme tempo informado via parâmetro, sendo o componente desligado ao término da contagem.</text:span></text:p>
          </table:table-cell>
        </table:table-row>
        <table:table-row>
          <table:table-cell table:style-name="Tabela34.A2" office:value-type="string">
            <text:p text:style-name="P9">Parâmetros</text:p>
          </table:table-cell>
          <table:table-cell table:style-name="Tabela34.B2" office:value-type="string">
            <text:p text:style-name="P133">N1 – Número inteiro positivo que representa a frequência em hz que o buzzer deve ser acionado.</text:p>
            <text:p text:style-name="P133"/>
            <text:p text:style-name="P132">N<text:span text:style-name="T49">2</text:span> - Número inteiro positivo que representa o tempo do delay em milissegundos.</text:p>
          </table:table-cell>
        </table:table-row>
        <table:table-row>
          <table:table-cell table:style-name="Tabela34.A2" office:value-type="string">
            <text:p text:style-name="P9">Retorno</text:p>
          </table:table-cell>
          <table:table-cell table:style-name="Tabela34.B2" office:value-type="string">
            <text:p text:style-name="P133">1 – Função acionada</text:p>
          </table:table-cell>
        </table:table-row>
        <table:table-row>
          <table:table-cell table:style-name="Tabela34.A2" office:value-type="string">
            <text:p text:style-name="P9">Erros Disparados</text:p>
          </table:table-cell>
          <table:table-cell table:style-name="Tabela34.B2" office:value-type="string">
            <text:p text:style-name="P133">ERRO 0</text:p>
          </table:table-cell>
        </table:table-row>
      </table:table>
      <text:p text:style-name="P76"/>
      <text:p text:style-name="P76"/>
      <table:table table:name="Tabela35" table:style-name="Tabela35">
        <table:table-column table:style-name="Tabela35.A"/>
        <table:table-column table:style-name="Tabela35.B"/>
        <table:table-row>
          <table:table-cell table:style-name="Tabela35.A1" office:value-type="string">
            <text:p text:style-name="P21">Identificação</text:p>
          </table:table-cell>
          <table:table-cell table:style-name="Tabela35.B1" office:value-type="string">
            <text:p text:style-name="P207">BUZZER_DESATIVAR</text:p>
          </table:table-cell>
        </table:table-row>
        <table:table-row>
          <table:table-cell table:style-name="Tabela35.A2" office:value-type="string">
            <text:p text:style-name="P9">Nome Função</text:p>
          </table:table-cell>
          <table:table-cell table:style-name="Tabela35.B2" office:value-type="string">
            <text:p text:style-name="P123">desativarBuzzer</text:p>
          </table:table-cell>
        </table:table-row>
        <table:table-row>
          <table:table-cell table:style-name="Tabela35.A2" office:value-type="string">
            <text:p text:style-name="P9">Descrição</text:p>
          </table:table-cell>
          <table:table-cell table:style-name="Tabela35.B2" office:value-type="string">
            <text:p text:style-name="P156">Desativa o buzzer, fazendo com que esse pare de emitir ondas sonoras.</text:p>
          </table:table-cell>
        </table:table-row>
        <table:table-row>
          <table:table-cell table:style-name="Tabela35.A2" office:value-type="string">
            <text:p text:style-name="P9">Parâmetros</text:p>
          </table:table-cell>
          <table:table-cell table:style-name="Tabela35.B2" office:value-type="string">
            <text:p text:style-name="P94">---</text:p>
          </table:table-cell>
        </table:table-row>
        <table:table-row>
          <table:table-cell table:style-name="Tabela35.A2" office:value-type="string">
            <text:p text:style-name="P9">Retorno</text:p>
          </table:table-cell>
          <table:table-cell table:style-name="Tabela35.B2" office:value-type="string">
            <text:p text:style-name="P133">1 – Função acionada</text:p>
          </table:table-cell>
        </table:table-row>
        <table:table-row>
          <table:table-cell table:style-name="Tabela35.A2" office:value-type="string">
            <text:p text:style-name="P9">Erros Disparados</text:p>
          </table:table-cell>
          <table:table-cell table:style-name="Tabela35.B2" office:value-type="string">
            <text:p text:style-name="P133">ERRO 0</text:p>
          </table:table-cell>
        </table:table-row>
      </table:table>
      <text:p text:style-name="P76"/>
      <text:p text:style-name="P76"/>
      <table:table table:name="Tabela36" table:style-name="Tabela36">
        <table:table-column table:style-name="Tabela36.A"/>
        <table:table-column table:style-name="Tabela36.B"/>
        <text:soft-page-break/>
        <table:table-row>
          <table:table-cell table:style-name="Tabela36.A1" office:value-type="string">
            <text:p text:style-name="P21">Identificação</text:p>
          </table:table-cell>
          <table:table-cell table:style-name="Tabela36.B1" office:value-type="string">
            <text:p text:style-name="P207">SENSOR_ULTRASSONICO</text:p>
          </table:table-cell>
        </table:table-row>
        <table:table-row>
          <table:table-cell table:style-name="Tabela36.A2" office:value-type="string">
            <text:p text:style-name="P9">Nome Função</text:p>
          </table:table-cell>
          <table:table-cell table:style-name="Tabela36.B2" office:value-type="string">
            <text:p text:style-name="P94">lerSensorUltrassonico</text:p>
          </table:table-cell>
        </table:table-row>
        <table:table-row>
          <table:table-cell table:style-name="Tabela36.A2" office:value-type="string">
            <text:p text:style-name="P9">Descrição</text:p>
          </table:table-cell>
          <table:table-cell table:style-name="Tabela36.B2" office:value-type="string">
            <text:p text:style-name="P157">Permite que seja medido a distância do sensor até algum objeto que tenha refletido a onda ultrassônica emitida e capturada por ele.</text:p>
          </table:table-cell>
        </table:table-row>
        <table:table-row>
          <table:table-cell table:style-name="Tabela36.A2" office:value-type="string">
            <text:p text:style-name="P9">Parâmetros</text:p>
          </table:table-cell>
          <table:table-cell table:style-name="Tabela36.B2" office:value-type="string">
            <text:p text:style-name="P94">---</text:p>
          </table:table-cell>
        </table:table-row>
        <table:table-row>
          <table:table-cell table:style-name="Tabela36.A2" office:value-type="string">
            <text:p text:style-name="P9">Retorno</text:p>
          </table:table-cell>
          <table:table-cell table:style-name="Tabela36.B2" office:value-type="string">
            <text:p text:style-name="P133">F – Número float não negativo que identifica a distância em centímetros medida pelo sensor ultrassônico.</text:p>
          </table:table-cell>
        </table:table-row>
        <table:table-row>
          <table:table-cell table:style-name="Tabela36.A2" office:value-type="string">
            <text:p text:style-name="P9">Erros Disparados</text:p>
          </table:table-cell>
          <table:table-cell table:style-name="Tabela36.B2" office:value-type="string">
            <text:p text:style-name="P133">ERRO 0</text:p>
          </table:table-cell>
        </table:table-row>
      </table:table>
      <text:p text:style-name="P76"/>
      <text:p text:style-name="P76"/>
      <text:p text:style-name="P76"/>
      <text:p text:style-name="P76"/>
      <table:table table:name="Tabela38" table:style-name="Tabela38">
        <table:table-column table:style-name="Tabela38.A"/>
        <table:table-column table:style-name="Tabela38.B"/>
        <table:table-row>
          <table:table-cell table:style-name="Tabela38.A1" office:value-type="string">
            <text:p text:style-name="P21">Identificação</text:p>
          </table:table-cell>
          <table:table-cell table:style-name="Tabela38.B1" office:value-type="string">
            <text:p text:style-name="P207">LER_FOTORESISTOR</text:p>
          </table:table-cell>
        </table:table-row>
        <table:table-row>
          <table:table-cell table:style-name="Tabela38.A2" office:value-type="string">
            <text:p text:style-name="P9">Nome Função</text:p>
          </table:table-cell>
          <table:table-cell table:style-name="Tabela38.B2" office:value-type="string">
            <text:p text:style-name="P94">lerSensorFotoresistor</text:p>
          </table:table-cell>
        </table:table-row>
        <table:table-row>
          <table:table-cell table:style-name="Tabela38.A2" office:value-type="string">
            <text:p text:style-name="P9">Descrição</text:p>
          </table:table-cell>
          <table:table-cell table:style-name="Tabela38.B2" office:value-type="string">
            <text:p text:style-name="P158">Permite detectar a presença e intensidade de luminosidade sobre o sensor.</text:p>
          </table:table-cell>
        </table:table-row>
        <table:table-row>
          <table:table-cell table:style-name="Tabela38.A2" office:value-type="string">
            <text:p text:style-name="P9">Parâmetros</text:p>
          </table:table-cell>
          <table:table-cell table:style-name="Tabela38.B2" office:value-type="string">
            <text:p text:style-name="P130">N - <text:span text:style-name="T41">Número inteiro que </text:span><text:span text:style-name="T46">pertencente</text:span><text:span text:style-name="T41"> </text:span><text:span text:style-name="T46">a</text:span><text:span text:style-name="T41">o intervalo fechado [</text:span>1<text:span text:style-name="T41">, </text:span>2<text:span text:style-name="T41">]. </text:span>I<text:span text:style-name="T43">dentifica qual a variável de pinagem </text:span>para <text:span text:style-name="T49">sensor fotoresistor</text:span> será considerada para realizar a ação<text:span text:style-name="T43">. O valor N=1 identifica PIN_</text:span><text:span text:style-name="T49">FR</text:span><text:span text:style-name="T43">1, o valor N=2 identifica PIN_</text:span><text:span text:style-name="T49">FR</text:span><text:span text:style-name="T43">2.</text:span></text:p>
          </table:table-cell>
        </table:table-row>
        <table:table-row>
          <table:table-cell table:style-name="Tabela38.A2" office:value-type="string">
            <text:p text:style-name="P9">Retorno</text:p>
          </table:table-cell>
          <table:table-cell table:style-name="Tabela38.B2" office:value-type="string">
            <text:p text:style-name="P134">N – Número inteiro que pertence ao intervalo fechado [0, 1023]. Identifica a intensidade da luz detectada pelo sensor. Quanto maior for N, menos luz está sendo detectada.</text:p>
          </table:table-cell>
        </table:table-row>
        <table:table-row>
          <table:table-cell table:style-name="Tabela38.A2" office:value-type="string">
            <text:p text:style-name="P9">Erros Disparados</text:p>
          </table:table-cell>
          <table:table-cell table:style-name="Tabela38.B2" office:value-type="string">
            <text:p text:style-name="P133">ERRO 0, ERRO 1</text:p>
          </table:table-cell>
        </table:table-row>
      </table:table>
      <text:p text:style-name="P76"/>
      <text:p text:style-name="P76"/>
      <table:table table:name="Tabela39" table:style-name="Tabela39">
        <table:table-column table:style-name="Tabela39.A"/>
        <table:table-column table:style-name="Tabela39.B"/>
        <table:table-row>
          <table:table-cell table:style-name="Tabela39.A1" office:value-type="string">
            <text:p text:style-name="P21">Identificação</text:p>
          </table:table-cell>
          <table:table-cell table:style-name="Tabela39.B1" office:value-type="string">
            <text:p text:style-name="P207">LER_OPTICO</text:p>
          </table:table-cell>
        </table:table-row>
        <table:table-row>
          <table:table-cell table:style-name="Tabela39.A2" office:value-type="string">
            <text:p text:style-name="P9">Nome Função</text:p>
          </table:table-cell>
          <table:table-cell table:style-name="Tabela39.B2" office:value-type="string">
            <text:p text:style-name="P94">lerSensorOpticoReflexivo</text:p>
          </table:table-cell>
        </table:table-row>
        <table:table-row>
          <table:table-cell table:style-name="Tabela39.A2" office:value-type="string">
            <text:p text:style-name="P9">Descrição</text:p>
          </table:table-cell>
          <table:table-cell table:style-name="Tabela39.B2" office:value-type="string">
            <text:p text:style-name="P159">Permite detectar se algum objeto refletiu o feixe infravermelho emitido pelo sensor.</text:p>
          </table:table-cell>
        </table:table-row>
        <table:table-row>
          <table:table-cell table:style-name="Tabela39.A2" office:value-type="string">
            <text:p text:style-name="P9">Parâmetros</text:p>
          </table:table-cell>
          <table:table-cell table:style-name="Tabela39.B2" office:value-type="string">
            <text:p text:style-name="P96"><text:span text:style-name="T47">N - </text:span><text:span text:style-name="T41">Número inteiro que </text:span><text:span text:style-name="T46">pertencente</text:span><text:span text:style-name="T41"> </text:span><text:span text:style-name="T46">a</text:span><text:span text:style-name="T41">o intervalo fechado [</text:span><text:span text:style-name="T47">1</text:span><text:span text:style-name="T41">, </text:span><text:span text:style-name="T50">3</text:span><text:span text:style-name="T41">]. </text:span><text:span text:style-name="T47">I</text:span><text:span text:style-name="T43">dentifica qual a variável de pinagem </text:span><text:span text:style-name="T47">para </text:span><text:span text:style-name="T49">sensor </text:span><text:span text:style-name="T50">óptico reflexivo</text:span><text:span text:style-name="T47"> será considerada para realizar a ação</text:span><text:span text:style-name="T43">. O valor N=1 identifica PIN_</text:span><text:span text:style-name="T50">O</text:span><text:span text:style-name="T49">R</text:span><text:span text:style-name="T43">1, o valor N=2 identifica PIN_</text:span><text:span text:style-name="T50">O</text:span><text:span text:style-name="T49">R</text:span><text:span text:style-name="T43">2, </text:span><text:span text:style-name="T50">e o valor N=3 identifica PIN_OR3</text:span><text:span text:style-name="T43">.</text:span></text:p>
          </table:table-cell>
        </table:table-row>
        <table:table-row>
          <table:table-cell table:style-name="Tabela39.A2" office:value-type="string">
            <text:p text:style-name="P9">Retorno</text:p>
          </table:table-cell>
          <table:table-cell table:style-name="Tabela39.B2" office:value-type="string">
            <text:p text:style-name="P136">N – Número inteiro que pertence ao intervalo fechado [0,1]. Identifica a detecção de uma reflexão do feixe infravermelho emitido pelo componente. O valor N=0 identifica uma reflexão, já o valor N=1 identifica que não houve detecção de reflexão.</text:p>
          </table:table-cell>
        </table:table-row>
        <table:table-row>
          <table:table-cell table:style-name="Tabela39.A2" office:value-type="string">
            <text:p text:style-name="P9">Erros Disparados</text:p>
          </table:table-cell>
          <table:table-cell table:style-name="Tabela39.B2" office:value-type="string">
            <text:p text:style-name="P134">ERRO 0, ERRO 1</text:p>
          </table:table-cell>
        </table:table-row>
      </table:table>
      <text:p text:style-name="P76"/>
      <text:p text:style-name="P76"/>
      <table:table table:name="Tabela40" table:style-name="Tabela40">
        <table:table-column table:style-name="Tabela40.A"/>
        <table:table-column table:style-name="Tabela40.B"/>
        <table:table-row>
          <table:table-cell table:style-name="Tabela40.A1" office:value-type="string">
            <text:p text:style-name="P21">Identificação</text:p>
          </table:table-cell>
          <table:table-cell table:style-name="Tabela40.B1" office:value-type="string">
            <text:p text:style-name="P207">LER_POTENCIOMETRO</text:p>
          </table:table-cell>
        </table:table-row>
        <text:soft-page-break/>
        <table:table-row>
          <table:table-cell table:style-name="Tabela40.A2" office:value-type="string">
            <text:p text:style-name="P9">Nome Função</text:p>
          </table:table-cell>
          <table:table-cell table:style-name="Tabela40.B2" office:value-type="string">
            <text:p text:style-name="P94">lerPotenciometro</text:p>
          </table:table-cell>
        </table:table-row>
        <table:table-row>
          <table:table-cell table:style-name="Tabela40.A2" office:value-type="string">
            <text:p text:style-name="P9">Descrição</text:p>
          </table:table-cell>
          <table:table-cell table:style-name="Tabela40.B2" office:value-type="string">
            <text:p text:style-name="P160">Permite detectar o quanto o potenciômetro foi acionado através da mudança de tensão.</text:p>
          </table:table-cell>
        </table:table-row>
        <table:table-row>
          <table:table-cell table:style-name="Tabela40.A2" office:value-type="string">
            <text:p text:style-name="P9">Parâmetros</text:p>
          </table:table-cell>
          <table:table-cell table:style-name="Tabela40.B2" office:value-type="string">
            <text:p text:style-name="P94">---</text:p>
          </table:table-cell>
        </table:table-row>
        <table:table-row>
          <table:table-cell table:style-name="Tabela40.A2" office:value-type="string">
            <text:p text:style-name="P9">Retorno</text:p>
          </table:table-cell>
          <table:table-cell table:style-name="Tabela40.B2" office:value-type="string">
            <text:p text:style-name="P135">N – Número inteiro que pertence ao intervalo fechado [0, 1023]. Identifica a <text:span text:style-name="T51">variação da resistência e da tensão no circuito em que o componente está conectado. Quanto maior for N, maior é a tensão medida.</text:span></text:p>
          </table:table-cell>
        </table:table-row>
        <table:table-row>
          <table:table-cell table:style-name="Tabela40.A2" office:value-type="string">
            <text:p text:style-name="P9">Erros Disparados</text:p>
          </table:table-cell>
          <table:table-cell table:style-name="Tabela40.B2" office:value-type="string">
            <text:p text:style-name="P137">ERRO 0</text:p>
          </table:table-cell>
        </table:table-row>
      </table:table>
      <text:p text:style-name="P76"/>
      <text:p text:style-name="P76"/>
      <table:table table:name="Tabela41" table:style-name="Tabela41">
        <table:table-column table:style-name="Tabela41.A"/>
        <table:table-column table:style-name="Tabela41.B"/>
        <table:table-row>
          <table:table-cell table:style-name="Tabela41.A1" office:value-type="string">
            <text:p text:style-name="P21">Identificação</text:p>
          </table:table-cell>
          <table:table-cell table:style-name="Tabela41.B1" office:value-type="string">
            <text:p text:style-name="P207">LER_BOTAO</text:p>
          </table:table-cell>
        </table:table-row>
        <table:table-row>
          <table:table-cell table:style-name="Tabela41.A2" office:value-type="string">
            <text:p text:style-name="P9">Nome Função</text:p>
          </table:table-cell>
          <table:table-cell table:style-name="Tabela41.B2" office:value-type="string">
            <text:p text:style-name="P94">lerBotao</text:p>
          </table:table-cell>
        </table:table-row>
        <table:table-row>
          <table:table-cell table:style-name="Tabela41.A2" office:value-type="string">
            <text:p text:style-name="P9">Descrição</text:p>
          </table:table-cell>
          <table:table-cell table:style-name="Tabela41.B2" office:value-type="string">
            <text:p text:style-name="P161">Permite detectar se um botão está sendo pressionado ou não no momento de medição.</text:p>
          </table:table-cell>
        </table:table-row>
        <table:table-row>
          <table:table-cell table:style-name="Tabela41.A2" office:value-type="string">
            <text:p text:style-name="P9">Parâmetros</text:p>
          </table:table-cell>
          <table:table-cell table:style-name="Tabela41.B2" office:value-type="string">
            <text:p text:style-name="P94">---</text:p>
          </table:table-cell>
        </table:table-row>
        <table:table-row>
          <table:table-cell table:style-name="Tabela41.A2" office:value-type="string">
            <text:p text:style-name="P9">Retorno</text:p>
          </table:table-cell>
          <table:table-cell table:style-name="Tabela41.B2" office:value-type="string">
            <text:p text:style-name="P138">N – Número inteiro que pertence ao intervalo fechado [0, 1]. Identifica se o botão está ou não pressionado. Os valores podem variar a depender da forma em que o circuito foi montado conforme esquema abaixo.</text:p>
            <text:p text:style-name="P138"/>
            <text:p text:style-name="P138">Modo Pull-Up: N=0 implica que o botão está pressionado, já N=1 identifica que o botão não está pressionado.</text:p>
            <text:p text:style-name="P138"/>
            <text:p text:style-name="P138">Modo Pull-Down: N=1 implica que o botão está pressionado, já N=0 identifica que o botão não está pressionado.</text:p>
          </table:table-cell>
        </table:table-row>
        <table:table-row>
          <table:table-cell table:style-name="Tabela41.A2" office:value-type="string">
            <text:p text:style-name="P9">Erros Disparados</text:p>
          </table:table-cell>
          <table:table-cell table:style-name="Tabela41.B2" office:value-type="string">
            <text:p text:style-name="P138">ERRO 0</text:p>
          </table:table-cell>
        </table:table-row>
      </table:table>
      <text:p text:style-name="P76"/>
      <text:p text:style-name="P76"/>
      <table:table table:name="Tabela42" table:style-name="Tabela42">
        <table:table-column table:style-name="Tabela42.A"/>
        <table:table-column table:style-name="Tabela42.B"/>
        <table:table-row>
          <table:table-cell table:style-name="Tabela42.A1" office:value-type="string">
            <text:p text:style-name="P21">Identificação</text:p>
          </table:table-cell>
          <table:table-cell table:style-name="Tabela42.B1" office:value-type="string">
            <text:p text:style-name="P207">LER_TEMPERATURA</text:p>
          </table:table-cell>
        </table:table-row>
        <table:table-row>
          <table:table-cell table:style-name="Tabela42.A2" office:value-type="string">
            <text:p text:style-name="P9">Nome Função</text:p>
          </table:table-cell>
          <table:table-cell table:style-name="Tabela42.B2" office:value-type="string">
            <text:p text:style-name="P94">lerTemperatura</text:p>
          </table:table-cell>
        </table:table-row>
        <table:table-row>
          <table:table-cell table:style-name="Tabela42.A2" office:value-type="string">
            <text:p text:style-name="P9">Descrição</text:p>
          </table:table-cell>
          <table:table-cell table:style-name="Tabela42.B2" office:value-type="string">
            <text:p text:style-name="P162">Utiliza o sensor MPU-6050 para retornar a temperatura detectada por esse.</text:p>
          </table:table-cell>
        </table:table-row>
        <table:table-row>
          <table:table-cell table:style-name="Tabela42.A2" office:value-type="string">
            <text:p text:style-name="P9">Parâmetros</text:p>
          </table:table-cell>
          <table:table-cell table:style-name="Tabela42.B2" office:value-type="string">
            <text:p text:style-name="P94">---</text:p>
          </table:table-cell>
        </table:table-row>
        <table:table-row>
          <table:table-cell table:style-name="Tabela42.A2" office:value-type="string">
            <text:p text:style-name="P9">Retorno</text:p>
          </table:table-cell>
          <table:table-cell table:style-name="Tabela42.B2" office:value-type="string">
            <text:p text:style-name="P139">F – Número float que pertence ao intervalo fechado [-40, 85]. Identifica a temperatura em graus Celsius medida pelo sensor MPU6050.</text:p>
          </table:table-cell>
        </table:table-row>
        <table:table-row>
          <table:table-cell table:style-name="Tabela42.A2" office:value-type="string">
            <text:p text:style-name="P9">Erros Disparados</text:p>
          </table:table-cell>
          <table:table-cell table:style-name="Tabela42.B2" office:value-type="string">
            <text:p text:style-name="P139">ERRO 0</text:p>
          </table:table-cell>
        </table:table-row>
      </table:table>
      <text:p text:style-name="P76"/>
      <text:p text:style-name="P76"/>
      <table:table table:name="Tabela43" table:style-name="Tabela43">
        <table:table-column table:style-name="Tabela43.A"/>
        <table:table-column table:style-name="Tabela43.B"/>
        <table:table-row>
          <table:table-cell table:style-name="Tabela43.A1" office:value-type="string">
            <text:p text:style-name="P21">Identificação</text:p>
          </table:table-cell>
          <table:table-cell table:style-name="Tabela43.B1" office:value-type="string">
            <text:p text:style-name="P207">LER_ACELEROMETRO_X</text:p>
          </table:table-cell>
        </table:table-row>
        <table:table-row>
          <table:table-cell table:style-name="Tabela43.A2" office:value-type="string">
            <text:p text:style-name="P9">Nome Função</text:p>
          </table:table-cell>
          <table:table-cell table:style-name="Tabela43.B2" office:value-type="string">
            <text:p text:style-name="P94">lerAcelerometroX</text:p>
          </table:table-cell>
        </table:table-row>
        <text:soft-page-break/>
        <table:table-row>
          <table:table-cell table:style-name="Tabela43.A2" office:value-type="string">
            <text:p text:style-name="P9">Descrição</text:p>
          </table:table-cell>
          <table:table-cell table:style-name="Tabela43.B2" office:value-type="string">
            <text:p text:style-name="P98"><text:span text:style-name="T58">Utiliza o sensor MPU-6050 para retornar </text:span><text:span text:style-name="T59">o valor do eixo X</text:span><text:span text:style-name="T58"> detectad</text:span><text:span text:style-name="T59">o</text:span><text:span text:style-name="T58"> p</text:span><text:span text:style-name="T59">elo</text:span><text:span text:style-name="T58"> </text:span><text:span text:style-name="T59">acelerômetro do sensor</text:span><text:span text:style-name="T58">.</text:span></text:p>
            <text:p text:style-name="P98"/>
            <text:p text:style-name="P163">Obs. Os dados não são retornados “bruto”, isto é, já é realizado a transformação dos dados em medidas mais tangíveis considerando a configuração padrão do sensor.</text:p>
          </table:table-cell>
        </table:table-row>
        <table:table-row>
          <table:table-cell table:style-name="Tabela43.A2" office:value-type="string">
            <text:p text:style-name="P9">Parâmetros</text:p>
          </table:table-cell>
          <table:table-cell table:style-name="Tabela43.B2" office:value-type="string">
            <text:p text:style-name="P94">---</text:p>
          </table:table-cell>
        </table:table-row>
        <table:table-row>
          <table:table-cell table:style-name="Tabela43.A2" office:value-type="string">
            <text:p text:style-name="P9">Retorno</text:p>
          </table:table-cell>
          <table:table-cell table:style-name="Tabela43.B2" office:value-type="string">
            <text:p text:style-name="P142">F – Um número float que pertence ao intervalo fechado [-20, 20]. Identifica a aceleração medida em m/s² no eixo X pelo acelerômetro.</text:p>
          </table:table-cell>
        </table:table-row>
        <table:table-row>
          <table:table-cell table:style-name="Tabela43.A2" office:value-type="string">
            <text:p text:style-name="P9">Erros Disparados</text:p>
          </table:table-cell>
          <table:table-cell table:style-name="Tabela43.B2" office:value-type="string">
            <text:p text:style-name="P142">ERRO 0</text:p>
          </table:table-cell>
        </table:table-row>
      </table:table>
      <text:p text:style-name="P76"/>
      <text:p text:style-name="P76"/>
      <table:table table:name="Tabela44" table:style-name="Tabela44">
        <table:table-column table:style-name="Tabela44.A"/>
        <table:table-column table:style-name="Tabela44.B"/>
        <table:table-row>
          <table:table-cell table:style-name="Tabela44.A1" office:value-type="string">
            <text:p text:style-name="P21">Identificação</text:p>
          </table:table-cell>
          <table:table-cell table:style-name="Tabela44.B1" office:value-type="string">
            <text:p text:style-name="P207">LER_ACELEROMETRO_Y</text:p>
          </table:table-cell>
        </table:table-row>
        <table:table-row>
          <table:table-cell table:style-name="Tabela44.A2" office:value-type="string">
            <text:p text:style-name="P9">Nome Função</text:p>
          </table:table-cell>
          <table:table-cell table:style-name="Tabela44.B2" office:value-type="string">
            <text:p text:style-name="P94">lerAcelerometroY</text:p>
          </table:table-cell>
        </table:table-row>
        <table:table-row>
          <table:table-cell table:style-name="Tabela44.A2" office:value-type="string">
            <text:p text:style-name="P9">Descrição</text:p>
          </table:table-cell>
          <table:table-cell table:style-name="Tabela44.B2" office:value-type="string">
            <text:p text:style-name="P98"><text:span text:style-name="T58">Utiliza o sensor MPU-6050 para retornar </text:span><text:span text:style-name="T59">o valor do eixo Y</text:span><text:span text:style-name="T58"> detectad</text:span><text:span text:style-name="T59">o</text:span><text:span text:style-name="T58"> p</text:span><text:span text:style-name="T59">elo</text:span><text:span text:style-name="T58"> </text:span><text:span text:style-name="T59">acelerômetro do sensor</text:span><text:span text:style-name="T58">.</text:span></text:p>
            <text:p text:style-name="P98"/>
            <text:p text:style-name="P163">Obs. Os dados não são retornados “bruto”, isto é, já é realizado a transformação dos dados em medidas mais tangíveis considerando a configuração padrão do sensor.</text:p>
          </table:table-cell>
        </table:table-row>
        <table:table-row>
          <table:table-cell table:style-name="Tabela44.A2" office:value-type="string">
            <text:p text:style-name="P9">Parâmetros</text:p>
          </table:table-cell>
          <table:table-cell table:style-name="Tabela44.B2" office:value-type="string">
            <text:p text:style-name="P94">---</text:p>
          </table:table-cell>
        </table:table-row>
        <table:table-row>
          <table:table-cell table:style-name="Tabela44.A2" office:value-type="string">
            <text:p text:style-name="P9">Retorno</text:p>
          </table:table-cell>
          <table:table-cell table:style-name="Tabela44.B2" office:value-type="string">
            <text:p text:style-name="P142">F – Um número float que pertence ao intervalo fechado [-20, 20]. Identifica a aceleração medida em m/s² no eixo Y pelo acelerômetro.</text:p>
          </table:table-cell>
        </table:table-row>
        <table:table-row>
          <table:table-cell table:style-name="Tabela44.A2" office:value-type="string">
            <text:p text:style-name="P9">Erros Disparados</text:p>
          </table:table-cell>
          <table:table-cell table:style-name="Tabela44.B2" office:value-type="string">
            <text:p text:style-name="P142">ERRO 0</text:p>
          </table:table-cell>
        </table:table-row>
      </table:table>
      <text:p text:style-name="P76"/>
      <text:p text:style-name="P76"/>
      <table:table table:name="Tabela45" table:style-name="Tabela45">
        <table:table-column table:style-name="Tabela45.A"/>
        <table:table-column table:style-name="Tabela45.B"/>
        <table:table-row>
          <table:table-cell table:style-name="Tabela45.A1" office:value-type="string">
            <text:p text:style-name="P21">Identificação</text:p>
          </table:table-cell>
          <table:table-cell table:style-name="Tabela45.B1" office:value-type="string">
            <text:p text:style-name="P207">LER_ACELEROMETRO_Z</text:p>
          </table:table-cell>
        </table:table-row>
        <table:table-row>
          <table:table-cell table:style-name="Tabela45.A2" office:value-type="string">
            <text:p text:style-name="P9">Nome Função</text:p>
          </table:table-cell>
          <table:table-cell table:style-name="Tabela45.B2" office:value-type="string">
            <text:p text:style-name="P94">lerAcelerometroZ</text:p>
          </table:table-cell>
        </table:table-row>
        <table:table-row>
          <table:table-cell table:style-name="Tabela45.A2" office:value-type="string">
            <text:p text:style-name="P9">Descrição</text:p>
          </table:table-cell>
          <table:table-cell table:style-name="Tabela45.B2" office:value-type="string">
            <text:p text:style-name="P98"><text:span text:style-name="T58">Utiliza o sensor MPU-6050 para retornar </text:span><text:span text:style-name="T59">o valor do eixo Z</text:span><text:span text:style-name="T58"> detectad</text:span><text:span text:style-name="T59">o</text:span><text:span text:style-name="T58"> p</text:span><text:span text:style-name="T59">elo</text:span><text:span text:style-name="T58"> </text:span><text:span text:style-name="T59">acelerômetro do sensor</text:span><text:span text:style-name="T58">.</text:span></text:p>
            <text:p text:style-name="P98"/>
            <text:p text:style-name="P163">Obs. Os dados não são retornados “bruto”, isto é, já é realizado a transformação dos dados em medidas mais tangíveis considerando a configuração padrão do sensor.</text:p>
          </table:table-cell>
        </table:table-row>
        <table:table-row>
          <table:table-cell table:style-name="Tabela45.A2" office:value-type="string">
            <text:p text:style-name="P9">Parâmetros</text:p>
          </table:table-cell>
          <table:table-cell table:style-name="Tabela45.B2" office:value-type="string">
            <text:p text:style-name="P94">---</text:p>
          </table:table-cell>
        </table:table-row>
        <table:table-row>
          <table:table-cell table:style-name="Tabela45.A2" office:value-type="string">
            <text:p text:style-name="P9">Retorno</text:p>
          </table:table-cell>
          <table:table-cell table:style-name="Tabela45.B2" office:value-type="string">
            <text:p text:style-name="P142">F – Um número float que pertence ao intervalo fechado [-20, 20]. Identifica a aceleração medida em m/s² no eixo Z pelo acelerômetro.</text:p>
          </table:table-cell>
        </table:table-row>
        <table:table-row>
          <table:table-cell table:style-name="Tabela45.A2" office:value-type="string">
            <text:p text:style-name="P9">Erros Disparados</text:p>
          </table:table-cell>
          <table:table-cell table:style-name="Tabela45.B2" office:value-type="string">
            <text:p text:style-name="P142">ERRO 0</text:p>
          </table:table-cell>
        </table:table-row>
      </table:table>
      <text:p text:style-name="P76"/>
      <text:p text:style-name="P76"/>
      <table:table table:name="Tabela46" table:style-name="Tabela46">
        <table:table-column table:style-name="Tabela46.A"/>
        <table:table-column table:style-name="Tabela46.B"/>
        <table:table-row>
          <table:table-cell table:style-name="Tabela46.A1" office:value-type="string">
            <text:p text:style-name="P21">Identificação</text:p>
          </table:table-cell>
          <table:table-cell table:style-name="Tabela46.B1" office:value-type="string">
            <text:p text:style-name="P207">LER_GIROSCOPIO_X</text:p>
          </table:table-cell>
        </table:table-row>
        <table:table-row>
          <table:table-cell table:style-name="Tabela46.A2" office:value-type="string">
            <text:p text:style-name="P9">Nome Função</text:p>
          </table:table-cell>
          <table:table-cell table:style-name="Tabela46.B2" office:value-type="string">
            <text:p text:style-name="P94">lerGiroscopioX</text:p>
          </table:table-cell>
        </table:table-row>
        <table:table-row>
          <table:table-cell table:style-name="Tabela46.A2" office:value-type="string">
            <text:p text:style-name="P9">Descrição</text:p>
          </table:table-cell>
          <table:table-cell table:style-name="Tabela46.B2" office:value-type="string">
            <text:p text:style-name="P98"><text:span text:style-name="T58">Utiliza o sensor MPU-6050 para retornar </text:span><text:span text:style-name="T59">o valor do eixo X</text:span><text:span text:style-name="T58"> </text:span><text:soft-page-break/><text:span text:style-name="T58">detectad</text:span><text:span text:style-name="T59">o</text:span><text:span text:style-name="T58"> p</text:span><text:span text:style-name="T59">elo</text:span><text:span text:style-name="T58"> </text:span><text:span text:style-name="T59">giroscópio do sensor</text:span><text:span text:style-name="T58">.</text:span></text:p>
            <text:p text:style-name="P98"/>
            <text:p text:style-name="P163">Obs. Os dados não são retornados “bruto”, isto é, já é realizado a transformação dos dados em medidas mais tangíveis considerando a configuração padrão do sensor.</text:p>
          </table:table-cell>
        </table:table-row>
        <table:table-row>
          <table:table-cell table:style-name="Tabela46.A2" office:value-type="string">
            <text:p text:style-name="P9">Parâmetros</text:p>
          </table:table-cell>
          <table:table-cell table:style-name="Tabela46.B2" office:value-type="string">
            <text:p text:style-name="P94">---</text:p>
          </table:table-cell>
        </table:table-row>
        <table:table-row>
          <table:table-cell table:style-name="Tabela46.A2" office:value-type="string">
            <text:p text:style-name="P9">Retorno</text:p>
          </table:table-cell>
          <table:table-cell table:style-name="Tabela46.B2" office:value-type="string">
            <text:p text:style-name="P142">F – Um número float que pertence ao intervalo fechado [-5, 5]. Identifica a velocidade rotacional medida em rad/s no eixo X pelo giroscópio.</text:p>
          </table:table-cell>
        </table:table-row>
        <table:table-row>
          <table:table-cell table:style-name="Tabela46.A2" office:value-type="string">
            <text:p text:style-name="P9">Erros Disparados</text:p>
          </table:table-cell>
          <table:table-cell table:style-name="Tabela46.B2" office:value-type="string">
            <text:p text:style-name="P142">ERRO 0</text:p>
          </table:table-cell>
        </table:table-row>
      </table:table>
      <text:p text:style-name="P76"/>
      <text:p text:style-name="P76"/>
      <table:table table:name="Tabela47" table:style-name="Tabela47">
        <table:table-column table:style-name="Tabela47.A"/>
        <table:table-column table:style-name="Tabela47.B"/>
        <table:table-row>
          <table:table-cell table:style-name="Tabela47.A1" office:value-type="string">
            <text:p text:style-name="P21">Identificação</text:p>
          </table:table-cell>
          <table:table-cell table:style-name="Tabela47.B1" office:value-type="string">
            <text:p text:style-name="P207">LER_GIROSCOPIO_Y</text:p>
          </table:table-cell>
        </table:table-row>
        <table:table-row>
          <table:table-cell table:style-name="Tabela47.A2" office:value-type="string">
            <text:p text:style-name="P9">Nome Função</text:p>
          </table:table-cell>
          <table:table-cell table:style-name="Tabela47.B2" office:value-type="string">
            <text:p text:style-name="P94">lerGiroscopio<text:span text:style-name="T46">Y</text:span></text:p>
          </table:table-cell>
        </table:table-row>
        <table:table-row>
          <table:table-cell table:style-name="Tabela47.A2" office:value-type="string">
            <text:p text:style-name="P9">Descrição</text:p>
          </table:table-cell>
          <table:table-cell table:style-name="Tabela47.B2" office:value-type="string">
            <text:p text:style-name="P98"><text:span text:style-name="T58">Utiliza o sensor MPU-6050 para retornar </text:span><text:span text:style-name="T59">o valor do eixo Y</text:span><text:span text:style-name="T58"> detectad</text:span><text:span text:style-name="T59">o</text:span><text:span text:style-name="T58"> p</text:span><text:span text:style-name="T59">elo</text:span><text:span text:style-name="T58"> </text:span><text:span text:style-name="T59">giroscópio do sensor</text:span><text:span text:style-name="T58">.</text:span></text:p>
            <text:p text:style-name="P98"/>
            <text:p text:style-name="P163">Obs. Os dados não são retornados “bruto”, isto é, já é realizado a transformação dos dados em medidas mais tangíveis considerando a configuração padrão do sensor.</text:p>
          </table:table-cell>
        </table:table-row>
        <table:table-row>
          <table:table-cell table:style-name="Tabela47.A2" office:value-type="string">
            <text:p text:style-name="P9">Parâmetros</text:p>
          </table:table-cell>
          <table:table-cell table:style-name="Tabela47.B2" office:value-type="string">
            <text:p text:style-name="P94">---</text:p>
          </table:table-cell>
        </table:table-row>
        <table:table-row>
          <table:table-cell table:style-name="Tabela47.A2" office:value-type="string">
            <text:p text:style-name="P9">Retorno</text:p>
          </table:table-cell>
          <table:table-cell table:style-name="Tabela47.B2" office:value-type="string">
            <text:p text:style-name="P142">F – Um número float que pertence ao intervalo fechado [-5, 5]. Identifica a velocidade rotacional medida em rad/s no eixo Y pelo giroscópio.</text:p>
          </table:table-cell>
        </table:table-row>
        <table:table-row>
          <table:table-cell table:style-name="Tabela47.A2" office:value-type="string">
            <text:p text:style-name="P9">Erros Disparados</text:p>
          </table:table-cell>
          <table:table-cell table:style-name="Tabela47.B2" office:value-type="string">
            <text:p text:style-name="P142">ERRO 0</text:p>
          </table:table-cell>
        </table:table-row>
      </table:table>
      <text:p text:style-name="P76"/>
      <text:p text:style-name="P76"/>
      <table:table table:name="Tabela48" table:style-name="Tabela48">
        <table:table-column table:style-name="Tabela48.A"/>
        <table:table-column table:style-name="Tabela48.B"/>
        <table:table-row>
          <table:table-cell table:style-name="Tabela48.A1" office:value-type="string">
            <text:p text:style-name="P21">Identificação</text:p>
          </table:table-cell>
          <table:table-cell table:style-name="Tabela48.B1" office:value-type="string">
            <text:p text:style-name="P207">LER_GIROSCOPIO_Z</text:p>
          </table:table-cell>
        </table:table-row>
        <table:table-row>
          <table:table-cell table:style-name="Tabela48.A2" office:value-type="string">
            <text:p text:style-name="P9">Nome Função</text:p>
          </table:table-cell>
          <table:table-cell table:style-name="Tabela48.B2" office:value-type="string">
            <text:p text:style-name="P94">lerGiroscopio<text:span text:style-name="T46">Z</text:span></text:p>
          </table:table-cell>
        </table:table-row>
        <table:table-row>
          <table:table-cell table:style-name="Tabela48.A2" office:value-type="string">
            <text:p text:style-name="P9">Descrição</text:p>
          </table:table-cell>
          <table:table-cell table:style-name="Tabela48.B2" office:value-type="string">
            <text:p text:style-name="P98"><text:span text:style-name="T58">Utiliza o sensor MPU-6050 para retornar </text:span><text:span text:style-name="T59">o valor do eixo Z</text:span><text:span text:style-name="T58"> detectad</text:span><text:span text:style-name="T59">o</text:span><text:span text:style-name="T58"> p</text:span><text:span text:style-name="T59">elo</text:span><text:span text:style-name="T58"> </text:span><text:span text:style-name="T59">giroscópio do sensor</text:span><text:span text:style-name="T58">.</text:span></text:p>
            <text:p text:style-name="P98"/>
            <text:p text:style-name="P163">Obs. Os dados não são retornados “bruto”, isto é, já é realizado a transformação dos dados em medidas mais tangíveis considerando a configuração padrão do sensor.</text:p>
          </table:table-cell>
        </table:table-row>
        <table:table-row>
          <table:table-cell table:style-name="Tabela48.A2" office:value-type="string">
            <text:p text:style-name="P9">Parâmetros</text:p>
          </table:table-cell>
          <table:table-cell table:style-name="Tabela48.B2" office:value-type="string">
            <text:p text:style-name="P94">---</text:p>
          </table:table-cell>
        </table:table-row>
        <table:table-row>
          <table:table-cell table:style-name="Tabela48.A2" office:value-type="string">
            <text:p text:style-name="P9">Retorno</text:p>
          </table:table-cell>
          <table:table-cell table:style-name="Tabela48.B2" office:value-type="string">
            <text:p text:style-name="P142">F – Um número float que pertence ao intervalo fechado [-5, 5]. Identifica a velocidade rotacional medida em rad/s no eixo Z pelo giroscópio.</text:p>
          </table:table-cell>
        </table:table-row>
        <table:table-row>
          <table:table-cell table:style-name="Tabela48.A2" office:value-type="string">
            <text:p text:style-name="P9">Erros Disparados</text:p>
          </table:table-cell>
          <table:table-cell table:style-name="Tabela48.B2" office:value-type="string">
            <text:p text:style-name="P143">ERRO 0</text:p>
          </table:table-cell>
        </table:table-row>
      </table:table>
      <text:p text:style-name="P76"/>
      <text:p text:style-name="P76"/>
      <table:table table:name="Tabela49" table:style-name="Tabela49">
        <table:table-column table:style-name="Tabela49.A"/>
        <table:table-column table:style-name="Tabela49.B"/>
        <table:table-row>
          <table:table-cell table:style-name="Tabela49.A1" office:value-type="string">
            <text:p text:style-name="P21">Identificação</text:p>
          </table:table-cell>
          <table:table-cell table:style-name="Tabela49.B1" office:value-type="string">
            <text:p text:style-name="P207">FINALIZAR</text:p>
          </table:table-cell>
        </table:table-row>
        <text:soft-page-break/>
        <table:table-row>
          <table:table-cell table:style-name="Tabela49.A2" office:value-type="string">
            <text:p text:style-name="P9">Nome Função</text:p>
          </table:table-cell>
          <table:table-cell table:style-name="Tabela49.B2" office:value-type="string">
            <text:p text:style-name="P94">encerrarComunicacao</text:p>
          </table:table-cell>
        </table:table-row>
        <table:table-row>
          <table:table-cell table:style-name="Tabela49.A2" office:value-type="string">
            <text:p text:style-name="P9">Descrição</text:p>
          </table:table-cell>
          <table:table-cell table:style-name="Tabela49.B2" office:value-type="string">
            <text:p text:style-name="P140">Reseta o servidor, consequentemente encerrando todas as comunicações ativas e configurações realizadas. Após o reset, o servidor estará em fase de configuração inicial.</text:p>
          </table:table-cell>
        </table:table-row>
        <table:table-row>
          <table:table-cell table:style-name="Tabela49.A2" office:value-type="string">
            <text:p text:style-name="P9">Parâmetros</text:p>
          </table:table-cell>
          <table:table-cell table:style-name="Tabela49.B2" office:value-type="string">
            <text:p text:style-name="P94">---</text:p>
          </table:table-cell>
        </table:table-row>
        <table:table-row>
          <table:table-cell table:style-name="Tabela49.A2" office:value-type="string">
            <text:p text:style-name="P9">Retorno</text:p>
          </table:table-cell>
          <table:table-cell table:style-name="Tabela49.B2" office:value-type="string">
            <text:p text:style-name="P109">---</text:p>
          </table:table-cell>
        </table:table-row>
        <table:table-row>
          <table:table-cell table:style-name="Tabela49.A2" office:value-type="string">
            <text:p text:style-name="P9">Erros Disparados</text:p>
          </table:table-cell>
          <table:table-cell table:style-name="Tabela49.B2" office:value-type="string">
            <text:p text:style-name="P109">---</text:p>
          </table:table-cell>
        </table:table-row>
      </table:table>
      <text:p text:style-name="P76"/>
      <text:p text:style-name="P76"/>
      <text:p text:style-name="P102">Como executar um comando com parâmetros</text:p>
      <text:p text:style-name="P46"/>
      <text:p text:style-name="P70"><text:tab/>Como pode ser observado na listagem apresentada anteriormente, certos comandos necessitam de parâmetros para que possam ser executados. Para adicionar parâmetros a um comando basta utilizar a sintaxe abaixo:</text:p>
      <text:p text:style-name="P70"/>
      <text:p text:style-name="P73">COMANDO/PARÂMETRO_1/.../PARÂMETRO_N</text:p>
      <text:p text:style-name="P73"/>
      <text:p text:style-name="P51">Exemplo<text:span text:style-name="T60">s</text:span></text:p>
      <text:p text:style-name="P51">SV/125</text:p>
      <text:p text:style-name="P52">LT/255/125/125/5000</text:p>
      <text:p text:style-name="P71"/>
      <text:p text:style-name="P70"><text:tab/>Observe que as diferentes partes de um comando são separadas pelo caractere de barra. Na verdade, qualquer caractere que não seja alfanumérico pode potencialmente ser utilizado como um separador. De toda forma, recomenda-se o uso da barra como um padrão para fácil leitura e compreensão da informação que está sendo comunicada ao servidor.</text:p>
      <text:p text:style-name="P70"/>
      <text:p text:style-name="P70"/>
      <text:p text:style-name="P102"><text:span text:style-name="T61">Quando </text:span>um <text:span text:style-name="T61">comando resulta em um </text:span>erro <text:span text:style-name="T61">definido</text:span>, o que ocorre com o servidor?</text:p>
      <text:p text:style-name="P47"/>
      <text:p text:style-name="P80"><text:span text:style-name="T8"><text:tab/></text:span><text:span text:style-name="T28">Quando um comando não pode ser executado corretamente, um erro é enviado como dado de retorno pelo servidor. Dessa forma, cabe ao código do cliente interpretar o valor do retorno e disparar uma notificação de erro. Tomado conhecimento dessa fato, ressalta-se que para o servidor um erro é tratado apenas como um tipo especial de retorno, permitindo assim que a sua execução não seja interrompida e novos comandos possam ser enviados pelo cliente.</text:span></text:p>
      <text:h text:style-name="P178" text:outline-level="1"><text:bookmark-start text:name="__RefHeading___Toc4203_1058851619"/>Erros<text:bookmark-end text:name="__RefHeading___Toc4203_1058851619"/></text:h>
      <text:p text:style-name="P68"/>
      <text:p text:style-name="P68"/>
      <text:h text:style-name="P180" text:outline-level="2"><text:bookmark-start text:name="__RefHeading___Toc4328_1058851619"/>Sobre<text:bookmark-end text:name="__RefHeading___Toc4328_1058851619"/></text:h>
      <text:p text:style-name="P26"/>
      <text:p text:style-name="P26"><text:tab/><text:span text:style-name="T14">Conforme citado em seção anterior, certos comandos podem disparar certos erros como um retorno especial quando a sua execução não pode ser efetuada. Os erros listados nessa seção são extremamente simples e básicos, sendo utilizados para garantir uma segurança mínima durante a execução do servidor e evitar procedimentos exaustivos que comprometem o seu tempo de resposta.</text:span></text:p>
      <text:p text:style-name="P26"/>
      <text:p text:style-name="P26"/>
      <text:h text:style-name="P181" text:outline-level="2"><text:bookmark-start text:name="__RefHeading___Toc5643_2236661432"/>Listagem de Erros<text:bookmark-end text:name="__RefHeading___Toc5643_2236661432"/></text:h>
      <text:p text:style-name="P26"/>
      <text:p text:style-name="P81"><text:span text:style-name="T4"><text:tab/></text:span><text:span text:style-name="T29">Em sequência são apresentados os </text:span><text:span text:style-name="T30">erros</text:span><text:span text:style-name="T29"> </text:span><text:span text:style-name="T30">implementados e que podem</text:span><text:span text:style-name="T29"> </text:span><text:span text:style-name="T30">estar presentes durante a execução dos códigos do cliente e do servidor</text:span><text:span text:style-name="T29">. Para facilitar as informações estão dispostas em uma tabela padronizada conforme modelo abaixo.</text:span></text:p>
      <text:p text:style-name="P27"/>
      <table:table table:name="Tabela51" table:style-name="Tabela51">
        <table:table-column table:style-name="Tabela51.A"/>
        <table:table-column table:style-name="Tabela51.B"/>
        <table:table-row>
          <table:table-cell table:style-name="Tabela51.A1" office:value-type="string">
            <text:p text:style-name="P23">Identificação</text:p>
          </table:table-cell>
          <table:table-cell table:style-name="Tabela51.B1" office:value-type="string">
            <text:p text:style-name="P166">Nomenclatura utiliza para identificar e referenciar o erro na documentação e em trechos de código.</text:p>
          </table:table-cell>
        </table:table-row>
        <table:table-row>
          <table:table-cell table:style-name="Tabela51.A2" office:value-type="string">
            <text:p text:style-name="P23">Classe do Erro</text:p>
          </table:table-cell>
          <table:table-cell table:style-name="Tabela51.B2" office:value-type="string">
            <text:p text:style-name="P166">Classe disponibilizada junto ao código padrão do cliente que implementa o erro.</text:p>
          </table:table-cell>
        </table:table-row>
        <table:table-row>
          <table:table-cell table:style-name="Tabela51.A2" office:value-type="string">
            <text:p text:style-name="P23">Representação Numérica</text:p>
          </table:table-cell>
          <table:table-cell table:style-name="Tabela51.B2" office:value-type="string">
            <text:p text:style-name="P166">Valor inteiro utilizado dentro do servidor para representar o erro, observado que todos os dados retornado pelo servidor são numéricos.</text:p>
            <text:p text:style-name="P166"/>
            <text:p text:style-name="P166">Esse valor é utilizado quando o cliente necessita interpretar o retorno e verificar se ele se refere a um possível erro.</text:p>
          </table:table-cell>
        </table:table-row>
        <table:table-row>
          <table:table-cell table:style-name="Tabela51.A2" office:value-type="string">
            <text:p text:style-name="P23">Mensagem Disparada</text:p>
          </table:table-cell>
          <table:table-cell table:style-name="Tabela51.B2" office:value-type="string">
            <text:p text:style-name="P167">Mensagem de erro exibida quando o erro é disparado após interpretação do cliente.</text:p>
          </table:table-cell>
        </table:table-row>
        <table:table-row>
          <table:table-cell table:style-name="Tabela51.A2" office:value-type="string">
            <text:p text:style-name="P23">Descrição</text:p>
          </table:table-cell>
          <table:table-cell table:style-name="Tabela51.B2" office:value-type="string">
            <text:p text:style-name="P168">Breve resumo do motivo pelo qual o erro foi disparado.</text:p>
          </table:table-cell>
        </table:table-row>
        <table:table-row>
          <table:table-cell table:style-name="Tabela51.A2" office:value-type="string">
            <text:p text:style-name="P23">Possível Solução</text:p>
          </table:table-cell>
          <table:table-cell table:style-name="Tabela51.B2" office:value-type="string">
            <text:p text:style-name="P169">Listagem de soluções simples que podem ser utilizadas para resolver o erro.</text:p>
          </table:table-cell>
        </table:table-row>
      </table:table>
      <text:p text:style-name="P27"/>
      <text:p text:style-name="P72"><text:span text:style-name="T66">E</text:span><text:span text:style-name="T65">rros implementados e disponibilizados</text:span></text:p>
      <text:p text:style-name="P27"/>
      <table:table table:name="Tabela1" table:style-name="Tabela1">
        <table:table-column table:style-name="Tabela1.A"/>
        <table:table-column table:style-name="Tabela1.B"/>
        <table:table-row>
          <table:table-cell table:style-name="Tabela1.A1" office:value-type="string">
            <text:p text:style-name="P17">Identificação</text:p>
          </table:table-cell>
          <table:table-cell table:style-name="Tabela1.B1" office:value-type="string">
            <text:p text:style-name="P105">ERRO 0</text:p>
          </table:table-cell>
        </table:table-row>
        <table:table-row>
          <table:table-cell table:style-name="Tabela1.A2" office:value-type="string">
            <text:p text:style-name="P17">Classe do Erro</text:p>
          </table:table-cell>
          <table:table-cell table:style-name="Tabela1.B2" office:value-type="string">
            <text:p text:style-name="P84">ErroPinoNaoConfigurado</text:p>
          </table:table-cell>
        </table:table-row>
        <table:table-row>
          <table:table-cell table:style-name="Tabela1.A2" office:value-type="string">
            <text:p text:style-name="P17">Representação Numérica</text:p>
          </table:table-cell>
          <table:table-cell table:style-name="Tabela1.B2" office:value-type="string">
            <text:p text:style-name="P105">10000000</text:p>
          </table:table-cell>
        </table:table-row>
        <table:table-row>
          <table:table-cell table:style-name="Tabela1.A2" office:value-type="string">
            <text:p text:style-name="P17">Mensagem Disparada</text:p>
          </table:table-cell>
          <table:table-cell table:style-name="Tabela1.B2" office:value-type="string">
            <text:p text:style-name="P84">O pino não foi definido durante o processo de configuração do robô. Não é possível utilizar essa funcionalidade sem a correta configuração de pinos!</text:p>
          </table:table-cell>
        </table:table-row>
        <table:table-row>
          <table:table-cell table:style-name="Tabela1.A2" office:value-type="string">
            <text:p text:style-name="P17">Descrição</text:p>
          </table:table-cell>
          <table:table-cell table:style-name="Tabela1.B2" office:value-type="string">
            <text:p text:style-name="P86"><text:span text:style-name="T1">Para que o servidor execute certos comandos de ação, é necessário </text:span><text:soft-page-break/><text:span text:style-name="T1">que o cliente </text:span><text:span text:style-name="T9">defina</text:span><text:span text:style-name="T1"> previamente os pinos para aquela ocasião na etapa de configuração inicial do servidor. Caso o pino não seja </text:span><text:span text:style-name="T9">definido e o cliente tente utilizar uma ação que faça o uso desse pino em questão, o ERRO 0 é disparado.</text:span></text:p>
            <text:p text:style-name="P86"/>
            <text:p text:style-name="P86"><text:span text:style-name="T9">Em caso de dúvidas relacionadas ao processo de configuração inicial do servidor, recomenda-se que a seção NOME_SECAO seja visitada.</text:span><text:span text:style-name="T1"> </text:span></text:p>
          </table:table-cell>
        </table:table-row>
        <table:table-row>
          <table:table-cell table:style-name="Tabela1.A2" office:value-type="string">
            <text:p text:style-name="P17">Possível Solução</text:p>
          </table:table-cell>
          <table:table-cell table:style-name="Tabela1.B2" office:value-type="string">
            <text:p text:style-name="P106">Resetar o servidor e realizar novamente a etapa de configuração inicial, tomando cuidado para definir corretamente os pinos que serão utilizados na hora da execução dos comandos de ação.</text:p>
          </table:table-cell>
        </table:table-row>
      </table:table>
      <text:p text:style-name="P26"/>
      <text:p text:style-name="P26"/>
      <table:table table:name="Tabela2" table:style-name="Tabela2">
        <table:table-column table:style-name="Tabela2.A"/>
        <table:table-column table:style-name="Tabela2.B"/>
        <table:table-row>
          <table:table-cell table:style-name="Tabela2.A1" office:value-type="string">
            <text:p text:style-name="P17">Identificação</text:p>
          </table:table-cell>
          <table:table-cell table:style-name="Tabela2.B1" office:value-type="string">
            <text:p text:style-name="P105">ERRO 1</text:p>
          </table:table-cell>
        </table:table-row>
        <table:table-row>
          <table:table-cell table:style-name="Tabela2.A2" office:value-type="string">
            <text:p text:style-name="P17">Classe do Erro</text:p>
          </table:table-cell>
          <table:table-cell table:style-name="Tabela2.B2" office:value-type="string">
            <text:p text:style-name="P85">ErroValorParametroInvalido</text:p>
          </table:table-cell>
        </table:table-row>
        <table:table-row>
          <table:table-cell table:style-name="Tabela2.A2" office:value-type="string">
            <text:p text:style-name="P17">Representação Numérica</text:p>
          </table:table-cell>
          <table:table-cell table:style-name="Tabela2.B2" office:value-type="string">
            <text:p text:style-name="P85">1000000<text:span text:style-name="T1">1</text:span></text:p>
          </table:table-cell>
        </table:table-row>
        <table:table-row>
          <table:table-cell table:style-name="Tabela2.A2" office:value-type="string">
            <text:p text:style-name="P17">Mensagem Disparada</text:p>
          </table:table-cell>
          <table:table-cell table:style-name="Tabela2.B2" office:value-type="string">
            <text:p text:style-name="P85">Valor informado como parâmetro para o comando não é aceito.</text:p>
          </table:table-cell>
        </table:table-row>
        <table:table-row>
          <table:table-cell table:style-name="Tabela2.A2" office:value-type="string">
            <text:p text:style-name="P17">Descrição</text:p>
          </table:table-cell>
          <table:table-cell table:style-name="Tabela2.B2" office:value-type="string">
            <text:p text:style-name="P110">Comandos que aceitam parâmetros possuem uma listagem específica de argumentos que podem ser recebidos, bem como os valores que são esperados. Caso um comando receba parâmetros que não condizem com sua definição, o ERRO 1 é disparado.</text:p>
            <text:p text:style-name="P110"/>
            <text:p text:style-name="P110">Em caso de dúvidas relacionadas aos parâmetros aceitos por cada comando do servidor, recomenda-se que a seção NOME_SEÇÃO seja visitada.</text:p>
          </table:table-cell>
        </table:table-row>
        <table:table-row>
          <table:table-cell table:style-name="Tabela2.A2" office:value-type="string">
            <text:p text:style-name="P17">Possível Solução</text:p>
          </table:table-cell>
          <table:table-cell table:style-name="Tabela2.B2" office:value-type="string">
            <text:p text:style-name="P110">Execute o comando novamente, porém utilize os parâmetros conforme definidos na documentação do comando.</text:p>
          </table:table-cell>
        </table:table-row>
      </table:table>
      <text:p text:style-name="P48"/>
      <text:p text:style-name="P48"/>
      <table:table table:name="Tabela3" table:style-name="Tabela3">
        <table:table-column table:style-name="Tabela3.A"/>
        <table:table-column table:style-name="Tabela3.B"/>
        <table:table-row>
          <table:table-cell table:style-name="Tabela3.A1" office:value-type="string">
            <text:p text:style-name="P17">Identificação</text:p>
          </table:table-cell>
          <table:table-cell table:style-name="Tabela3.B1" office:value-type="string">
            <text:p text:style-name="P105">ERRO 2</text:p>
          </table:table-cell>
        </table:table-row>
        <table:table-row>
          <table:table-cell table:style-name="Tabela3.A2" office:value-type="string">
            <text:p text:style-name="P17">Classe do Erro</text:p>
          </table:table-cell>
          <table:table-cell table:style-name="Tabela3.B2" office:value-type="string">
            <text:p text:style-name="P85">ErroComandoInvalido</text:p>
          </table:table-cell>
        </table:table-row>
        <table:table-row>
          <table:table-cell table:style-name="Tabela3.A2" office:value-type="string">
            <text:p text:style-name="P17">Representação Numérica</text:p>
          </table:table-cell>
          <table:table-cell table:style-name="Tabela3.B2" office:value-type="string">
            <text:p text:style-name="P85">1000000<text:span text:style-name="T1">2</text:span></text:p>
          </table:table-cell>
        </table:table-row>
        <table:table-row>
          <table:table-cell table:style-name="Tabela3.A2" office:value-type="string">
            <text:p text:style-name="P17">Mensagem Disparada</text:p>
          </table:table-cell>
          <table:table-cell table:style-name="Tabela3.B2" office:value-type="string">
            <text:p text:style-name="P85">Comando Inválido - Envie somente os comandos aceitos pelo servidor.</text:p>
          </table:table-cell>
        </table:table-row>
        <table:table-row>
          <table:table-cell table:style-name="Tabela3.A2" office:value-type="string">
            <text:p text:style-name="P17">Descrição</text:p>
          </table:table-cell>
          <table:table-cell table:style-name="Tabela3.B2" office:value-type="string">
            <text:p text:style-name="P110">O servidor possui uma lista definida de comandos que podem ser aceitos. Caso seja informado um comando que não foi previamente definido, o ERRO 2 é disparado.</text:p>
            <text:p text:style-name="P110"/>
            <text:p text:style-name="P110">Atenção, cada etapa do servidor aceita uma lista de comandos diferente, isto é, os comandos utilizados para configuração inicial não são aceitos durante a etapa de execução dos comandos de ação, e vice-versa.</text:p>
            <text:p text:style-name="P110"/>
            <text:p text:style-name="P110">Em caso de dúvidas relacionadas aos comandos aceitos pelo servidor, recomenda-se que a seção NOME_SEÇÃO seja visitada.</text:p>
          </table:table-cell>
        </table:table-row>
        <text:soft-page-break/>
        <table:table-row>
          <table:table-cell table:style-name="Tabela3.A2" office:value-type="string">
            <text:p text:style-name="P17">Possível Solução</text:p>
          </table:table-cell>
          <table:table-cell table:style-name="Tabela3.B2" office:value-type="string">
            <text:p text:style-name="P110">Verifique o comando que originou o erro e busque o comando correto na listagem de comandos aceitos.</text:p>
          </table:table-cell>
        </table:table-row>
      </table:table>
      <text:p text:style-name="P48"/>
      <text:p text:style-name="P48"/>
      <table:table table:name="Tabela4" table:style-name="Tabela4">
        <table:table-column table:style-name="Tabela4.A"/>
        <table:table-column table:style-name="Tabela4.B"/>
        <table:table-row>
          <table:table-cell table:style-name="Tabela4.A1" office:value-type="string">
            <text:p text:style-name="P17">Identificação</text:p>
          </table:table-cell>
          <table:table-cell table:style-name="Tabela4.B1" office:value-type="string">
            <text:p text:style-name="P105">ERRO 3</text:p>
          </table:table-cell>
        </table:table-row>
        <table:table-row>
          <table:table-cell table:style-name="Tabela4.A2" office:value-type="string">
            <text:p text:style-name="P17">Classe do Erro</text:p>
          </table:table-cell>
          <table:table-cell table:style-name="Tabela4.B2" office:value-type="string">
            <text:p text:style-name="P85">ErroConexaoInexistente</text:p>
          </table:table-cell>
        </table:table-row>
        <table:table-row>
          <table:table-cell table:style-name="Tabela4.A2" office:value-type="string">
            <text:p text:style-name="P17">Representação Numérica</text:p>
          </table:table-cell>
          <table:table-cell table:style-name="Tabela4.B2" office:value-type="string">
            <text:p text:style-name="P105">Nenhuma – Erro disparado pelo cliente não possui representação numérica, pois não é necessário envio a partir do servidor.</text:p>
          </table:table-cell>
        </table:table-row>
        <table:table-row>
          <table:table-cell table:style-name="Tabela4.A2" office:value-type="string">
            <text:p text:style-name="P17">Mensagem Disparada</text:p>
          </table:table-cell>
          <table:table-cell table:style-name="Tabela4.B2" office:value-type="string">
            <text:p text:style-name="P85">Cliente não conectado ao Servidor, impossível realizar a <text:s/>transmissão/recepção de dados.</text:p>
          </table:table-cell>
        </table:table-row>
        <table:table-row>
          <table:table-cell table:style-name="Tabela4.A2" office:value-type="string">
            <text:p text:style-name="P17">Descrição</text:p>
          </table:table-cell>
          <table:table-cell table:style-name="Tabela4.B2" office:value-type="string">
            <text:p text:style-name="P111">O cliente <text:span text:style-name="T38">foi</text:span> disponibilizado para comunicar-se com o servidor. <text:span text:style-name="T38">Caso não seja possível estabelecer uma comunicação entre os meios, </text:span><text:span text:style-name="T39">ou o cliente tente comunicar-se com o servidor sem uma conexão previamente existente,</text:span><text:span text:style-name="T38"> o ERRO 3 é disparado.</text:span></text:p>
            <text:p text:style-name="P111"/>
            <text:p text:style-name="P127">Considerando o meio de comunicação padrão via bluetooth, erros de comunicação podem ocorrer devido à: Distanciamento entre os dispositivos executando o cliente e o servidor; Servidor já conectado a outro dispositivo/cliente; Endereço e/ou porta para comunicação informado ao cliente estão incorretos;</text:p>
          </table:table-cell>
        </table:table-row>
        <table:table-row>
          <table:table-cell table:style-name="Tabela4.A2" office:value-type="string">
            <text:p text:style-name="P17">Possível Solução</text:p>
          </table:table-cell>
          <table:table-cell table:style-name="Tabela4.B2" office:value-type="string">
            <text:p text:style-name="P112">Tente identificar o possível motivo da falha de comunicação entre os dispositivos, considerando os pontos apresentados na descrição anterior, e tome devidas proporções para resolver o eventual problema. </text:p>
            <text:p text:style-name="P112"/>
            <text:p text:style-name="P112">Reinicie ambos os dispositivos que estão sendo utilizados para realizar a comunicação, <text:span text:style-name="T40">e</text:span> <text:span text:style-name="T40">t</text:span>ente realizar uma nova conexão entre cliente e servidor.</text:p>
          </table:table-cell>
        </table:table-row>
      </table:table>
      <text:p text:style-name="P48"/>
      <text:p text:style-name="P48"><text:bookmark-start text:name="__RefHeading___Toc4203_10588516191"/><text:bookmark-end text:name="__RefHeading___Toc4203_1058851619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justify" style:justify-single-word="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4T16:13:37.312453089</meta:creation-date>
    <dc:date>2025-11-08T16:56:57.780067001</dc:date>
    <meta:editing-duration>PT7H40M</meta:editing-duration>
    <meta:editing-cycles>96</meta:editing-cycles>
    <meta:generator>LibreOffice/7.3.7.2$Linux_X86_64 LibreOffice_project/30$Build-2</meta:generator>
    <meta:document-statistic meta:table-count="51" meta:image-count="0" meta:object-count="0" meta:page-count="32" meta:paragraph-count="867" meta:word-count="7575" meta:character-count="48667" meta:non-whitespace-character-count="41900"/>
  </office:meta>
</office:document-meta>
</file>